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34"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5"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6"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37"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41"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43"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47"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55"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267"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270"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278"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79"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283" style:family="paragraph" style:parent-style-name="Standard">
      <style:paragraph-properties fo:text-align="center"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4" style:family="paragraph" style:parent-style-name="Standard">
      <style:paragraph-properties fo:text-align="justify"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5" style:family="paragraph" style:parent-style-name="Standard">
      <style:paragraph-properties fo:text-align="justify" style:justify-single-word="false"/>
      <style:text-properties style:font-name="Century Schoolbook L" fo:language="ru" fo:country="RU" fo:font-weight="normal" officeooo:rsid="01d59ab8" officeooo:paragraph-rsid="01d59ab8" fo:background-color="transparent" style:font-size-asian="10.5pt" loext:shadow="none"/>
    </style:style>
    <style:style style:name="P286" style:family="paragraph" style:parent-style-name="Standard">
      <style:paragraph-properties fo:text-align="justify" style:justify-single-word="false"/>
      <style:text-properties style:font-name="Century Schoolbook L" fo:language="ru" fo:country="RU" fo:font-weight="normal" officeooo:rsid="01d5d246" officeooo:paragraph-rsid="01d5d246" fo:background-color="transparent" style:font-size-asian="10.5pt" loext:shadow="none"/>
    </style:style>
    <style:style style:name="P287" style:family="paragraph" style:parent-style-name="Standard">
      <style:paragraph-properties fo:text-align="justify" style:justify-single-word="false"/>
      <style:text-properties style:font-name="Century Schoolbook L" fo:language="ru" fo:country="RU" fo:font-weight="normal" officeooo:rsid="01d6b5d0" officeooo:paragraph-rsid="01d6b5d0" fo:background-color="transparent" style:font-size-asian="10.5pt" loext:shadow="none"/>
    </style:style>
    <style:style style:name="P288" style:family="paragraph" style:parent-style-name="Standard">
      <style:paragraph-properties fo:text-align="justify" style:justify-single-word="false"/>
      <style:text-properties style:font-name="Century Schoolbook L" fo:language="ru" fo:country="RU" fo:font-weight="normal" officeooo:rsid="01d7e015" officeooo:paragraph-rsid="01d7e015" fo:background-color="transparent" style:font-size-asian="10.5pt" loext:shadow="none"/>
    </style:style>
    <style:style style:name="P289" style:family="paragraph" style:parent-style-name="Standard">
      <style:paragraph-properties fo:text-align="justify" style:justify-single-word="false"/>
      <style:text-properties style:font-name="Century Schoolbook L" fo:language="ru" fo:country="RU" fo:font-weight="normal" officeooo:rsid="01d931d9" officeooo:paragraph-rsid="01d931d9" fo:background-color="transparent" style:font-size-asian="10.5pt" loext:shadow="none"/>
    </style:style>
    <style:style style:name="P290" style:family="paragraph" style:parent-style-name="Standard">
      <style:paragraph-properties fo:text-align="justify" style:justify-single-word="false"/>
      <style:text-properties style:font-name="Century Schoolbook L" fo:language="ru" fo:country="RU" fo:font-weight="normal" officeooo:rsid="01db05b6" officeooo:paragraph-rsid="01db05b6" fo:background-color="transparent" style:font-size-asian="10.5pt" loext:shadow="none"/>
    </style:style>
    <style:style style:name="P291" style:family="paragraph" style:parent-style-name="Standard">
      <style:paragraph-properties fo:text-align="center" style:justify-single-word="false"/>
      <style:text-properties style:font-name="Century Schoolbook L" fo:language="ru" fo:country="RU" fo:font-weight="normal" officeooo:rsid="01dbead2" officeooo:paragraph-rsid="01dbead2" fo:background-color="transparent" style:font-size-asian="10.5pt" loext:shadow="none"/>
    </style:style>
    <style:style style:name="P292" style:family="paragraph" style:parent-style-name="Standard">
      <style:paragraph-properties fo:text-align="justify" style:justify-single-word="false"/>
      <style:text-properties style:font-name="Century Schoolbook L" fo:language="ru" fo:country="RU" fo:font-weight="normal" officeooo:rsid="01dcab04" officeooo:paragraph-rsid="01dcab04" fo:background-color="transparent" style:font-size-asian="10.5pt" loext:shadow="none"/>
    </style:style>
    <style:style style:name="P293" style:family="paragraph" style:parent-style-name="Standard">
      <style:paragraph-properties fo:text-align="justify" style:justify-single-word="false"/>
      <style:text-properties style:font-name="Century Schoolbook L" fo:language="ru" fo:country="RU" fo:font-weight="normal" officeooo:rsid="01de991d" officeooo:paragraph-rsid="01de991d" fo:background-color="transparent" style:font-size-asian="10.5pt" loext:shadow="none"/>
    </style:style>
    <style:style style:name="P294" style:family="paragraph" style:parent-style-name="Standard">
      <style:paragraph-properties fo:text-align="justify" style:justify-single-word="false"/>
      <style:text-properties style:font-name="Century Schoolbook L" fo:language="ru" fo:country="RU" fo:font-weight="normal" officeooo:rsid="01e0f472" officeooo:paragraph-rsid="01e0f472" fo:background-color="transparent" style:font-size-asian="10.5pt" loext:shadow="none"/>
    </style:style>
    <style:style style:name="P295" style:family="paragraph" style:parent-style-name="Standard">
      <style:paragraph-properties fo:text-align="justify" style:justify-single-word="false"/>
      <style:text-properties style:font-name="Century Schoolbook L" fo:language="ru" fo:country="RU" fo:font-weight="normal" officeooo:rsid="01e1b43e" officeooo:paragraph-rsid="01e1b43e" fo:background-color="transparent" style:font-size-asian="10.5pt" loext:shadow="none"/>
    </style:style>
    <style:style style:name="P296" style:family="paragraph" style:parent-style-name="Standard">
      <style:paragraph-properties fo:text-align="justify" style:justify-single-word="false"/>
      <style:text-properties style:font-name="Century Schoolbook L" fo:language="ru" fo:country="RU" fo:font-weight="normal" officeooo:rsid="01e3afcd" officeooo:paragraph-rsid="01e3afcd" fo:background-color="transparent" style:font-size-asian="10.5pt" loext:shadow="none"/>
    </style:style>
    <style:style style:name="P297" style:family="paragraph" style:parent-style-name="Standard">
      <style:paragraph-properties fo:text-align="justify" style:justify-single-word="false"/>
      <style:text-properties style:font-name="Century Schoolbook L" fo:language="ru" fo:country="RU" fo:font-weight="normal" officeooo:rsid="01e59c92" officeooo:paragraph-rsid="01e59c92" fo:background-color="transparent" style:font-size-asian="10.5pt" loext:shadow="none"/>
    </style:style>
    <style:style style:name="P298" style:family="paragraph" style:parent-style-name="Standard">
      <style:paragraph-properties fo:text-align="justify" style:justify-single-word="false"/>
      <style:text-properties style:font-name="Century Schoolbook L" fo:language="ru" fo:country="RU" fo:font-weight="normal" officeooo:rsid="01e69031" officeooo:paragraph-rsid="01e69031" fo:background-color="transparent" style:font-size-asian="10.5pt" loext:shadow="none"/>
    </style:style>
    <style:style style:name="P299" style:family="paragraph" style:parent-style-name="Standard">
      <style:paragraph-properties fo:text-align="justify" style:justify-single-word="false"/>
      <style:text-properties style:font-name="Century Schoolbook L" fo:language="ru" fo:country="RU" fo:font-weight="normal" officeooo:rsid="01e72d00" officeooo:paragraph-rsid="01e72d00" fo:background-color="transparent" style:font-size-asian="10.5pt" loext:shadow="none"/>
    </style:style>
    <style:style style:name="P300" style:family="paragraph" style:parent-style-name="Standard">
      <style:paragraph-properties fo:text-align="justify" style:justify-single-word="false"/>
      <style:text-properties style:font-name="Century Schoolbook L" fo:language="ru" fo:country="RU" fo:font-weight="normal" officeooo:rsid="01e8242d" officeooo:paragraph-rsid="01e72d00" fo:background-color="transparent" style:font-size-asian="10.5pt" loext:shadow="none"/>
    </style:style>
    <style:style style:name="P301" style:family="paragraph" style:parent-style-name="Standard">
      <style:paragraph-properties fo:text-align="center"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2" style:family="paragraph" style:parent-style-name="Standard">
      <style:paragraph-properties fo:text-align="justify"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3" style:family="paragraph" style:parent-style-name="Standard">
      <style:paragraph-properties fo:text-align="justify" style:justify-single-word="false"/>
      <style:text-properties style:font-name="Century Schoolbook L" fo:language="ru" fo:country="RU" fo:font-weight="normal" officeooo:rsid="01e9a3bd" officeooo:paragraph-rsid="01e9a3bd" fo:background-color="transparent" style:font-size-asian="10.5pt" loext:shadow="none"/>
    </style:style>
    <style:style style:name="P304" style:family="paragraph" style:parent-style-name="Standard">
      <style:paragraph-properties fo:text-align="justify" style:justify-single-word="false"/>
      <style:text-properties style:font-name="Century Schoolbook L" fo:language="ru" fo:country="RU" fo:font-weight="normal" officeooo:rsid="01eba37d" officeooo:paragraph-rsid="01eba37d" fo:background-color="transparent" style:font-size-asian="10.5pt" loext:shadow="none"/>
    </style:style>
    <style:style style:name="P305" style:family="paragraph" style:parent-style-name="Standard">
      <style:paragraph-properties fo:text-align="justify" style:justify-single-word="false"/>
      <style:text-properties style:font-name="Century Schoolbook L" fo:language="ru" fo:country="RU" fo:font-weight="normal" officeooo:rsid="01ebb5b5" officeooo:paragraph-rsid="01ebb5b5" fo:background-color="transparent" style:font-size-asian="10.5pt" loext:shadow="none"/>
    </style:style>
    <style:style style:name="P306" style:family="paragraph" style:parent-style-name="Standard">
      <style:paragraph-properties fo:text-align="justify" style:justify-single-word="false"/>
      <style:text-properties style:font-name="Century Schoolbook L" fo:language="ru" fo:country="RU" fo:font-weight="normal" officeooo:rsid="01eda7a9" officeooo:paragraph-rsid="01eda7a9" fo:background-color="transparent" style:font-size-asian="10.5pt" loext:shadow="none"/>
    </style:style>
    <style:style style:name="P307" style:family="paragraph" style:parent-style-name="Standard">
      <style:paragraph-properties fo:text-align="justify" style:justify-single-word="false"/>
      <style:text-properties style:font-name="Century Schoolbook L" fo:language="ru" fo:country="RU" fo:font-weight="normal" officeooo:rsid="01edcea6" officeooo:paragraph-rsid="01edcea6" fo:background-color="transparent" style:font-size-asian="10.5pt" loext:shadow="none"/>
    </style:style>
    <style:style style:name="P308" style:family="paragraph" style:parent-style-name="Standard">
      <style:paragraph-properties fo:text-align="justify" style:justify-single-word="false"/>
      <style:text-properties style:font-name="Century Schoolbook L" fo:language="ru" fo:country="RU" fo:font-weight="normal" officeooo:rsid="01ef8b1d" officeooo:paragraph-rsid="01ef8b1d" fo:background-color="transparent" style:font-size-asian="10.5pt" loext:shadow="none"/>
    </style:style>
    <style:style style:name="P309" style:family="paragraph" style:parent-style-name="Standard">
      <style:paragraph-properties fo:text-align="justify" style:justify-single-word="false"/>
      <style:text-properties style:font-name="Century Schoolbook L" fo:language="ru" fo:country="RU" fo:font-weight="normal" officeooo:rsid="01f13de6" officeooo:paragraph-rsid="01f13de6" fo:background-color="transparent" style:font-size-asian="10.5pt" loext:shadow="none"/>
    </style:style>
    <style:style style:name="P310" style:family="paragraph" style:parent-style-name="Standard">
      <style:paragraph-properties fo:text-align="justify" style:justify-single-word="false"/>
      <style:text-properties style:font-name="Century Schoolbook L" fo:language="ru" fo:country="RU" fo:font-weight="normal" officeooo:rsid="01f163b0" officeooo:paragraph-rsid="01f163b0" fo:background-color="transparent" style:font-size-asian="10.5pt" loext:shadow="none"/>
    </style:style>
    <style:style style:name="P311" style:family="paragraph" style:parent-style-name="Standard">
      <style:paragraph-properties fo:text-align="justify"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2" style:family="paragraph" style:parent-style-name="Standard">
      <style:paragraph-properties fo:text-align="center"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3" style:family="paragraph" style:parent-style-name="Standard">
      <style:paragraph-properties fo:text-align="justify" style:justify-single-word="false"/>
      <style:text-properties style:font-name="Century Schoolbook L" fo:language="ru" fo:country="RU" fo:font-weight="normal" officeooo:rsid="01f42812" officeooo:paragraph-rsid="01f42812" fo:background-color="transparent" style:font-size-asian="10.5pt" loext:shadow="none"/>
    </style:style>
    <style:style style:name="P314" style:family="paragraph" style:parent-style-name="Standard">
      <style:paragraph-properties fo:text-align="justify" style:justify-single-word="false"/>
      <style:text-properties style:font-name="Century Schoolbook L" fo:language="ru" fo:country="RU" fo:font-weight="normal" officeooo:rsid="01f44885" officeooo:paragraph-rsid="01f44885" fo:background-color="transparent" style:font-size-asian="10.5pt" loext:shadow="none"/>
    </style:style>
    <style:style style:name="P315" style:family="paragraph" style:parent-style-name="Standard">
      <style:paragraph-properties fo:text-align="justify" style:justify-single-word="false"/>
      <style:text-properties style:font-name="Century Schoolbook L" fo:language="ru" fo:country="RU" fo:font-weight="normal" officeooo:rsid="01f5363e" officeooo:paragraph-rsid="01f5363e" fo:background-color="transparent" style:font-size-asian="10.5pt" loext:shadow="none"/>
    </style:style>
    <style:style style:name="P316" style:family="paragraph" style:parent-style-name="Standard">
      <style:paragraph-properties fo:text-align="justify" style:justify-single-word="false"/>
      <style:text-properties style:font-name="Century Schoolbook L" fo:language="ru" fo:country="RU" fo:font-weight="normal" officeooo:rsid="01f6fccc" officeooo:paragraph-rsid="01f6fccc" fo:background-color="transparent" style:font-size-asian="10.5pt" loext:shadow="none"/>
    </style:style>
    <style:style style:name="P317" style:family="paragraph" style:parent-style-name="Standard">
      <style:paragraph-properties fo:text-align="justify" style:justify-single-word="false"/>
      <style:text-properties style:font-name="Century Schoolbook L" fo:language="ru" fo:country="RU" fo:font-weight="normal" officeooo:rsid="01f9dec4" officeooo:paragraph-rsid="01f9dec4" fo:background-color="transparent" style:font-size-asian="10.5pt" loext:shadow="none"/>
    </style:style>
    <style:style style:name="P318" style:family="paragraph" style:parent-style-name="Standard">
      <style:paragraph-properties fo:text-align="center" style:justify-single-word="false"/>
      <style:text-properties style:font-name="Century Schoolbook L" fo:language="ru" fo:country="RU" fo:font-weight="normal" officeooo:rsid="020070f7" officeooo:paragraph-rsid="020070f7" fo:background-color="transparent" style:font-size-asian="10.5pt" loext:shadow="none"/>
    </style:style>
    <style:style style:name="P319" style:family="paragraph" style:parent-style-name="Standard">
      <style:paragraph-properties fo:text-align="justify" style:justify-single-word="false"/>
      <style:text-properties style:font-name="Century Schoolbook L" fo:language="ru" fo:country="RU" fo:font-weight="normal" officeooo:rsid="0201cfaf" officeooo:paragraph-rsid="0201cfaf" fo:background-color="transparent" style:font-size-asian="10.5pt" loext:shadow="none"/>
    </style:style>
    <style:style style:name="P320" style:family="paragraph" style:parent-style-name="Standard">
      <style:paragraph-properties fo:text-align="justify" style:justify-single-word="false"/>
      <style:text-properties style:font-name="Century Schoolbook L" fo:language="ru" fo:country="RU" fo:font-weight="normal" officeooo:rsid="0203bc37" officeooo:paragraph-rsid="0203c9fb" fo:background-color="transparent" style:font-size-asian="10.5pt" loext:shadow="none"/>
    </style:style>
    <style:style style:name="P321" style:family="paragraph" style:parent-style-name="Standard">
      <style:paragraph-properties fo:text-align="justify" style:justify-single-word="false"/>
      <style:text-properties style:font-name="Century Schoolbook L" fo:language="ru" fo:country="RU" fo:font-weight="normal" officeooo:rsid="0203bc37" officeooo:paragraph-rsid="020566b8" fo:background-color="transparent" style:font-size-asian="10.5pt" loext:shadow="none"/>
    </style:style>
    <style:style style:name="P322" style:family="paragraph" style:parent-style-name="Standard">
      <style:paragraph-properties fo:text-align="justify" style:justify-single-word="false"/>
      <style:text-properties style:font-name="Century Schoolbook L" fo:language="ru" fo:country="RU" fo:font-weight="normal" officeooo:rsid="0203bc37" officeooo:paragraph-rsid="02061066" fo:background-color="transparent" style:font-size-asian="10.5pt" loext:shadow="none"/>
    </style:style>
    <style:style style:name="P323" style:family="paragraph" style:parent-style-name="Standard">
      <style:paragraph-properties fo:text-align="justify" style:justify-single-word="false"/>
      <style:text-properties style:font-name="Century Schoolbook L" fo:language="ru" fo:country="RU" fo:font-weight="normal" officeooo:rsid="0203bc37" officeooo:paragraph-rsid="0207d60b" fo:background-color="transparent" style:font-size-asian="10.5pt" loext:shadow="none"/>
    </style:style>
    <style:style style:name="P324" style:family="paragraph" style:parent-style-name="Standard">
      <style:paragraph-properties fo:text-align="center"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5" style:family="paragraph" style:parent-style-name="Standard">
      <style:paragraph-properties fo:text-align="justify"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6" style:family="paragraph" style:parent-style-name="Standard">
      <style:paragraph-properties fo:text-align="justify" style:justify-single-word="false"/>
      <style:text-properties style:font-name="Century Schoolbook L" fo:language="ru" fo:country="RU" fo:font-weight="normal" officeooo:rsid="020d4bf7" officeooo:paragraph-rsid="020d4bf7" fo:background-color="transparent" style:font-size-asian="10.5pt" loext:shadow="none"/>
    </style:style>
    <style:style style:name="P327" style:family="paragraph" style:parent-style-name="Standard">
      <style:paragraph-properties fo:text-align="justify" style:justify-single-word="false"/>
      <style:text-properties style:font-name="Century Schoolbook L" fo:language="ru" fo:country="RU" fo:font-weight="normal" officeooo:rsid="020f24e9" officeooo:paragraph-rsid="020f24e9" fo:background-color="transparent" style:font-size-asian="10.5pt" loext:shadow="none"/>
    </style:style>
    <style:style style:name="P328" style:family="paragraph" style:parent-style-name="Standard">
      <style:paragraph-properties fo:text-align="justify" style:justify-single-word="false"/>
      <style:text-properties style:font-name="Century Schoolbook L" fo:language="ru" fo:country="RU" fo:font-weight="normal" officeooo:rsid="0210ed61" officeooo:paragraph-rsid="0210ed61" fo:background-color="transparent" style:font-size-asian="10.5pt" loext:shadow="none"/>
    </style:style>
    <style:style style:name="P329" style:family="paragraph" style:parent-style-name="Standard">
      <style:paragraph-properties fo:text-align="justify" style:justify-single-word="false"/>
      <style:text-properties style:font-name="Century Schoolbook L" fo:language="ru" fo:country="RU" fo:font-weight="normal" officeooo:rsid="0214c0d3" officeooo:paragraph-rsid="0210ed61" fo:background-color="transparent" style:font-size-asian="10.5pt" loext:shadow="none"/>
    </style:style>
    <style:style style:name="P330" style:family="paragraph" style:parent-style-name="Standard">
      <style:paragraph-properties fo:text-align="justify"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1" style:family="paragraph" style:parent-style-name="Standard">
      <style:paragraph-properties fo:text-align="center"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2" style:family="paragraph" style:parent-style-name="Standard">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333" style:family="paragraph" style:parent-style-name="Standard">
      <style:paragraph-properties fo:text-align="justify" style:justify-single-word="false"/>
      <style:text-properties style:font-name="Century Schoolbook L" fo:language="ru" fo:country="RU" fo:font-weight="normal" officeooo:rsid="021891ea" officeooo:paragraph-rsid="021891ea" fo:background-color="transparent" style:font-size-asian="10.5pt" loext:shadow="none"/>
    </style:style>
    <style:style style:name="P334" style:family="paragraph" style:parent-style-name="Standard">
      <style:paragraph-properties fo:text-align="justify" style:justify-single-word="false"/>
      <style:text-properties style:font-name="Century Schoolbook L" fo:language="ru" fo:country="RU" fo:font-weight="normal" officeooo:rsid="021a4017" officeooo:paragraph-rsid="021a4017" fo:background-color="transparent" style:font-size-asian="10.5pt" loext:shadow="none"/>
    </style:style>
    <style:style style:name="P335" style:family="paragraph" style:parent-style-name="Standard">
      <style:paragraph-properties fo:text-align="justify" style:justify-single-word="false"/>
      <style:text-properties style:font-name="Century Schoolbook L" fo:language="ru" fo:country="RU" fo:font-weight="normal" officeooo:rsid="021c5355" officeooo:paragraph-rsid="021c5355" fo:background-color="transparent" style:font-size-asian="10.5pt" loext:shadow="none"/>
    </style:style>
    <style:style style:name="P336" style:family="paragraph" style:parent-style-name="Standard">
      <style:paragraph-properties fo:text-align="center" style:justify-single-word="false"/>
      <style:text-properties style:font-name="Century Schoolbook L" fo:language="ru" fo:country="RU" fo:font-weight="normal" officeooo:rsid="021e3528" officeooo:paragraph-rsid="021e3528" fo:background-color="transparent" style:font-size-asian="10.5pt" loext:shadow="none"/>
    </style:style>
    <style:style style:name="P337" style:family="paragraph" style:parent-style-name="Standard">
      <style:paragraph-properties fo:text-align="justify" style:justify-single-word="false"/>
      <style:text-properties style:font-name="Century Schoolbook L" fo:language="ru" fo:country="RU" fo:font-weight="normal" officeooo:rsid="021fc899" officeooo:paragraph-rsid="021fc899" fo:background-color="transparent" style:font-size-asian="10.5pt" loext:shadow="none"/>
    </style:style>
    <style:style style:name="P338" style:family="paragraph" style:parent-style-name="Standard">
      <style:paragraph-properties fo:text-align="justify" style:justify-single-word="false"/>
      <style:text-properties style:font-name="Century Schoolbook L" fo:language="ru" fo:country="RU" fo:font-weight="normal" officeooo:rsid="0220ec86" officeooo:paragraph-rsid="0220ec86" fo:background-color="transparent" style:font-size-asian="10.5pt" loext:shadow="none"/>
    </style:style>
    <style:style style:name="P339" style:family="paragraph" style:parent-style-name="Standard">
      <style:paragraph-properties fo:text-align="justify" style:justify-single-word="false"/>
      <style:text-properties style:font-name="Century Schoolbook L" fo:language="ru" fo:country="RU" fo:font-weight="normal" officeooo:rsid="0221fbcb" officeooo:paragraph-rsid="0221fbcb" fo:background-color="transparent" style:font-size-asian="10.5pt" loext:shadow="none"/>
    </style:style>
    <style:style style:name="P340" style:family="paragraph" style:parent-style-name="Standard">
      <style:paragraph-properties fo:text-align="justify" style:justify-single-word="false"/>
      <style:text-properties style:font-name="Century Schoolbook L" fo:language="ru" fo:country="RU" fo:font-weight="normal" officeooo:rsid="0221fbcb" officeooo:paragraph-rsid="02229ad7" fo:background-color="transparent" style:font-size-asian="10.5pt" loext:shadow="none"/>
    </style:style>
    <style:style style:name="P341" style:family="paragraph" style:parent-style-name="Standard">
      <style:paragraph-properties fo:text-align="justify" style:justify-single-word="false"/>
      <style:text-properties style:font-name="Century Schoolbook L" fo:language="ru" fo:country="RU" fo:font-weight="normal" officeooo:rsid="0224531e" officeooo:paragraph-rsid="0224531e" fo:background-color="transparent" style:font-size-asian="10.5pt" loext:shadow="none"/>
    </style:style>
    <style:style style:name="P342" style:family="paragraph" style:parent-style-name="Standard">
      <style:paragraph-properties fo:text-align="justify" style:justify-single-word="false"/>
      <style:text-properties style:font-name="Century Schoolbook L" fo:language="ru" fo:country="RU" fo:font-weight="normal" officeooo:rsid="0226eb2f" officeooo:paragraph-rsid="0226eb2f" fo:background-color="transparent" style:font-size-asian="10.5pt" loext:shadow="none"/>
    </style:style>
    <style:style style:name="P343" style:family="paragraph" style:parent-style-name="Standard">
      <style:paragraph-properties fo:text-align="justify" style:justify-single-word="false"/>
      <style:text-properties style:font-name="Century Schoolbook L" fo:language="ru" fo:country="RU" fo:font-weight="normal" officeooo:rsid="02286a71" officeooo:paragraph-rsid="02286a71" fo:background-color="transparent" style:font-size-asian="10.5pt" loext:shadow="none"/>
    </style:style>
    <style:style style:name="P344" style:family="paragraph" style:parent-style-name="Standard">
      <style:paragraph-properties fo:text-align="justify" style:justify-single-word="false"/>
      <style:text-properties style:font-name="Century Schoolbook L" fo:language="ru" fo:country="RU" fo:font-weight="normal" officeooo:rsid="02288c15" officeooo:paragraph-rsid="02288c15" fo:background-color="transparent" style:font-size-asian="10.5pt" loext:shadow="none"/>
    </style:style>
    <style:style style:name="P345" style:family="paragraph" style:parent-style-name="Standard">
      <style:paragraph-properties fo:text-align="justify" style:justify-single-word="false"/>
      <style:text-properties style:font-name="Century Schoolbook L" fo:language="ru" fo:country="RU" fo:font-weight="normal" officeooo:rsid="0228a6dc" officeooo:paragraph-rsid="0228a6dc" fo:background-color="transparent" style:font-size-asian="10.5pt" loext:shadow="none"/>
    </style:style>
    <style:style style:name="P346" style:family="paragraph" style:parent-style-name="Standard">
      <style:paragraph-properties fo:text-align="justify" style:justify-single-word="false"/>
      <style:text-properties style:font-name="Century Schoolbook L" fo:language="ru" fo:country="RU" fo:font-weight="normal" officeooo:rsid="0229a9c9" officeooo:paragraph-rsid="0229a9c9" fo:background-color="transparent" style:font-size-asian="10.5pt" loext:shadow="none"/>
    </style:style>
    <style:style style:name="P347" style:family="paragraph" style:parent-style-name="Standard">
      <style:paragraph-properties fo:text-align="justify" style:justify-single-word="false"/>
      <style:text-properties style:font-name="Century Schoolbook L" fo:language="ru" fo:country="RU" fo:font-weight="normal" officeooo:rsid="022aa626" officeooo:paragraph-rsid="022aa626" fo:background-color="transparent" style:font-size-asian="10.5pt" loext:shadow="none"/>
    </style:style>
    <style:style style:name="P348" style:family="paragraph" style:parent-style-name="Standard">
      <style:paragraph-properties fo:text-align="justify" style:justify-single-word="false"/>
      <style:text-properties style:font-name="Century Schoolbook L" fo:language="ru" fo:country="RU" fo:font-weight="normal" officeooo:rsid="022b9207" officeooo:paragraph-rsid="022b9207" fo:background-color="transparent" style:font-size-asian="10.5pt" loext:shadow="none"/>
    </style:style>
    <style:style style:name="P349" style:family="paragraph" style:parent-style-name="Standard">
      <style:paragraph-properties fo:text-align="justify" style:justify-single-word="false"/>
      <style:text-properties style:font-name="Century Schoolbook L" fo:language="ru" fo:country="RU" fo:font-weight="normal" officeooo:rsid="022e8f22" officeooo:paragraph-rsid="022e8f22" fo:background-color="transparent" style:font-size-asian="10.5pt" loext:shadow="none"/>
    </style:style>
    <style:style style:name="P350" style:family="paragraph" style:parent-style-name="Standard">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351" style:family="paragraph" style:parent-style-name="Standard">
      <style:paragraph-properties fo:text-align="justify" style:justify-single-word="false"/>
      <style:text-properties style:font-name="Century Schoolbook L" fo:language="ru" fo:country="RU" fo:font-weight="normal" officeooo:rsid="023031ee" officeooo:paragraph-rsid="023031ee" fo:background-color="transparent" style:font-size-asian="10.5pt" loext:shadow="none"/>
    </style:style>
    <style:style style:name="P352" style:family="paragraph" style:parent-style-name="Standard">
      <style:paragraph-properties fo:text-align="justify" style:justify-single-word="false"/>
      <style:text-properties style:font-name="Century Schoolbook L" fo:language="ru" fo:country="RU" fo:font-weight="normal" officeooo:rsid="0232121f" officeooo:paragraph-rsid="0232121f" fo:background-color="transparent" style:font-size-asian="10.5pt" loext:shadow="none"/>
    </style:style>
    <style:style style:name="P353" style:family="paragraph" style:parent-style-name="Standard">
      <style:paragraph-properties fo:text-align="justify" style:justify-single-word="false"/>
      <style:text-properties style:font-name="Century Schoolbook L" fo:language="ru" fo:country="RU" fo:font-weight="normal" officeooo:rsid="0232ebd7" officeooo:paragraph-rsid="0232ebd7" fo:background-color="transparent" style:font-size-asian="10.5pt" loext:shadow="none"/>
    </style:style>
    <style:style style:name="P354" style:family="paragraph" style:parent-style-name="Standard">
      <style:paragraph-properties fo:text-align="justify" style:justify-single-word="false"/>
      <style:text-properties style:font-name="Century Schoolbook L" fo:language="ru" fo:country="RU" fo:font-weight="normal" officeooo:rsid="0233de8b" officeooo:paragraph-rsid="0233de8b" fo:background-color="transparent" style:font-size-asian="10.5pt" loext:shadow="none"/>
    </style:style>
    <style:style style:name="P355" style:family="paragraph" style:parent-style-name="Standard">
      <style:paragraph-properties fo:text-align="justify" style:justify-single-word="false"/>
      <style:text-properties style:font-name="Century Schoolbook L" fo:language="ru" fo:country="RU" fo:font-weight="normal" officeooo:rsid="02355ffd" officeooo:paragraph-rsid="02355ffd" fo:background-color="transparent" style:font-size-asian="10.5pt" loext:shadow="none"/>
    </style:style>
    <style:style style:name="P356" style:family="paragraph" style:parent-style-name="Standard">
      <style:paragraph-properties fo:text-align="justify" style:justify-single-word="false"/>
      <style:text-properties style:font-name="Century Schoolbook L" fo:language="ru" fo:country="RU" fo:font-weight="normal" officeooo:rsid="02360740" officeooo:paragraph-rsid="02360740" fo:background-color="transparent" style:font-size-asian="10.5pt" loext:shadow="none"/>
    </style:style>
    <style:style style:name="P357" style:family="paragraph" style:parent-style-name="Standard">
      <style:paragraph-properties fo:text-align="center" style:justify-single-word="false"/>
      <style:text-properties style:font-name="Century Schoolbook L" fo:language="ru" fo:country="RU" fo:font-weight="normal" officeooo:rsid="023b612b" officeooo:paragraph-rsid="023b612b" fo:background-color="transparent" style:font-size-asian="10.5pt" loext:shadow="none"/>
    </style:style>
    <style:style style:name="P358" style:family="paragraph" style:parent-style-name="Standard">
      <style:paragraph-properties fo:text-align="justify" style:justify-single-word="false"/>
      <style:text-properties style:font-name="Century Schoolbook L" fo:language="ru" fo:country="RU" fo:font-weight="normal" officeooo:rsid="023d1a52" officeooo:paragraph-rsid="023d1a52" fo:background-color="transparent" style:font-size-asian="10.5pt" loext:shadow="none"/>
    </style:style>
    <style:style style:name="P359" style:family="paragraph" style:parent-style-name="Standard">
      <style:paragraph-properties fo:text-align="justify" style:justify-single-word="false"/>
      <style:text-properties style:font-name="Century Schoolbook L" fo:language="ru" fo:country="RU" fo:font-weight="normal" officeooo:rsid="023dcbba" officeooo:paragraph-rsid="023dcbba" fo:background-color="transparent" style:font-size-asian="10.5pt" loext:shadow="none"/>
    </style:style>
    <style:style style:name="P360" style:family="paragraph" style:parent-style-name="Standard">
      <style:paragraph-properties fo:text-align="justify" style:justify-single-word="false"/>
      <style:text-properties style:font-name="Century Schoolbook L" fo:language="ru" fo:country="RU" fo:font-weight="normal" officeooo:rsid="023fc7dd" officeooo:paragraph-rsid="023fc7dd" fo:background-color="transparent" style:font-size-asian="10.5pt" loext:shadow="none"/>
    </style:style>
    <style:style style:name="P361" style:family="paragraph" style:parent-style-name="Standard">
      <style:paragraph-properties fo:text-align="justify" style:justify-single-word="false"/>
      <style:text-properties style:font-name="Century Schoolbook L" fo:language="ru" fo:country="RU" fo:font-weight="normal" officeooo:rsid="024007ac" officeooo:paragraph-rsid="024007ac" fo:background-color="transparent" style:font-size-asian="10.5pt" loext:shadow="none"/>
    </style:style>
    <style:style style:name="P362" style:family="paragraph" style:parent-style-name="Standard">
      <style:paragraph-properties fo:text-align="center" style:justify-single-word="false"/>
      <style:text-properties style:font-name="Century Schoolbook L" fo:language="ru" fo:country="RU" fo:font-weight="normal" officeooo:rsid="0242ad92" officeooo:paragraph-rsid="0242ad92" fo:background-color="transparent" style:font-size-asian="10.5pt" loext:shadow="none"/>
    </style:style>
    <style:style style:name="P363" style:family="paragraph" style:parent-style-name="Standard">
      <style:paragraph-properties fo:text-align="justify" style:justify-single-word="false"/>
      <style:text-properties style:font-name="Century Schoolbook L" fo:language="ru" fo:country="RU" fo:font-weight="normal" officeooo:rsid="0244a4f8" officeooo:paragraph-rsid="0244a4f8" fo:background-color="transparent" style:font-size-asian="10.5pt" loext:shadow="none"/>
    </style:style>
    <style:style style:name="P364" style:family="paragraph" style:parent-style-name="Standard">
      <style:paragraph-properties fo:text-align="justify" style:justify-single-word="false"/>
      <style:text-properties style:font-name="Century Schoolbook L" fo:language="ru" fo:country="RU" fo:font-weight="normal" officeooo:rsid="0244d139" officeooo:paragraph-rsid="0244d139" fo:background-color="transparent" style:font-size-asian="10.5pt" loext:shadow="none"/>
    </style:style>
    <style:style style:name="P365" style:family="paragraph" style:parent-style-name="Standard">
      <style:paragraph-properties fo:text-align="justify" style:justify-single-word="false"/>
      <style:text-properties style:font-name="Century Schoolbook L" fo:language="ru" fo:country="RU" fo:font-weight="normal" officeooo:rsid="0244f8fb" officeooo:paragraph-rsid="0244f8fb" fo:background-color="transparent" style:font-size-asian="10.5pt" loext:shadow="none"/>
    </style:style>
    <style:style style:name="P366" style:family="paragraph" style:parent-style-name="Standard">
      <style:paragraph-properties fo:text-align="justify" style:justify-single-word="false"/>
      <style:text-properties style:font-name="Century Schoolbook L" fo:language="ru" fo:country="RU" fo:font-weight="normal" officeooo:rsid="024635bc" officeooo:paragraph-rsid="024635bc" fo:background-color="transparent" style:font-size-asian="10.5pt" loext:shadow="none"/>
    </style:style>
    <style:style style:name="P367" style:family="paragraph" style:parent-style-name="Standard">
      <style:paragraph-properties fo:text-align="justify" style:justify-single-word="false"/>
      <style:text-properties style:font-name="Century Schoolbook L" fo:language="ru" fo:country="RU" fo:font-weight="normal" officeooo:rsid="024af1ce" officeooo:paragraph-rsid="024af1ce" fo:background-color="transparent" style:font-size-asian="10.5pt" loext:shadow="none"/>
    </style:style>
    <style:style style:name="P368" style:family="paragraph" style:parent-style-name="Standard">
      <style:paragraph-properties fo:text-align="justify" style:justify-single-word="false"/>
      <style:text-properties style:font-name="Century Schoolbook L" fo:language="ru" fo:country="RU" fo:font-weight="normal" officeooo:rsid="024cb281" officeooo:paragraph-rsid="024cb281" fo:background-color="transparent" style:font-size-asian="10.5pt" loext:shadow="none"/>
    </style:style>
    <style:style style:name="P369" style:family="paragraph" style:parent-style-name="Standard">
      <style:paragraph-properties fo:text-align="justify" style:justify-single-word="false"/>
      <style:text-properties style:font-name="Century Schoolbook L" fo:language="ru" fo:country="RU" fo:font-weight="normal" officeooo:rsid="024d175b" officeooo:paragraph-rsid="024d175b" fo:background-color="transparent" style:font-size-asian="10.5pt" loext:shadow="none"/>
    </style:style>
    <style:style style:name="P370" style:family="paragraph" style:parent-style-name="Standard">
      <style:paragraph-properties fo:text-align="justify" style:justify-single-word="false"/>
      <style:text-properties style:font-name="Century Schoolbook L" fo:language="ru" fo:country="RU" fo:font-weight="normal" officeooo:rsid="024f0d64" officeooo:paragraph-rsid="024f0d64" fo:background-color="transparent" style:font-size-asian="10.5pt" loext:shadow="none"/>
    </style:style>
    <style:style style:name="P371" style:family="paragraph" style:parent-style-name="Standard">
      <style:paragraph-properties fo:text-align="center" style:justify-single-word="false"/>
      <style:text-properties style:font-name="Century Schoolbook L" fo:language="ru" fo:country="RU" fo:font-weight="normal" officeooo:rsid="025000ac" officeooo:paragraph-rsid="025000ac" fo:background-color="transparent" style:font-size-asian="10.5pt" loext:shadow="none"/>
    </style:style>
    <style:style style:name="P372" style:family="paragraph" style:parent-style-name="Standard">
      <style:paragraph-properties fo:text-align="justify" style:justify-single-word="false"/>
      <style:text-properties style:font-name="Century Schoolbook L" fo:language="ru" fo:country="RU" fo:font-weight="normal" officeooo:rsid="0251b921" officeooo:paragraph-rsid="0251b921" fo:background-color="transparent" style:font-size-asian="10.5pt" loext:shadow="none"/>
    </style:style>
    <style:style style:name="P373" style:family="paragraph" style:parent-style-name="Standard">
      <style:paragraph-properties fo:text-align="justify" style:justify-single-word="false"/>
      <style:text-properties style:font-name="Century Schoolbook L" fo:language="ru" fo:country="RU" fo:font-weight="normal" officeooo:rsid="0252df7d" officeooo:paragraph-rsid="0252df7d" fo:background-color="transparent" style:font-size-asian="10.5pt" loext:shadow="none"/>
    </style:style>
    <style:style style:name="P374" style:family="paragraph" style:parent-style-name="Standard">
      <style:paragraph-properties fo:text-align="center"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5" style:family="paragraph" style:parent-style-name="Standard">
      <style:paragraph-properties fo:text-align="justify"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6" style:family="paragraph" style:parent-style-name="Standard">
      <style:paragraph-properties fo:text-align="justify" style:justify-single-word="false"/>
      <style:text-properties style:font-name="Century Schoolbook L" fo:language="ru" fo:country="RU" fo:font-weight="normal" officeooo:rsid="0256aabe" officeooo:paragraph-rsid="0256aabe" fo:background-color="transparent" style:font-size-asian="10.5pt" loext:shadow="none"/>
    </style:style>
    <style:style style:name="P377" style:family="paragraph" style:parent-style-name="Standard">
      <style:paragraph-properties fo:text-align="justify" style:justify-single-word="false"/>
      <style:text-properties style:font-name="Century Schoolbook L" fo:language="ru" fo:country="RU" fo:font-weight="normal" officeooo:rsid="0256af54" officeooo:paragraph-rsid="0256af54" fo:background-color="transparent" style:font-size-asian="10.5pt" loext:shadow="none"/>
    </style:style>
    <style:style style:name="P378" style:family="paragraph" style:parent-style-name="Standard">
      <style:paragraph-properties fo:text-align="justify" style:justify-single-word="false"/>
      <style:text-properties style:font-name="Century Schoolbook L" fo:language="ru" fo:country="RU" fo:font-weight="normal" officeooo:rsid="025881ef" officeooo:paragraph-rsid="025881ef" fo:background-color="transparent" style:font-size-asian="10.5pt" loext:shadow="none"/>
    </style:style>
    <style:style style:name="P379" style:family="paragraph" style:parent-style-name="Standard">
      <style:paragraph-properties fo:text-align="justify" style:justify-single-word="false"/>
      <style:text-properties style:font-name="Century Schoolbook L" fo:language="ru" fo:country="RU" fo:font-weight="normal" officeooo:rsid="025a7e5c" officeooo:paragraph-rsid="025a7e5c" fo:background-color="transparent" style:font-size-asian="10.5pt" loext:shadow="none"/>
    </style:style>
    <style:style style:name="P380" style:family="paragraph" style:parent-style-name="Standard">
      <style:paragraph-properties fo:text-align="justify" style:justify-single-word="false"/>
      <style:text-properties style:font-name="Century Schoolbook L" fo:language="ru" fo:country="RU" fo:font-weight="normal" officeooo:rsid="025acfb4" officeooo:paragraph-rsid="025acfb4" fo:background-color="transparent" style:font-size-asian="10.5pt" loext:shadow="none"/>
    </style:style>
    <style:style style:name="P381" style:family="paragraph" style:parent-style-name="Standard">
      <style:paragraph-properties fo:text-align="justify" style:justify-single-word="false"/>
      <style:text-properties style:font-name="Century Schoolbook L" fo:language="ru" fo:country="RU" fo:font-weight="normal" officeooo:rsid="025c888c" officeooo:paragraph-rsid="025c888c" fo:background-color="transparent" style:font-size-asian="10.5pt" loext:shadow="none"/>
    </style:style>
    <style:style style:name="P382" style:family="paragraph" style:parent-style-name="Standard">
      <style:paragraph-properties fo:text-align="justify" style:justify-single-word="false"/>
      <style:text-properties style:font-name="Century Schoolbook L" fo:language="ru" fo:country="RU" fo:font-weight="normal" officeooo:rsid="025d375d" officeooo:paragraph-rsid="025d375d" fo:background-color="transparent" style:font-size-asian="10.5pt" loext:shadow="none"/>
    </style:style>
    <style:style style:name="P383" style:family="paragraph" style:parent-style-name="Standard">
      <style:paragraph-properties fo:text-align="justify" style:justify-single-word="false"/>
      <style:text-properties style:font-name="Century Schoolbook L" fo:language="ru" fo:country="RU" fo:font-weight="normal" officeooo:rsid="025daa81" officeooo:paragraph-rsid="025daa81" fo:background-color="transparent" style:font-size-asian="10.5pt" loext:shadow="none"/>
    </style:style>
    <style:style style:name="P384" style:family="paragraph" style:parent-style-name="Standard">
      <style:paragraph-properties fo:text-align="justify" style:justify-single-word="false"/>
      <style:text-properties style:font-name="Century Schoolbook L" fo:language="ru" fo:country="RU" fo:font-weight="normal" officeooo:rsid="025f8e94" officeooo:paragraph-rsid="025f8e94" fo:background-color="transparent" style:font-size-asian="10.5pt" loext:shadow="none"/>
    </style:style>
    <style:style style:name="P385" style:family="paragraph" style:parent-style-name="Standard">
      <style:paragraph-properties fo:text-align="justify" style:justify-single-word="false"/>
      <style:text-properties style:font-name="Century Schoolbook L" fo:language="ru" fo:country="RU" fo:font-weight="normal" officeooo:rsid="0260c4d7" officeooo:paragraph-rsid="0260c4d7" fo:background-color="transparent" style:font-size-asian="10.5pt" loext:shadow="none"/>
    </style:style>
    <style:style style:name="P386" style:family="paragraph" style:parent-style-name="Standard">
      <style:paragraph-properties fo:text-align="justify" style:justify-single-word="false"/>
      <style:text-properties style:font-name="Century Schoolbook L" fo:language="ru" fo:country="RU" fo:font-weight="normal" officeooo:rsid="026225fe" officeooo:paragraph-rsid="026225fe" fo:background-color="transparent" style:font-size-asian="10.5pt" loext:shadow="none"/>
    </style:style>
    <style:style style:name="P387" style:family="paragraph" style:parent-style-name="Standard">
      <style:paragraph-properties fo:text-align="justify" style:justify-single-word="false"/>
      <style:text-properties style:font-name="Century Schoolbook L" fo:language="ru" fo:country="RU" fo:font-weight="normal" officeooo:rsid="0263bbbd" officeooo:paragraph-rsid="0263bbbd" fo:background-color="transparent" style:font-size-asian="10.5pt" loext:shadow="none"/>
    </style:style>
    <style:style style:name="P388" style:family="paragraph" style:parent-style-name="Standard">
      <style:paragraph-properties fo:text-align="justify" style:justify-single-word="false"/>
      <style:text-properties style:font-name="Century Schoolbook L" fo:language="ru" fo:country="RU" fo:font-weight="normal" officeooo:rsid="0264f35b" officeooo:paragraph-rsid="0264f35b" fo:background-color="transparent" style:font-size-asian="10.5pt" loext:shadow="none"/>
    </style:style>
    <style:style style:name="P389" style:family="paragraph" style:parent-style-name="Standard">
      <style:paragraph-properties fo:text-align="justify" style:justify-single-word="false"/>
      <style:text-properties style:font-name="Century Schoolbook L" fo:language="ru" fo:country="RU" fo:font-weight="normal" officeooo:rsid="02667ac9" officeooo:paragraph-rsid="02667ac9" fo:background-color="transparent" style:font-size-asian="10.5pt" loext:shadow="none"/>
    </style:style>
    <style:style style:name="P390" style:family="paragraph" style:parent-style-name="Standard">
      <style:paragraph-properties fo:text-align="justify" style:justify-single-word="false"/>
      <style:text-properties style:font-name="Century Schoolbook L" fo:language="ru" fo:country="RU" fo:font-weight="normal" officeooo:rsid="0267ba80" officeooo:paragraph-rsid="0267ba80" fo:background-color="transparent" style:font-size-asian="10.5pt" loext:shadow="none"/>
    </style:style>
    <style:style style:name="P391" style:family="paragraph" style:parent-style-name="Standard">
      <style:paragraph-properties fo:text-align="justify" style:justify-single-word="false"/>
      <style:text-properties style:font-name="Century Schoolbook L" fo:language="ru" fo:country="RU" fo:font-weight="normal" officeooo:rsid="02693c89" officeooo:paragraph-rsid="02693c89" fo:background-color="transparent" style:font-size-asian="10.5pt" loext:shadow="none"/>
    </style:style>
    <style:style style:name="P392" style:family="paragraph" style:parent-style-name="Standard">
      <style:paragraph-properties fo:text-align="justify" style:justify-single-word="false"/>
      <style:text-properties style:font-name="Century Schoolbook L" fo:language="ru" fo:country="RU" fo:font-weight="normal" officeooo:rsid="026a682b" officeooo:paragraph-rsid="026a682b" fo:background-color="transparent" style:font-size-asian="10.5pt" loext:shadow="none"/>
    </style:style>
    <style:style style:name="P393" style:family="paragraph" style:parent-style-name="Standard">
      <style:paragraph-properties fo:text-align="justify" style:justify-single-word="false"/>
      <style:text-properties style:font-name="Century Schoolbook L" fo:language="ru" fo:country="RU" fo:font-weight="normal" officeooo:rsid="026c3db9" officeooo:paragraph-rsid="026c3db9" fo:background-color="transparent" style:font-size-asian="10.5pt" loext:shadow="none"/>
    </style:style>
    <style:style style:name="P394" style:family="paragraph" style:parent-style-name="Standard">
      <style:paragraph-properties fo:text-align="justify" style:justify-single-word="false"/>
      <style:text-properties style:font-name="Century Schoolbook L" fo:language="ru" fo:country="RU" fo:font-weight="normal" officeooo:rsid="026e0229" officeooo:paragraph-rsid="026e0229" fo:background-color="transparent" style:font-size-asian="10.5pt" loext:shadow="none"/>
    </style:style>
    <style:style style:name="P395" style:family="paragraph" style:parent-style-name="Standard">
      <style:paragraph-properties fo:text-align="justify" style:justify-single-word="false"/>
      <style:text-properties style:font-name="Century Schoolbook L" fo:language="ru" fo:country="RU" fo:font-weight="normal" officeooo:rsid="026fdb61" officeooo:paragraph-rsid="026fdb61" fo:background-color="transparent" style:font-size-asian="10.5pt" loext:shadow="none"/>
    </style:style>
    <style:style style:name="P396" style:family="paragraph" style:parent-style-name="Standard">
      <style:paragraph-properties fo:text-align="justify" style:justify-single-word="false"/>
      <style:text-properties style:font-name="Century Schoolbook L" fo:language="ru" fo:country="RU" fo:font-weight="normal" officeooo:rsid="027196df" officeooo:paragraph-rsid="027196df" fo:background-color="transparent" style:font-size-asian="10.5pt" loext:shadow="none"/>
    </style:style>
    <style:style style:name="P397" style:family="paragraph" style:parent-style-name="Standard">
      <style:paragraph-properties fo:text-align="center"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8" style:family="paragraph" style:parent-style-name="Standard">
      <style:paragraph-properties fo:text-align="justify"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9" style:family="paragraph" style:parent-style-name="Standard">
      <style:paragraph-properties fo:text-align="justify" style:justify-single-word="false"/>
      <style:text-properties style:font-name="Century Schoolbook L" fo:language="ru" fo:country="RU" fo:font-weight="normal" officeooo:rsid="0272c43c" officeooo:paragraph-rsid="0272c43c" fo:background-color="transparent" style:font-size-asian="10.5pt" loext:shadow="none"/>
    </style:style>
    <style:style style:name="P400" style:family="paragraph" style:parent-style-name="Standard">
      <style:paragraph-properties fo:text-align="justify" style:justify-single-word="false"/>
      <style:text-properties style:font-name="Century Schoolbook L" fo:language="ru" fo:country="RU" fo:font-weight="normal" officeooo:rsid="0273497f" officeooo:paragraph-rsid="0273497f" fo:background-color="transparent" style:font-size-asian="10.5pt" loext:shadow="none"/>
    </style:style>
    <style:style style:name="P401" style:family="paragraph" style:parent-style-name="Standard">
      <style:paragraph-properties fo:text-align="justify" style:justify-single-word="false"/>
      <style:text-properties style:font-name="Century Schoolbook L" fo:language="ru" fo:country="RU" fo:font-weight="normal" officeooo:rsid="02758d9f" officeooo:paragraph-rsid="02758d9f" fo:background-color="transparent" style:font-size-asian="10.5pt" loext:shadow="none"/>
    </style:style>
    <style:style style:name="P402" style:family="paragraph" style:parent-style-name="Standard">
      <style:paragraph-properties fo:text-align="justify" style:justify-single-word="false"/>
      <style:text-properties style:font-name="Century Schoolbook L" fo:language="ru" fo:country="RU" fo:font-weight="normal" officeooo:rsid="02765b04" officeooo:paragraph-rsid="02765b04" fo:background-color="transparent" style:font-size-asian="10.5pt" loext:shadow="none"/>
    </style:style>
    <style:style style:name="P403" style:family="paragraph" style:parent-style-name="Standard">
      <style:paragraph-properties fo:text-align="justify" style:justify-single-word="false"/>
      <style:text-properties style:font-name="Century Schoolbook L" fo:language="ru" fo:country="RU" fo:font-weight="normal" officeooo:rsid="0276e2e6" officeooo:paragraph-rsid="0276e2e6" fo:background-color="transparent" style:font-size-asian="10.5pt" loext:shadow="none"/>
    </style:style>
    <style:style style:name="P404" style:family="paragraph" style:parent-style-name="Standard">
      <style:paragraph-properties fo:text-align="center" style:justify-single-word="false"/>
      <style:text-properties style:font-name="Century Schoolbook L" fo:language="ru" fo:country="RU" fo:font-weight="normal" officeooo:rsid="027a6b12" officeooo:paragraph-rsid="027a6b12" fo:background-color="transparent" style:font-size-asian="10.5pt" loext:shadow="none"/>
    </style:style>
    <style:style style:name="P405" style:family="paragraph" style:parent-style-name="Standard">
      <style:paragraph-properties fo:text-align="justify" style:justify-single-word="false"/>
      <style:text-properties style:font-name="Century Schoolbook L" fo:language="ru" fo:country="RU" fo:font-weight="normal" officeooo:rsid="027bddb2" officeooo:paragraph-rsid="027bddb2" fo:background-color="transparent" style:font-size-asian="10.5pt" loext:shadow="none"/>
    </style:style>
    <style:style style:name="P406" style:family="paragraph" style:parent-style-name="Standard">
      <style:paragraph-properties fo:text-align="justify" style:justify-single-word="false"/>
      <style:text-properties style:font-name="Century Schoolbook L" fo:language="ru" fo:country="RU" fo:font-weight="normal" officeooo:rsid="027c5343" officeooo:paragraph-rsid="027c5343" fo:background-color="transparent" style:font-size-asian="10.5pt" loext:shadow="none"/>
    </style:style>
    <style:style style:name="P407" style:family="paragraph" style:parent-style-name="Standard">
      <style:paragraph-properties fo:text-align="justify" style:justify-single-word="false"/>
      <style:text-properties style:font-name="Century Schoolbook L" fo:language="ru" fo:country="RU" fo:font-weight="normal" officeooo:rsid="027ce198" officeooo:paragraph-rsid="027ce198" fo:background-color="transparent" style:font-size-asian="10.5pt" loext:shadow="none"/>
    </style:style>
    <style:style style:name="P408" style:family="paragraph" style:parent-style-name="Standard">
      <style:paragraph-properties fo:text-align="justify" style:justify-single-word="false"/>
      <style:text-properties style:font-name="Century Schoolbook L" fo:language="ru" fo:country="RU" fo:font-weight="normal" officeooo:rsid="027d442b" officeooo:paragraph-rsid="027d442b" fo:background-color="transparent" style:font-size-asian="10.5pt" loext:shadow="none"/>
    </style:style>
    <style:style style:name="P409" style:family="paragraph" style:parent-style-name="Standard">
      <style:paragraph-properties fo:text-align="justify" style:justify-single-word="false"/>
      <style:text-properties style:font-name="Century Schoolbook L" fo:language="ru" fo:country="RU" fo:font-weight="normal" officeooo:rsid="02802119" officeooo:paragraph-rsid="02802119" fo:background-color="transparent" style:font-size-asian="10.5pt" loext:shadow="none"/>
    </style:style>
    <style:style style:name="P410" style:family="paragraph" style:parent-style-name="Standard">
      <style:paragraph-properties fo:text-align="center" style:justify-single-word="false"/>
      <style:text-properties style:font-name="Century Schoolbook L" fo:language="ru" fo:country="RU" fo:font-weight="normal" officeooo:rsid="028262c3" officeooo:paragraph-rsid="028262c3" fo:background-color="transparent" style:font-size-asian="10.5pt" loext:shadow="none"/>
    </style:style>
    <style:style style:name="P411" style:family="paragraph" style:parent-style-name="Standard">
      <style:paragraph-properties fo:text-align="justify" style:justify-single-word="false"/>
      <style:text-properties style:font-name="Century Schoolbook L" fo:language="ru" fo:country="RU" fo:font-weight="normal" officeooo:rsid="0282ee68" officeooo:paragraph-rsid="0282ee68" fo:background-color="transparent" style:font-size-asian="10.5pt" loext:shadow="none"/>
    </style:style>
    <style:style style:name="P412" style:family="paragraph" style:parent-style-name="Standard">
      <style:paragraph-properties fo:text-align="justify" style:justify-single-word="false"/>
      <style:text-properties style:font-name="Century Schoolbook L" fo:language="ru" fo:country="RU" fo:font-weight="normal" officeooo:rsid="028429ae" officeooo:paragraph-rsid="028429ae" fo:background-color="transparent" style:font-size-asian="10.5pt" loext:shadow="none"/>
    </style:style>
    <style:style style:name="P413" style:family="paragraph" style:parent-style-name="Standard">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14" style:family="paragraph" style:parent-style-name="Standard">
      <style:paragraph-properties fo:text-align="justify" style:justify-single-word="false"/>
      <style:text-properties style:font-name="Century Schoolbook L" fo:language="ru" fo:country="RU" fo:font-weight="normal" officeooo:rsid="0286d8ff" officeooo:paragraph-rsid="02888943" fo:background-color="transparent" style:font-size-asian="10.5pt" loext:shadow="none"/>
    </style:style>
    <style:style style:name="P415" style:family="paragraph" style:parent-style-name="Standard">
      <style:paragraph-properties fo:text-align="center"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16" style:family="paragraph" style:parent-style-name="Standard">
      <style:paragraph-properties fo:text-align="justify"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17" style:family="paragraph" style:parent-style-name="Standard">
      <style:paragraph-properties fo:text-align="justify" style:justify-single-word="false"/>
      <style:text-properties style:font-name="Century Schoolbook L" fo:language="ru" fo:country="RU" fo:font-weight="normal" officeooo:rsid="028ccb8e" officeooo:paragraph-rsid="028ccb8e" fo:background-color="transparent" style:font-size-asian="10.5pt" loext:shadow="none"/>
    </style:style>
    <style:style style:name="P418" style:family="paragraph" style:parent-style-name="Standard">
      <style:paragraph-properties fo:text-align="justify" style:justify-single-word="false"/>
      <style:text-properties style:font-name="Century Schoolbook L" fo:language="ru" fo:country="RU" fo:font-weight="normal" officeooo:rsid="028cebd9" officeooo:paragraph-rsid="028cebd9" fo:background-color="transparent" style:font-size-asian="10.5pt" loext:shadow="none"/>
    </style:style>
    <style:style style:name="P419" style:family="paragraph" style:parent-style-name="Standard">
      <style:paragraph-properties fo:text-align="justify" style:justify-single-word="false"/>
      <style:text-properties style:font-name="Century Schoolbook L" fo:language="ru" fo:country="RU" fo:font-weight="normal" officeooo:rsid="028d8e57" officeooo:paragraph-rsid="028d8e57" fo:background-color="transparent" style:font-size-asian="10.5pt" loext:shadow="none"/>
    </style:style>
    <style:style style:name="P420" style:family="paragraph" style:parent-style-name="Standard">
      <style:paragraph-properties fo:text-align="justify" style:justify-single-word="false"/>
      <style:text-properties style:font-name="Century Schoolbook L" fo:language="ru" fo:country="RU" fo:font-weight="normal" officeooo:rsid="028e7346" officeooo:paragraph-rsid="028e7346" fo:background-color="transparent" style:font-size-asian="10.5pt" loext:shadow="none"/>
    </style:style>
    <style:style style:name="P421" style:family="paragraph" style:parent-style-name="Standard">
      <style:paragraph-properties fo:text-align="justify" style:justify-single-word="false"/>
      <style:text-properties style:font-name="Century Schoolbook L" fo:language="ru" fo:country="RU" fo:font-weight="normal" officeooo:rsid="028f3868" officeooo:paragraph-rsid="028f3868" fo:background-color="transparent" style:font-size-asian="10.5pt" loext:shadow="none"/>
    </style:style>
    <style:style style:name="P422" style:family="paragraph" style:parent-style-name="Standard">
      <style:paragraph-properties fo:text-align="justify" style:justify-single-word="false"/>
      <style:text-properties style:font-name="Century Schoolbook L" fo:language="ru" fo:country="RU" fo:font-weight="normal" officeooo:rsid="029025d7" officeooo:paragraph-rsid="029025d7" fo:background-color="transparent" style:font-size-asian="10.5pt" loext:shadow="none"/>
    </style:style>
    <style:style style:name="P423" style:family="paragraph" style:parent-style-name="Standard">
      <style:paragraph-properties fo:text-align="justify" style:justify-single-word="false"/>
      <style:text-properties style:font-name="Century Schoolbook L" fo:language="ru" fo:country="RU" fo:font-weight="normal" officeooo:rsid="02919e49" officeooo:paragraph-rsid="02919e49" fo:background-color="transparent" style:font-size-asian="10.5pt" loext:shadow="none"/>
    </style:style>
    <style:style style:name="P424" style:family="paragraph" style:parent-style-name="Standard">
      <style:paragraph-properties fo:text-align="justify" style:justify-single-word="false"/>
      <style:text-properties style:font-name="Century Schoolbook L" fo:language="ru" fo:country="RU" fo:font-weight="normal" officeooo:rsid="02929807" officeooo:paragraph-rsid="02929807" fo:background-color="transparent" style:font-size-asian="10.5pt" loext:shadow="none"/>
    </style:style>
    <style:style style:name="P425" style:family="paragraph" style:parent-style-name="Standard">
      <style:paragraph-properties fo:text-align="center" style:justify-single-word="false"/>
      <style:text-properties style:font-name="Century Schoolbook L" fo:language="ru" fo:country="RU" fo:font-weight="normal" officeooo:rsid="0294d03c" officeooo:paragraph-rsid="0294d03c" fo:background-color="transparent" style:font-size-asian="10.5pt" loext:shadow="none"/>
    </style:style>
    <style:style style:name="P426" style:family="paragraph" style:parent-style-name="Standard">
      <style:paragraph-properties fo:text-align="justify" style:justify-single-word="false"/>
      <style:text-properties style:font-name="Century Schoolbook L" fo:language="ru" fo:country="RU" fo:font-weight="normal" officeooo:rsid="02954d39" officeooo:paragraph-rsid="02954d39" fo:background-color="transparent" style:font-size-asian="10.5pt" loext:shadow="none"/>
    </style:style>
    <style:style style:name="P427" style:family="paragraph" style:parent-style-name="Standard">
      <style:paragraph-properties fo:text-align="justify" style:justify-single-word="false"/>
      <style:text-properties style:font-name="Century Schoolbook L" fo:language="ru" fo:country="RU" fo:font-weight="normal" officeooo:rsid="02971894" officeooo:paragraph-rsid="02971894" fo:background-color="transparent" style:font-size-asian="10.5pt" loext:shadow="none"/>
    </style:style>
    <style:style style:name="P428" style:family="paragraph" style:parent-style-name="Standard">
      <style:paragraph-properties fo:text-align="center" style:justify-single-word="false"/>
      <style:text-properties style:font-name="Century Schoolbook L" fo:language="ru" fo:country="RU" fo:font-weight="normal" officeooo:rsid="029adfc3" officeooo:paragraph-rsid="029adfc3" fo:background-color="transparent" style:font-size-asian="10.5pt" loext:shadow="none"/>
    </style:style>
    <style:style style:name="P429"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430" style:family="paragraph" style:parent-style-name="Standard">
      <style:text-properties officeooo:rsid="00114883" officeooo:paragraph-rsid="00114883"/>
    </style:style>
    <style:style style:name="P431" style:family="paragraph" style:parent-style-name="Standard">
      <style:paragraph-properties fo:text-align="start" style:justify-single-word="false"/>
      <style:text-properties officeooo:rsid="00114a78" officeooo:paragraph-rsid="00114a78"/>
    </style:style>
    <style:style style:name="P432" style:family="paragraph" style:parent-style-name="Standard">
      <style:paragraph-properties fo:text-align="start" style:justify-single-word="false"/>
      <style:text-properties officeooo:paragraph-rsid="0012d949"/>
    </style:style>
    <style:style style:name="P433" style:family="paragraph" style:parent-style-name="Standard">
      <style:paragraph-properties fo:text-align="start" style:justify-single-word="false"/>
      <style:text-properties officeooo:rsid="0012d949" officeooo:paragraph-rsid="0012d949"/>
    </style:style>
    <style:style style:name="P434" style:family="paragraph" style:parent-style-name="Standard">
      <style:paragraph-properties fo:text-align="start" style:justify-single-word="false"/>
      <style:text-properties officeooo:rsid="0012d949" officeooo:paragraph-rsid="0014b531"/>
    </style:style>
    <style:style style:name="P435" style:family="paragraph" style:parent-style-name="Standard">
      <style:paragraph-properties fo:text-align="start" style:justify-single-word="false"/>
      <style:text-properties officeooo:rsid="0023ab34" officeooo:paragraph-rsid="0023ab34"/>
    </style:style>
    <style:style style:name="P436" style:family="paragraph" style:parent-style-name="Standard">
      <style:paragraph-properties fo:text-align="justify" style:justify-single-word="false"/>
      <style:text-properties officeooo:rsid="002560c4" officeooo:paragraph-rsid="002560c4"/>
    </style:style>
    <style:style style:name="P437" style:family="paragraph" style:parent-style-name="Standard">
      <style:paragraph-properties fo:text-align="justify" style:justify-single-word="false"/>
      <style:text-properties officeooo:rsid="00267a66" officeooo:paragraph-rsid="00267a66"/>
    </style:style>
    <style:style style:name="P438"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439"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440"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441"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42"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43"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44"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45"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46"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447"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48"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49"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50"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51"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52"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453"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54"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55"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56"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457"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458"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459"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460"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461"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462"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463"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464"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465"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466"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467" style:family="paragraph" style:parent-style-name="Standard" style:list-style-name="L25">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468" style:family="paragraph" style:parent-style-name="Standard" style:list-style-name="L26">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469" style:family="paragraph" style:parent-style-name="Standard" style:list-style-name="L27">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70" style:family="paragraph" style:parent-style-name="Standard">
      <style:paragraph-properties fo:text-align="justify" style:justify-single-word="false"/>
      <style:text-properties style:font-name="Century Schoolbook L" fo:language="ru" fo:country="RU" fo:font-weight="normal" officeooo:rsid="029adfc3" officeooo:paragraph-rsid="029adfc3" fo:background-color="transparent" style:font-size-asian="10.5pt" loext:shadow="none"/>
    </style:style>
    <style:style style:name="P471" style:family="paragraph" style:parent-style-name="Standard">
      <style:paragraph-properties fo:text-align="justify" style:justify-single-word="false"/>
      <style:text-properties style:font-name="Century Schoolbook L" fo:language="ru" fo:country="RU" fo:font-weight="normal" officeooo:rsid="029e2879" officeooo:paragraph-rsid="029e2879" fo:background-color="transparent" style:font-size-asian="10.5pt" loext:shadow="none"/>
    </style:style>
    <style:style style:name="P472" style:family="paragraph" style:parent-style-name="Standard">
      <style:paragraph-properties fo:text-align="justify" style:justify-single-word="false"/>
      <style:text-properties style:font-name="Century Schoolbook L" fo:language="ru" fo:country="RU" fo:font-weight="normal" officeooo:rsid="029edb74" officeooo:paragraph-rsid="029edb74" fo:background-color="transparent" style:font-size-asian="10.5pt" loext:shadow="none"/>
    </style:style>
    <style:style style:name="P473" style:family="paragraph" style:parent-style-name="Standard" style:list-style-name="L28">
      <style:paragraph-properties fo:text-align="justify" style:justify-single-word="false"/>
      <style:text-properties style:font-name="Century Schoolbook L" fo:language="ru" fo:country="RU" fo:font-weight="normal" officeooo:rsid="02a28e9d" officeooo:paragraph-rsid="02a28e9d" fo:background-color="transparent" style:font-size-asian="10.5pt" loext:shadow="none"/>
    </style:style>
    <style:style style:name="P474" style:family="paragraph" style:parent-style-name="Standard">
      <style:paragraph-properties fo:text-align="justify" style:justify-single-word="false"/>
      <style:text-properties style:font-name="Century Schoolbook L" fo:language="ru" fo:country="RU" fo:font-weight="normal" officeooo:rsid="02a28e9d" officeooo:paragraph-rsid="02a28e9d"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fo:font-style="italic" officeooo:rsid="01ff68ea" style:font-style-asian="italic" style:font-style-complex="italic"/>
    </style:style>
    <style:style style:name="T33" style:family="text">
      <style:text-properties fo:font-style="italic" officeooo:rsid="0207d60b" style:font-style-asian="italic" style:font-style-complex="italic"/>
    </style:style>
    <style:style style:name="T34" style:family="text">
      <style:text-properties fo:font-style="italic" officeooo:rsid="02061066" style:font-style-asian="italic" style:font-style-complex="italic"/>
    </style:style>
    <style:style style:name="T35" style:family="text">
      <style:text-properties fo:font-style="italic" officeooo:rsid="020566b8" style:font-style-asian="italic" style:font-style-complex="italic"/>
    </style:style>
    <style:style style:name="T36" style:family="text">
      <style:text-properties fo:font-style="italic" officeooo:rsid="0203c9fb" style:font-style-asian="italic" style:font-style-complex="italic"/>
    </style:style>
    <style:style style:name="T37" style:family="text">
      <style:text-properties fo:font-style="italic" officeooo:rsid="02387a1e" style:font-style-asian="italic" style:font-style-complex="italic"/>
    </style:style>
    <style:style style:name="T38" style:family="text">
      <style:text-properties fo:font-style="italic" officeooo:rsid="027c5343" style:font-style-asian="italic" style:font-style-complex="italic"/>
    </style:style>
    <style:style style:name="T39" style:family="text">
      <style:text-properties fo:font-style="italic" officeooo:rsid="0286d8ff" style:font-style-asian="italic" style:font-style-complex="italic"/>
    </style:style>
    <style:style style:name="T40" style:family="text">
      <style:text-properties fo:font-style="italic" officeooo:rsid="02888943" style:font-style-asian="italic" style:font-style-complex="italic"/>
    </style:style>
    <style:style style:name="T41" style:family="text">
      <style:text-properties fo:font-style="italic" officeooo:rsid="02a6171d" style:font-style-asian="italic" style:font-style-complex="italic"/>
    </style:style>
    <style:style style:name="T42" style:family="text">
      <style:text-properties fo:font-style="italic" officeooo:rsid="02a51857" style:font-style-asian="italic" style:font-style-complex="italic"/>
    </style:style>
    <style:style style:name="T43" style:family="text">
      <style:text-properties fo:font-style="italic" officeooo:rsid="02a41000" style:font-style-asian="italic" style:font-style-complex="italic"/>
    </style:style>
    <style:style style:name="T44" style:family="text">
      <style:text-properties fo:font-style="italic" officeooo:rsid="02a28e9d" style:font-style-asian="italic" style:font-style-complex="italic"/>
    </style:style>
    <style:style style:name="T45" style:family="text">
      <style:text-properties fo:font-style="italic" officeooo:rsid="02a16b14" style:font-style-asian="italic" style:font-style-complex="italic"/>
    </style:style>
    <style:style style:name="T46" style:family="text">
      <style:text-properties fo:font-style="italic" officeooo:rsid="02a0606a" style:font-style-asian="italic" style:font-style-complex="italic"/>
    </style:style>
    <style:style style:name="T47" style:family="text">
      <style:text-properties officeooo:rsid="00099583"/>
    </style:style>
    <style:style style:name="T48" style:family="text">
      <style:text-properties officeooo:rsid="0009b39b"/>
    </style:style>
    <style:style style:name="T49" style:family="text">
      <style:text-properties officeooo:rsid="00114883"/>
    </style:style>
    <style:style style:name="T50" style:family="text">
      <style:text-properties style:font-name="Century Schoolbook L" fo:language="ru" fo:country="RU" fo:font-weight="normal" fo:background-color="transparent" loext:char-shading-value="0" style:font-size-asian="10.5pt" loext:shadow="none"/>
    </style:style>
    <style:style style:name="T51" style:family="text">
      <style:text-properties style:font-name="Century Schoolbook L" fo:language="ru" fo:country="RU" fo:font-weight="normal" officeooo:rsid="0012d949" fo:background-color="transparent" loext:char-shading-value="0" style:font-size-asian="10.5pt" loext:shadow="none"/>
    </style:style>
    <style:style style:name="T52" style:family="text">
      <style:text-properties style:font-name="Century Schoolbook L" fo:language="ru" fo:country="RU" fo:font-weight="normal" officeooo:rsid="0013b0b8" fo:background-color="transparent" loext:char-shading-value="0" style:font-size-asian="10.5pt" loext:shadow="none"/>
    </style:style>
    <style:style style:name="T53" style:family="text">
      <style:text-properties style:font-name="Century Schoolbook L" fo:language="ru" fo:country="RU" fo:font-weight="normal" officeooo:rsid="0014b531" fo:background-color="transparent" loext:char-shading-value="0" style:font-size-asian="10.5pt" loext:shadow="none"/>
    </style:style>
    <style:style style:name="T54"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55"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56"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57"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58"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59" style:family="text">
      <style:text-properties officeooo:rsid="0020418a"/>
    </style:style>
    <style:style style:name="T60" style:family="text">
      <style:text-properties officeooo:rsid="0021ff5a"/>
    </style:style>
    <style:style style:name="T61" style:family="text">
      <style:text-properties officeooo:rsid="002ad3be"/>
    </style:style>
    <style:style style:name="T62" style:family="text">
      <style:text-properties officeooo:rsid="0030965e"/>
    </style:style>
    <style:style style:name="T63" style:family="text">
      <style:text-properties officeooo:rsid="003194bc"/>
    </style:style>
    <style:style style:name="T64" style:family="text">
      <style:text-properties officeooo:rsid="00334c08"/>
    </style:style>
    <style:style style:name="T65" style:family="text">
      <style:text-properties officeooo:rsid="0034f4a7"/>
    </style:style>
    <style:style style:name="T66" style:family="text">
      <style:text-properties officeooo:rsid="0037c58f"/>
    </style:style>
    <style:style style:name="T67" style:family="text">
      <style:text-properties officeooo:rsid="003899df"/>
    </style:style>
    <style:style style:name="T68" style:family="text">
      <style:text-properties officeooo:rsid="00394246"/>
    </style:style>
    <style:style style:name="T69" style:family="text">
      <style:text-properties officeooo:rsid="003adeb1"/>
    </style:style>
    <style:style style:name="T70" style:family="text">
      <style:text-properties officeooo:rsid="003bbcbd"/>
    </style:style>
    <style:style style:name="T71" style:family="text">
      <style:text-properties officeooo:rsid="003cd4b6"/>
    </style:style>
    <style:style style:name="T72" style:family="text">
      <style:text-properties officeooo:rsid="003dd2ec"/>
    </style:style>
    <style:style style:name="T73" style:family="text">
      <style:text-properties officeooo:rsid="00447f23"/>
    </style:style>
    <style:style style:name="T74" style:family="text">
      <style:text-properties officeooo:rsid="00509f0c"/>
    </style:style>
    <style:style style:name="T75" style:family="text">
      <style:text-properties officeooo:rsid="0053a402"/>
    </style:style>
    <style:style style:name="T76" style:family="text">
      <style:text-properties officeooo:rsid="0056cb65"/>
    </style:style>
    <style:style style:name="T77" style:family="text">
      <style:text-properties officeooo:rsid="005c5efd"/>
    </style:style>
    <style:style style:name="T78" style:family="text">
      <style:text-properties officeooo:rsid="005df8ec"/>
    </style:style>
    <style:style style:name="T79" style:family="text">
      <style:text-properties officeooo:rsid="006525a4"/>
    </style:style>
    <style:style style:name="T80" style:family="text">
      <style:text-properties officeooo:rsid="0070e276"/>
    </style:style>
    <style:style style:name="T81" style:family="text">
      <style:text-properties officeooo:rsid="0075ac40"/>
    </style:style>
    <style:style style:name="T82" style:family="text">
      <style:text-properties officeooo:rsid="0077a8d6"/>
    </style:style>
    <style:style style:name="T83" style:family="text">
      <style:text-properties officeooo:rsid="0077f74e"/>
    </style:style>
    <style:style style:name="T84" style:family="text">
      <style:text-properties officeooo:rsid="007f3802"/>
    </style:style>
    <style:style style:name="T85" style:family="text">
      <style:text-properties officeooo:rsid="00864f81"/>
    </style:style>
    <style:style style:name="T86" style:family="text">
      <style:text-properties officeooo:rsid="0089c027"/>
    </style:style>
    <style:style style:name="T87" style:family="text">
      <style:text-properties officeooo:rsid="008a4c46"/>
    </style:style>
    <style:style style:name="T88" style:family="text">
      <style:text-properties officeooo:rsid="008da961"/>
    </style:style>
    <style:style style:name="T89" style:family="text">
      <style:text-properties officeooo:rsid="0090f5dd"/>
    </style:style>
    <style:style style:name="T90" style:family="text">
      <style:text-properties officeooo:rsid="0095a138"/>
    </style:style>
    <style:style style:name="T91" style:family="text">
      <style:text-properties officeooo:rsid="00962910"/>
    </style:style>
    <style:style style:name="T92" style:family="text">
      <style:text-properties officeooo:rsid="0096b0ca"/>
    </style:style>
    <style:style style:name="T93" style:family="text">
      <style:text-properties officeooo:rsid="009b000e"/>
    </style:style>
    <style:style style:name="T94" style:family="text">
      <style:text-properties officeooo:rsid="009c5a9e"/>
    </style:style>
    <style:style style:name="T95" style:family="text">
      <style:text-properties officeooo:rsid="009fb332"/>
    </style:style>
    <style:style style:name="T96" style:family="text">
      <style:text-properties officeooo:rsid="00a33b8f"/>
    </style:style>
    <style:style style:name="T97" style:family="text">
      <style:text-properties officeooo:rsid="00a96232"/>
    </style:style>
    <style:style style:name="T98" style:family="text">
      <style:text-properties officeooo:rsid="00ae2557"/>
    </style:style>
    <style:style style:name="T99" style:family="text">
      <style:text-properties officeooo:rsid="00b3e54f"/>
    </style:style>
    <style:style style:name="T100" style:family="text">
      <style:text-properties officeooo:rsid="00bb58c8"/>
    </style:style>
    <style:style style:name="T101" style:family="text">
      <style:text-properties officeooo:rsid="00bcfc0c"/>
    </style:style>
    <style:style style:name="T102" style:family="text">
      <style:text-properties officeooo:rsid="00bf50ac"/>
    </style:style>
    <style:style style:name="T103" style:family="text">
      <style:text-properties officeooo:rsid="00c494e6"/>
    </style:style>
    <style:style style:name="T104" style:family="text">
      <style:text-properties officeooo:rsid="00d2d5a2"/>
    </style:style>
    <style:style style:name="T105" style:family="text">
      <style:text-properties officeooo:rsid="00d3f763"/>
    </style:style>
    <style:style style:name="T106" style:family="text">
      <style:text-properties officeooo:rsid="00d6f21a"/>
    </style:style>
    <style:style style:name="T107" style:family="text">
      <style:text-properties officeooo:rsid="00d95464"/>
    </style:style>
    <style:style style:name="T108" style:family="text">
      <style:text-properties officeooo:rsid="00db61aa"/>
    </style:style>
    <style:style style:name="T109" style:family="text">
      <style:text-properties officeooo:rsid="00de3705"/>
    </style:style>
    <style:style style:name="T110" style:family="text">
      <style:text-properties officeooo:rsid="00e7e92c"/>
    </style:style>
    <style:style style:name="T111" style:family="text">
      <style:text-properties officeooo:rsid="00f1c3cc"/>
    </style:style>
    <style:style style:name="T112" style:family="text">
      <style:text-properties officeooo:rsid="00f95208"/>
    </style:style>
    <style:style style:name="T113" style:family="text">
      <style:text-properties officeooo:rsid="00f9bce7"/>
    </style:style>
    <style:style style:name="T114" style:family="text">
      <style:text-properties officeooo:rsid="00fb5655"/>
    </style:style>
    <style:style style:name="T115" style:family="text">
      <style:text-properties officeooo:rsid="00fd1005"/>
    </style:style>
    <style:style style:name="T116" style:family="text">
      <style:text-properties officeooo:rsid="00fe7d08"/>
    </style:style>
    <style:style style:name="T117" style:family="text">
      <style:text-properties officeooo:rsid="0104f1e8"/>
    </style:style>
    <style:style style:name="T118" style:family="text">
      <style:text-properties officeooo:rsid="0106567d"/>
    </style:style>
    <style:style style:name="T119" style:family="text">
      <style:text-properties officeooo:rsid="010d7783"/>
    </style:style>
    <style:style style:name="T120" style:family="text">
      <style:text-properties officeooo:rsid="010f6cbc"/>
    </style:style>
    <style:style style:name="T121" style:family="text">
      <style:text-properties officeooo:rsid="01153750"/>
    </style:style>
    <style:style style:name="T122" style:family="text">
      <style:text-properties officeooo:rsid="011b664a"/>
    </style:style>
    <style:style style:name="T123" style:family="text">
      <style:text-properties officeooo:rsid="011b8230"/>
    </style:style>
    <style:style style:name="T124" style:family="text">
      <style:text-properties officeooo:rsid="01225f78"/>
    </style:style>
    <style:style style:name="T125" style:family="text">
      <style:text-properties officeooo:rsid="0122f27c"/>
    </style:style>
    <style:style style:name="T126" style:family="text">
      <style:text-properties officeooo:rsid="01240e62"/>
    </style:style>
    <style:style style:name="T127" style:family="text">
      <style:text-properties officeooo:rsid="012c98de"/>
    </style:style>
    <style:style style:name="T128" style:family="text">
      <style:text-properties officeooo:rsid="01309b6a"/>
    </style:style>
    <style:style style:name="T129" style:family="text">
      <style:text-properties officeooo:rsid="01455a5b"/>
    </style:style>
    <style:style style:name="T130" style:family="text">
      <style:text-properties officeooo:rsid="0149f3a4"/>
    </style:style>
    <style:style style:name="T131" style:family="text">
      <style:text-properties officeooo:rsid="014ab245"/>
    </style:style>
    <style:style style:name="T132" style:family="text">
      <style:text-properties officeooo:rsid="0158a8ed"/>
    </style:style>
    <style:style style:name="T133" style:family="text">
      <style:text-properties officeooo:rsid="01607e75"/>
    </style:style>
    <style:style style:name="T134" style:family="text">
      <style:text-properties officeooo:rsid="01640f1a"/>
    </style:style>
    <style:style style:name="T135" style:family="text">
      <style:text-properties officeooo:rsid="0169ee6c"/>
    </style:style>
    <style:style style:name="T136" style:family="text">
      <style:text-properties officeooo:rsid="016baf12"/>
    </style:style>
    <style:style style:name="T137" style:family="text">
      <style:text-properties officeooo:rsid="016e0700"/>
    </style:style>
    <style:style style:name="T138" style:family="text">
      <style:text-properties officeooo:rsid="01715f12"/>
    </style:style>
    <style:style style:name="T139" style:family="text">
      <style:text-properties officeooo:rsid="01739250"/>
    </style:style>
    <style:style style:name="T140" style:family="text">
      <style:text-properties officeooo:rsid="01774989"/>
    </style:style>
    <style:style style:name="T141" style:family="text">
      <style:text-properties officeooo:rsid="017a16fd"/>
    </style:style>
    <style:style style:name="T142" style:family="text">
      <style:text-properties officeooo:rsid="017c7eda"/>
    </style:style>
    <style:style style:name="T143" style:family="text">
      <style:text-properties officeooo:rsid="018440d6"/>
    </style:style>
    <style:style style:name="T144" style:family="text">
      <style:text-properties officeooo:rsid="0187d602"/>
    </style:style>
    <style:style style:name="T145" style:family="text">
      <style:text-properties officeooo:rsid="0189d010"/>
    </style:style>
    <style:style style:name="T146" style:family="text">
      <style:text-properties officeooo:rsid="018b9496"/>
    </style:style>
    <style:style style:name="T147" style:family="text">
      <style:text-properties officeooo:rsid="018c7651"/>
    </style:style>
    <style:style style:name="T148" style:family="text">
      <style:text-properties officeooo:rsid="01925d10"/>
    </style:style>
    <style:style style:name="T149" style:family="text">
      <style:text-properties officeooo:rsid="01956131"/>
    </style:style>
    <style:style style:name="T150" style:family="text">
      <style:text-properties officeooo:rsid="019b0520"/>
    </style:style>
    <style:style style:name="T151" style:family="text">
      <style:text-properties officeooo:rsid="019db41c"/>
    </style:style>
    <style:style style:name="T152" style:family="text">
      <style:text-properties officeooo:rsid="01a98860"/>
    </style:style>
    <style:style style:name="T153" style:family="text">
      <style:text-properties officeooo:rsid="01b090c8"/>
    </style:style>
    <style:style style:name="T154" style:family="text">
      <style:text-properties officeooo:rsid="01b20cf6"/>
    </style:style>
    <style:style style:name="T155" style:family="text">
      <style:text-properties officeooo:rsid="01b503bd"/>
    </style:style>
    <style:style style:name="T156" style:family="text">
      <style:text-properties officeooo:rsid="01b808be"/>
    </style:style>
    <style:style style:name="T157" style:family="text">
      <style:text-properties officeooo:rsid="01ba819e"/>
    </style:style>
    <style:style style:name="T158" style:family="text">
      <style:text-properties officeooo:rsid="01cab687"/>
    </style:style>
    <style:style style:name="T159" style:family="text">
      <style:text-properties officeooo:rsid="01d5d246"/>
    </style:style>
    <style:style style:name="T160" style:family="text">
      <style:text-properties officeooo:rsid="01df7d3f"/>
    </style:style>
    <style:style style:name="T161" style:family="text">
      <style:text-properties officeooo:rsid="01e103ad"/>
    </style:style>
    <style:style style:name="T162" style:family="text">
      <style:text-properties officeooo:rsid="01ef05f2"/>
    </style:style>
    <style:style style:name="T163" style:family="text">
      <style:text-properties officeooo:rsid="01efec42"/>
    </style:style>
    <style:style style:name="T164" style:family="text">
      <style:text-properties officeooo:rsid="01f2a54c"/>
    </style:style>
    <style:style style:name="T165" style:family="text">
      <style:text-properties officeooo:rsid="01f47446"/>
    </style:style>
    <style:style style:name="T166" style:family="text">
      <style:text-properties officeooo:rsid="01ff68ea"/>
    </style:style>
    <style:style style:name="T167" style:family="text">
      <style:text-properties officeooo:rsid="0203c9fb"/>
    </style:style>
    <style:style style:name="T168" style:family="text">
      <style:text-properties officeooo:rsid="020566b8"/>
    </style:style>
    <style:style style:name="T169" style:family="text">
      <style:text-properties officeooo:rsid="02061066"/>
    </style:style>
    <style:style style:name="T170" style:family="text">
      <style:text-properties officeooo:rsid="0207d60b"/>
    </style:style>
    <style:style style:name="T171" style:family="text">
      <style:text-properties officeooo:rsid="020b7103"/>
    </style:style>
    <style:style style:name="T172" style:family="text">
      <style:text-properties officeooo:rsid="020e5e27"/>
    </style:style>
    <style:style style:name="T173" style:family="text">
      <style:text-properties officeooo:rsid="0211ca77"/>
    </style:style>
    <style:style style:name="T174" style:family="text">
      <style:text-properties officeooo:rsid="0218c8b9"/>
    </style:style>
    <style:style style:name="T175" style:family="text">
      <style:text-properties officeooo:rsid="021b000b"/>
    </style:style>
    <style:style style:name="T176" style:family="text">
      <style:text-properties officeooo:rsid="021b6d8b"/>
    </style:style>
    <style:style style:name="T177" style:family="text">
      <style:text-properties officeooo:rsid="02239faa"/>
    </style:style>
    <style:style style:name="T178" style:family="text">
      <style:text-properties officeooo:rsid="0225da9b"/>
    </style:style>
    <style:style style:name="T179" style:family="text">
      <style:text-properties officeooo:rsid="022d3ff3"/>
    </style:style>
    <style:style style:name="T180" style:family="text">
      <style:text-properties officeooo:rsid="0233de8b"/>
    </style:style>
    <style:style style:name="T181" style:family="text">
      <style:text-properties officeooo:rsid="0247aff0"/>
    </style:style>
    <style:style style:name="T182" style:family="text">
      <style:text-properties officeooo:rsid="025ac7a7"/>
    </style:style>
    <style:style style:name="T183" style:family="text">
      <style:text-properties officeooo:rsid="025d375d"/>
    </style:style>
    <style:style style:name="T184" style:family="text">
      <style:text-properties officeooo:rsid="026247bd"/>
    </style:style>
    <style:style style:name="T185" style:family="text">
      <style:text-properties officeooo:rsid="026a682b"/>
    </style:style>
    <style:style style:name="T186" style:family="text">
      <style:text-properties officeooo:rsid="0273497f"/>
    </style:style>
    <style:style style:name="T187" style:family="text">
      <style:text-properties officeooo:rsid="0274ce8e"/>
    </style:style>
    <style:style style:name="T188" style:family="text">
      <style:text-properties officeooo:rsid="027c5343"/>
    </style:style>
    <style:style style:name="T189" style:family="text">
      <style:text-properties officeooo:rsid="02802119"/>
    </style:style>
    <style:style style:name="T190" style:family="text">
      <style:text-properties officeooo:rsid="0286d8ff"/>
    </style:style>
    <style:style style:name="T191" style:family="text">
      <style:text-properties officeooo:rsid="02888943"/>
    </style:style>
    <style:style style:name="T192" style:family="text">
      <style:text-properties officeooo:rsid="0291736f"/>
    </style:style>
    <style:style style:name="T193" style:family="text">
      <style:text-properties officeooo:rsid="02954d39"/>
    </style:style>
    <style:style style:name="T194" style:family="text">
      <style:text-properties officeooo:rsid="02a0606a"/>
    </style:style>
    <style:style style:name="T195" style:family="text">
      <style:text-properties officeooo:rsid="02a16b14"/>
    </style:style>
    <style:style style:name="T196" style:family="text">
      <style:text-properties officeooo:rsid="02a28e9d"/>
    </style:style>
    <style:style style:name="T197" style:family="text">
      <style:text-properties officeooo:rsid="02a41000"/>
    </style:style>
    <style:style style:name="T198" style:family="text">
      <style:text-properties officeooo:rsid="02a51857"/>
    </style:style>
    <style:style style:name="T199" style:family="text">
      <style:text-properties officeooo:rsid="02a6171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47">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48">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48">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48">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48">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49">Ветер нельзя позвать, но можно открыть окно.</text:span></text:p>
      <text:p text:style-name="P20"/>
      <text:p text:style-name="P20"><text:tab/><text:span text:style-name="T11">Что значит жить сейчас.</text:span><text:span text:style-name="T49">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49">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49"> Если вы живете в СЕЙЧАС, то ведете созидательную жизнь.</text:span></text:p>
      <text:p text:style-name="P19"/>
      <text:p text:style-name="P19"><text:tab/><text:span text:style-name="T11">Сейчас изобретательно.</text:span><text:span text:style-name="T49">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49">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49"> Следкющие понятия имеют одно значение:</text:span></text:p>
      <text:list xml:id="list255124358902353708" text:style-name="L1">
        <text:list-item>
          <text:p text:style-name="P438">жить в сейчас;</text:p>
        </text:list-item>
        <text:list-item>
          <text:p text:style-name="P439">зрелость;</text:p>
        </text:list-item>
        <text:list-item>
          <text:p text:style-name="P439">подлиность;</text:p>
        </text:list-item>
        <text:list-item>
          <text:p text:style-name="P439">отвественность за свое действие и жизнь;</text:p>
        </text:list-item>
        <text:list-item>
          <text:p text:style-name="P439">ответная реакция — способность;</text:p>
        </text:list-item>
        <text:list-item>
          <text:p text:style-name="P439">в сейчас доступно проявление творческого подхода;</text:p>
        </text:list-item>
      </text:list>
      <text:p text:style-name="P21"/>
      <text:p text:style-name="P430"><text:span text:style-name="T50"><text:tab/></text:span><text:span text:style-name="T54">Чтобы жить сейчас, необходимо забыть о вчерашнем дне.</text:span><text:span text:style-name="T50">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430"><text:span text:style-name="T50"><text:tab/></text:span><text:span text:style-name="T54">Сейчас нельзя разделить.</text:span><text:span text:style-name="T50">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431"><text:span text:style-name="T50"><text:tab/></text:span><text:span text:style-name="T54">Материя и энергия являются одним и тем же.</text:span><text:span text:style-name="T50">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431"><text:span text:style-name="T50"><text:tab/></text:span><text:span text:style-name="T54">Западный подход к реальности. </text:span><text:span text:style-name="T50">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431"><text:span text:style-name="T50"><text:tab/></text:span><text:span text:style-name="T54">Небытие — это форма развития.</text:span><text:span text:style-name="T50">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431"><text:span text:style-name="T50"><text:tab/></text:span><text:span text:style-name="T54">«Существует» и «должно существовать». </text:span><text:span text:style-name="T50">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431"><text:span text:style-name="T50"><text:tab/></text:span><text:span text:style-name="T57">Отрицание западной философией реальности.</text:span><text:span text:style-name="T51">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431"><text:span text:style-name="T51"><text:tab/></text:span><text:span text:style-name="T57">Не существует каких-либо способов для описания реальности.</text:span><text:span text:style-name="T51"> Не пытайтесь представить реальность как нечто неподвижное, чтобы затем придумать способы для её достижения.</text:span></text:p>
      <text:p text:style-name="P24"/>
      <text:p text:style-name="P432"><text:span text:style-name="T51"><text:tab/></text:span><text:span text:style-name="T57">Реальность и восприятие. </text:span><text:span text:style-name="T51">Существует различие между следующими понятиями:</text:span></text:p>
      <text:list xml:id="list4442139382943364091" text:style-name="L2">
        <text:list-item>
          <text:p text:style-name="P440">мир;</text:p>
        </text:list-item>
        <text:list-item>
          <text:p text:style-name="P440">наша реакция на этот мир.</text:p>
        </text:list-item>
      </text:list>
      <text:p text:style-name="P433"><text:soft-page-break/><text:span text:style-name="T50"><text:tab/></text:span><text:span text:style-name="T54">Знание приходит с опытом.</text:span><text:span text:style-name="T50"> Сытому человеку трудно поверить, что в мире существует такое явление, как голод.</text:span></text:p>
      <text:p text:style-name="P25"/>
      <text:p text:style-name="P433"><text:span text:style-name="T50"><text:tab/></text:span><text:span text:style-name="T56">Будьте активны в поисках «этого».</text:span><text:span text:style-name="T52">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433"><text:span text:style-name="T52"><text:tab/></text:span><text:span text:style-name="T56">Формальная реальность вещи. </text:span><text:span text:style-name="T52">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433"><text:span text:style-name="T52"><text:tab/></text:span><text:span text:style-name="T56">О причинной связи.</text:span><text:span text:style-name="T52"> У всего должна быть причина.</text:span></text:p>
      <text:p text:style-name="P26"/>
      <text:p text:style-name="P433"><text:span text:style-name="T52"><text:tab/></text:span><text:span text:style-name="T56">Реальность и закон причины и следствия. </text:span><text:span text:style-name="T52">У причины должна быть та же самая реальность, что и у следствия.</text:span></text:p>
      <text:p text:style-name="P26"/>
      <text:p text:style-name="P433"><text:span text:style-name="T52"><text:tab/></text:span><text:span text:style-name="T56">Родство всех физических объектов. </text:span><text:span text:style-name="T52">Все физические объекты похожи. Следовательно, достаточно знать о существовании одного физического объекта.</text:span></text:p>
      <text:p text:style-name="P26"/>
      <text:p text:style-name="P433"><text:span text:style-name="T52"><text:tab/></text:span><text:span text:style-name="T56">Формальная реальность равна объектвной реальности.</text:span><text:span text:style-name="T52"> Формальной реальности должно быть больше или столько же, сколько и объективной реальности.</text:span></text:p>
      <text:p text:style-name="P26"/>
      <text:p text:style-name="P433"><text:span text:style-name="T52"><text:tab/></text:span><text:span text:style-name="T55">Материя и потребность в стабильности.</text:span><text:span text:style-name="T53">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433"><text:span text:style-name="T53"><text:tab/></text:span><text:span text:style-name="T55">Разум должен быть спокоен, чтобы действительно увидеть</text:span><text:span text:style-name="T53">.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433"><text:span text:style-name="T53"><text:tab/></text:span><text:span text:style-name="T55">Избавьтесь от предвлятых мнений.</text:span><text:span text:style-name="T53">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433"><text:span text:style-name="T53"><text:tab/></text:span><text:span text:style-name="T55">Общепринятые првила мешают восприятию реальности.</text:span><text:span text:style-name="T53"> Мы не видим ЕЕ в первозданной чистоте, так как нам внушили искаженные представления о ней.</text:span></text:p>
      <text:p text:style-name="P27"/>
      <text:p text:style-name="P433"><text:span text:style-name="T53"><text:tab/></text:span><text:span text:style-name="T55">Настоящее положение вещей и мысль.</text:span><text:span text:style-name="T53"> Настоящее положение вещей не искажено мыслью. Его нельзя постигнуть посредством понятия или мысли.</text:span></text:p>
      <text:p text:style-name="P27"><text:soft-page-break/></text:p>
      <text:p text:style-name="P434"><text:span text:style-name="T53"><text:tab/></text:span><text:span text:style-name="T55">Реальность становится очевидной, когда перестаешь сравнивать.</text:span><text:span text:style-name="T53"> Только при отсутствии сравнения существует то, «что есть». А жить с тем, «что есть», </text:span><text:span text:style-name="T50">—</text:span><text:span text:style-name="T53"> это, значит, быть умиротворенным.</text:span></text:p>
      <text:p text:style-name="P28"/>
      <text:p text:style-name="P434"><text:span text:style-name="T53"><text:tab/></text:span><text:span text:style-name="T55">Реальность </text:span><text:span text:style-name="T54">— </text:span><text:span text:style-name="T55">это быть собой.</text:span><text:span text:style-name="T53"> Чтобы стать собой </text:span><text:span text:style-name="T50">— </text:span><text:span text:style-name="T53">надо быть собой. Реальность в бытие, в бытие вещи. Таким образов, бытие в этом смысле </text:span><text:span text:style-name="T50">— </text:span><text:span text:style-name="T53">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59"><text:tab/></text:span><text:span text:style-name="T13">Дуализм и монизм.</text:span><text:span text:style-name="T59">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59">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59">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60">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60">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60">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435"><text:span text:style-name="T58"><text:tab/>П</text:span><text:span text:style-name="T54">устота.</text:span><text:span text:style-name="T50">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435"><text:span text:style-name="T54"><text:tab/>Пустота — живая субстанция. </text:span><text:span text:style-name="T50">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435"><text:span text:style-name="T54"><text:tab/>Пустота как поток творческой энергии.</text:span><text:span text:style-name="T50">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435"><text:span text:style-name="T54"><text:tab/>Пустота и небытие. НЕБЫТИЕ означает «отсутствие бытия». </text:span><text:span text:style-name="T50">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1441801424300701880" text:style-name="L3">
        <text:list-item>
          <text:p text:style-name="P441">она просто является тем, чем является;</text:p>
        </text:list-item>
        <text:list-item>
          <text:p text:style-name="P441">она понимает, что существует; неправильно говорить, что она «в нас» или что мы в «в ней».</text:p>
        </text:list-item>
      </text:list>
      <text:p text:style-name="P39"/>
      <text:p text:style-name="P435"><text:span text:style-name="T54"><text:tab/>Первопричина всего находится вне пределов понимания человека («без места нахождения»). </text:span><text:span text:style-name="T50">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436"><text:span text:style-name="T50"><text:tab/></text:span><text:span text:style-name="T54">Думая о смерти, не забывай о жизни. </text:span><text:span text:style-name="T50">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437"><text:span text:style-name="T50"><text:tab/></text:span><text:span text:style-name="T54">Путь смерти.</text:span><text:span text:style-name="T50">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437"><text:span text:style-name="T50"><text:tab/></text:span><text:span text:style-name="T54">Надо смириться с возможностью смерти.</text:span><text:span text:style-name="T50"> Стоит перестать мечтать о вечной весне, тогда и лето, и зима будут дарить счастье.</text:span></text:p>
      <text:p text:style-name="P36"/>
      <text:p text:style-name="P437"><text:span text:style-name="T50"><text:tab/></text:span><text:span text:style-name="T54">Надо учиться умирать.</text:span><text:span text:style-name="T50">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437"><text:span text:style-name="T50"><text:tab/></text:span><text:span text:style-name="T54">О разлуке с друзьями.</text:span><text:span text:style-name="T50">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437"><text:span text:style-name="T50"><text:tab/></text:span><text:span text:style-name="T54">О необходимости помнить.</text:span><text:span text:style-name="T50">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61">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6022748076611829762" text:style-name="L4">
        <text:list-item>
          <text:p text:style-name="P442">занимать место в социальной структуре общества;</text:p>
        </text:list-item>
        <text:list-item>
          <text:p text:style-name="P442">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2740618510343167315" text:style-name="L5">
        <text:list-item>
          <text:p text:style-name="P443"><text:s/>человек ек дает себе раскрыться и быть полностью собой;</text:p>
        </text:list-item>
        <text:list-item>
          <text:p text:style-name="P443">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62">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62">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63">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63">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64">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64">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64">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65">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65">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66">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66">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67">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67">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67">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67">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67">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68">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68">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68">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68">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68">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68">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69">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70">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71">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72">Ум наделен бесконечной подвижностью, для которой нет никаких преград.</text:span></text:p>
      <text:p text:style-name="P48"/>
      <text:p text:style-name="P48"><text:tab/><text:span text:style-name="T15">Очищенный ум.</text:span><text:span text:style-name="T72">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72">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73">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6388914365249181173" text:style-name="L6">
        <text:list-item>
          <text:p text:style-name="P444">взять какую-нибудь нерешенную проблему;</text:p>
        </text:list-item>
        <text:list-item>
          <text:p text:style-name="P444">рассмотреть проблему с разных сторон;</text:p>
        </text:list-item>
        <text:list-item>
          <text:p text:style-name="P444">по-новому подойти к старому способу решения проблемы;</text:p>
        </text:list-item>
        <text:list-item>
          <text:p text:style-name="P444">поверить в свою идею и действовать!</text:p>
        </text:list-item>
      </text:list>
      <text:p text:style-name="P61"/>
      <text:p text:style-name="P61"><text:tab/><text:span text:style-name="T9">Пять этапов при формулировке идеи:</text:span></text:p>
      <text:list xml:id="list4627424174235263263" text:style-name="L7">
        <text:list-item>
          <text:p text:style-name="P445">подберите материал;</text:p>
        </text:list-item>
        <text:list-item>
          <text:p text:style-name="P445">проработайте детали;</text:p>
        </text:list-item>
        <text:list-item>
          <text:p text:style-name="P445">расслабьтесь и не думайте об этом;</text:p>
        </text:list-item>
        <text:list-item>
          <text:p text:style-name="P445"><text:soft-page-break/>будьте готовы распознать и принять идею, когда она появится;</text:p>
        </text:list-item>
        <text:list-item>
          <text:p text:style-name="P445">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74">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75">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2918701625378311052" text:style-name="L8">
        <text:list-item>
          <text:p text:style-name="P446">предпосылка — это предположение;</text:p>
        </text:list-item>
        <text:list-item>
          <text:p text:style-name="P446">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76">У довода следующаю структура:</text:span></text:p>
      <text:list xml:id="list2868475426779717247" text:style-name="L9">
        <text:list-item>
          <text:p text:style-name="P447">предпосылка;</text:p>
        </text:list-item>
        <text:list-item>
          <text:p text:style-name="P447">вывод.</text:p>
        </text:list-item>
      </text:list>
      <text:p text:style-name="P79"/>
      <text:p text:style-name="P79"><text:tab/><text:span text:style-name="T9">Два вида аргументации. </text:span>В логике существует два вида аргументации:</text:p>
      <text:list xml:id="list6308516768706494447" text:style-name="L10">
        <text:list-item>
          <text:p text:style-name="P448">дедуктивная;</text:p>
        </text:list-item>
        <text:list-item>
          <text:p text:style-name="P448"><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8269732747069580990" text:style-name="L11">
        <text:list-item>
          <text:p text:style-name="P449">полное подтверждение: все S есть P;</text:p>
        </text:list-item>
        <text:list-item>
          <text:p text:style-name="P449">полное отрицание: S не есть P;</text:p>
        </text:list-item>
        <text:list-item>
          <text:p text:style-name="P449">частичное подтверждение: несколько S есть P;</text:p>
        </text:list-item>
        <text:list-item>
          <text:p text:style-name="P449">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2196435395392549478" text:style-name="L12">
        <text:list-item>
          <text:p text:style-name="P450">довод, построенный от следствия к причине;</text:p>
        </text:list-item>
        <text:list-item>
          <text:p text:style-name="P450">знание, полученное на опыте.</text:p>
        </text:list-item>
      </text:list>
      <text:p text:style-name="P81"/>
      <text:p text:style-name="P81"><text:tab/><text:span text:style-name="T9">Априори.</text:span> Под априори понимается:</text:p>
      <text:list xml:id="list3500846608233816178" text:style-name="L13">
        <text:list-item>
          <text:p text:style-name="P451">довод, построенный от причины к следствию;</text:p>
        </text:list-item>
        <text:list-item>
          <text:p text:style-name="P451">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2096861425144007452" text:style-name="L14">
        <text:list-item>
          <text:p text:style-name="P452"><text:soft-page-break/>то, что свойсвтенно многим предметам (например, красными являются все предметы красного цвета). <text:s/>Один во множестве;</text:p>
        </text:list-item>
        <text:list-item>
          <text:p text:style-name="P452">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1987228484634162942" text:style-name="L15">
        <text:list-item>
          <text:p text:style-name="P453">единственное в своем роде, индивидуальное, отличное от класса предметов или всеобщего;</text:p>
        </text:list-item>
        <text:list-item>
          <text:p text:style-name="P453">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1822322338154838960" text:style-name="L16">
        <text:list-item>
          <text:p text:style-name="P454">надо начать с некоторых предпосылок;</text:p>
        </text:list-item>
        <text:list-item>
          <text:p text:style-name="P454">затем путем приведения доказательств подвести противника;</text:p>
        </text:list-item>
        <text:list-item>
          <text:p text:style-name="P454">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8256938949791707843" text:style-name="L17">
        <text:list-item>
          <text:p text:style-name="P455">если истинность первого суждения подвергается сомнению;</text:p>
        </text:list-item>
        <text:list-item>
          <text:p text:style-name="P455">если из первоначальной предпосылки логично вытекают и другие предпосылки;</text:p>
        </text:list-item>
        <text:list-item>
          <text:p text:style-name="P455">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77">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78">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79">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80">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81">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82">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83">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84">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87">е</text:span> маленького помещения в подвале. <text:span text:style-name="T85">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86">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88">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89">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91">в</text:span>ствую внутри себя огромную силу, скрытую внутри меня м<text:span text:style-name="T91">о</text:span>щь, что-то динамичное. Это чувство не поддается описанию, и его ни чем нельзя сравнить. <text:span text:style-name="T90">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92">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93">Если спросите меня, что я буду делать на небесах, то отвечу </text:span><text:soft-page-break/><text:span text:style-name="T93">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2773582968908597445" text:style-name="L18">
        <text:list-item>
          <text:p text:style-name="P456">знаем ли мы, что Бог существует?</text:p>
        </text:list-item>
        <text:list-item>
          <text:p text:style-name="P456">откуда мы знаем, что Бог существует?</text:p>
        </text:list-item>
        <text:list-item>
          <text:p text:style-name="P456">что мы имеем в виду под существованием Бога?</text:p>
        </text:list-item>
        <text:list-item>
          <text:p text:style-name="P456">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94">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95">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96">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97">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98">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99">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100">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101">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102">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103">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104">и</text:span>ть их тому, как надо вести себя, беспокоиться о них и <text:span text:style-name="T105">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106">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107">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108">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109">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110">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111">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112">щ</text:span>ать уроки в рутинное выполнение упражнений. <text:span text:style-name="T113">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114">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15">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16">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429"><text:tab/>Шесть основных принципов обучения:</text:p>
      <text:list xml:id="list2417268634273063862" text:style-name="L19">
        <text:list-item>
          <text:p text:style-name="P457">мотивировать учеников;</text:p>
        </text:list-item>
        <text:list-item>
          <text:p text:style-name="P457">поддерживать внимание учеников;</text:p>
        </text:list-item>
        <text:list-item>
          <text:p text:style-name="P457"><text:soft-page-break/>ставить на первое место умственную активность (обсуждение, вопросы, лекции);</text:p>
        </text:list-item>
        <text:list-item>
          <text:p text:style-name="P458">четко обрисовывать картину того, что надо учить;</text:p>
        </text:list-item>
        <text:list-item>
          <text:p text:style-name="P458">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458">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17">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18">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19">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20">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21">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22">и</text:span>ть объекти<text:span text:style-name="T123">в</text:span>ные нормы прав<text:span text:style-name="T123">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24">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25">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4347102778378811250" text:style-name="L20">
        <text:list-item>
          <text:p text:style-name="P459">хранить секрет;</text:p>
        </text:list-item>
        <text:list-item>
          <text:p text:style-name="P459">забывать обиду;</text:p>
        </text:list-item>
        <text:list-item>
          <text:p text:style-name="P459">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26">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8374390789631037903" text:style-name="L21">
        <text:list-item>
          <text:p text:style-name="P460">с чего начинается плохое и хорошее поведение?</text:p>
        </text:list-item>
        <text:list-item>
          <text:p text:style-name="P460">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27">Беда человека кроется в любви к самому себе.</text:span></text:p>
      <text:p text:style-name="P198"/>
      <text:p text:style-name="P199"><text:tab/><text:span text:style-name="T9">Бедность и мир.</text:span> <text:span text:style-name="T128">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6104402127706921941" text:style-name="L22">
        <text:list-item>
          <text:p text:style-name="P461">Объективная теория этики: добродетель объективна (теория Платона), следовательно, ее невозможно определить.</text:p>
        </text:list-item>
        <text:list-item>
          <text:p text:style-name="P462">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463">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464">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29">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30">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31">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32">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33">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34">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35">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36">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37">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38">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39">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40">ться</text:span> или бежать, выиграть или проиграть и <text:s/>всегда будь готов посмеяться над всем, принимай все, что бы ни случилось. <text:span text:style-name="T140">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41">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33"><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42">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text:soft-page-break/>Противоборство</text:p>
      <text:p text:style-name="P234"/>
      <text:p text:style-name="P235"><text:tab/><text:span text:style-name="T9">Не подвергай мастерство испытанию.</text:span> Вначале это оказывается дружелюбием, а затем оборачивается антагонизмом.</text:p>
      <text:p text:style-name="P235"/>
      <text:p text:style-name="P236"><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36"/>
      <text:p text:style-name="P237"><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43">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37"/>
      <text:p text:style-name="P238"><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38"/>
      <text:p text:style-name="P239"><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44">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39"/>
      <text:p text:style-name="P240"><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40"/>
      <text:p text:style-name="P241"><text:span text:style-name="T145"><text:tab/></text:span><text:span text:style-name="T27">Надо управлять противоборством.</text:span><text:span text:style-name="T145"> Никто не сможет обидеть вас, пока вы не позволите это следать.</text:span></text:p>
      <text:p text:style-name="P241"/>
      <text:p text:style-name="P241"><text:span text:style-name="T146"><text:tab/></text:span><text:span text:style-name="T28">Не поддавайтесь иллюзии. </text:span><text:span text:style-name="T146">Поймите, что нет никого, с кем надо сражаться, надо просто не поддаваться иллюзиям. Остерегайтесь иллюзий!</text:span></text:p>
      <text:p text:style-name="P241"/>
      <text:p text:style-name="P242"><text:tab/><text:span text:style-name="T9">Необходимость провосходства сил.</text:span> <text:span text:style-name="T147">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42"/>
      <text:p text:style-name="P242"/>
      <text:p text:style-name="P242"/>
      <text:p text:style-name="P242"/>
      <text:p text:style-name="P242"/>
      <text:p text:style-name="P243"><text:soft-page-break/>Приспособляемость</text:p>
      <text:p text:style-name="P243"/>
      <text:p text:style-name="P244"><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44"/>
      <text:p text:style-name="P245"><text:tab/><text:span text:style-name="T9">Почему важно приспосабливаться?</text:span> Неспособность приспосабливатья ведет к разочарованиям.</text:p>
      <text:p text:style-name="P245"/>
      <text:p text:style-name="P246"><text:tab/><text:span text:style-name="T9">Приспособляемость заключается в неподвижности при движении.</text:span> <text:span text:style-name="T148">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46"/>
      <text:p text:style-name="P247"><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47"/>
      <text:p text:style-name="P247"><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149">Это значить быть гибким, чутким и готовым ко всему.</text:span></text:p>
      <text:p text:style-name="P247"/>
      <text:p text:style-name="P248"><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48"/>
      <text:p text:style-name="P249"><text:tab/><text:span text:style-name="T9">Изменения неизменны.</text:span> Меняться вместе с тем, что изменяется, это неизменное состояние.</text:p>
      <text:p text:style-name="P249"/>
      <text:p text:style-name="P250"><text:tab/><text:span text:style-name="T9">О чередовании.</text:span> Поток движений заключается в их чередовании.</text:p>
      <text:p text:style-name="P250"/>
      <text:p text:style-name="P251"><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51"/>
      <text:p text:style-name="P252"><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150">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52"/>
      <text:p text:style-name="P253"><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151">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151">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53"/>
      <text:p text:style-name="P254"><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text:soft-page-break/>Философия</text:p>
      <text:p text:style-name="P255"/>
      <text:p text:style-name="P256"><text:tab/><text:span text:style-name="T9">Изучайте философию.</text:span> Читайте разные книги и выявляйте главное, стиль, премущества и недостатки.</text:p>
      <text:p text:style-name="P256"/>
      <text:p text:style-name="P257"><text:tab/><text:span text:style-name="T9">Почему важно читать. </text:span>Чтение, если читать специально, это пища для ума.</text:p>
      <text:p text:style-name="P257"/>
      <text:p text:style-name="P258"><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152">е</text:span>ского мышления. Философию интересует не как, а что и почему.</text:p>
      <text:p text:style-name="P258"/>
      <text:p text:style-name="P259"><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3860815438788637494" text:style-name="L23">
        <text:list-item>
          <text:p text:style-name="P465">что наступает после того, как ты одержал победу?</text:p>
        </text:list-item>
        <text:list-item>
          <text:p text:style-name="P465">почему люди так высоко ценят победу?</text:p>
        </text:list-item>
        <text:list-item>
          <text:p text:style-name="P465">что есть «слава»?</text:p>
        </text:list-item>
        <text:list-item>
          <text:p text:style-name="P465">какой вид «победы» может принести «славу»?</text:p>
        </text:list-item>
      </text:list>
      <text:p text:style-name="P259"/>
      <text:p text:style-name="P259"><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59"/>
      <text:p text:style-name="P260"><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60"/>
      <text:p text:style-name="P261"><text:tab/><text:span text:style-name="T9">Опасность для философии заключается в том, ч</text:span><text:span text:style-name="T29">т</text:span><text:span text:style-name="T9">о она станет сугубо теоретической.</text:span> <text:span text:style-name="T153">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61"/>
      <text:p text:style-name="P262"><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62"/>
      <text:p text:style-name="P263"><text:soft-page-break/><text:span text:style-name="T154"><text:tab/></text:span><text:span text:style-name="T30">Болезнь философии. </text:span><text:span text:style-name="T154">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263"/>
      <text:p text:style-name="P263"><text:span text:style-name="T155"><text:tab/></text:span><text:span text:style-name="T31">Философия часто стремится сделать из реальности проблему. </text:span><text:span text:style-name="T155">В жизни</text:span> <text:span text:style-name="T155">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263"/>
      <text:p text:style-name="P264"><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264"/>
      <text:p text:style-name="P265"><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156">Они подчеркивают опытный, гипотетически экспериментальный и саморегулирующийся характер науки.</text:span></text:p>
      <text:p text:style-name="P265"/>
      <text:p text:style-name="P266"><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157">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soft-page-break/>Часть <text:s/>4</text:p>
      <text:p text:style-name="P267">О достижениях</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Работа</text:p>
      <text:p text:style-name="P267"/>
      <text:p text:style-name="P268"><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268"/>
      <text:p text:style-name="P268"><text:tab/><text:span text:style-name="T9">Что-то за что-то.</text:span> Существует только принцип что-то за что-то, никогда не дается что-то за ничего.</text:p>
      <text:p text:style-name="P268"/>
      <text:p text:style-name="P269"><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269"/>
      <text:p text:style-name="P270"><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270"/>
      <text:p text:style-name="P270"><text:tab/><text:span text:style-name="T9">Дело не в работе, а как ты ее выполняешь.</text:span> Важно не то, что ты даешь, а то, как ты это делаешь.</text:p>
      <text:p text:style-name="P270"/>
      <text:p text:style-name="P271"><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271"/>
      <text:p text:style-name="P272"><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272"/>
      <text:p text:style-name="P273"><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273"/>
      <text:p text:style-name="P274"><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274"/>
      <text:p text:style-name="P275"><text:tab/><text:span text:style-name="T9">Как приобрести счастье на работе. </text:span>Чтобы люди были счастливы на работе, необходимо соблюдать три следующих правила:</text:p>
      <text:list xml:id="list2936491299854669027" text:style-name="L24">
        <text:list-item>
          <text:p text:style-name="P466">необходимо, чтобы работа им подходила;</text:p>
        </text:list-item>
        <text:list-item>
          <text:p text:style-name="P466">необходимо не работать слишком много;</text:p>
        </text:list-item>
        <text:list-item>
          <text:p text:style-name="P466">необходимо делать успехи в работе.</text:p>
        </text:list-item>
      </text:list>
      <text:p text:style-name="P275"/>
      <text:p text:style-name="P275"><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275"/>
      <text:p text:style-name="P276"><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276"/>
      <text:p text:style-name="P276"><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276"/>
      <text:p text:style-name="P277"><text:tab/><text:span text:style-name="T9">О работе в офисе.</text:span> Мне ник<text:span text:style-name="T158">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8"><text:soft-page-break/>Качество</text:p>
      <text:p text:style-name="P278"/>
      <text:p text:style-name="P279"><text:tab/><text:span text:style-name="T9">О совершенствовании.</text:span> Я не хочу делать работу в полсилы — она <text:s/>должна быть бузепречна.</text:p>
      <text:p text:style-name="P279"/>
      <text:p text:style-name="P279"><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279"/>
      <text:p text:style-name="P280"><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280"/>
      <text:p text:style-name="P280"><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280"/>
      <text:p text:style-name="P281"><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281"/>
      <text:p text:style-name="P281"><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281"/>
      <text:p text:style-name="P282"><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282"/>
      <text:p text:style-name="P282"><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text:p text:style-name="P282"/>
      <text:p text:style-name="P282"/>
      <text:p text:style-name="P282"/>
      <text:p text:style-name="P282"/>
      <text:p text:style-name="P282"/>
      <text:p text:style-name="P282"/>
      <text:p text:style-name="P283"><text:soft-page-break/>Мотивация</text:p>
      <text:p text:style-name="P283"/>
      <text:p text:style-name="P284"><text:tab/><text:span text:style-name="T9">Ум человека определяет результат. </text:span>Каждый, независимо от того, кто он и где находится, должен с детства знать, что ничего не пройзойдет, если сначала это не придет вам в голову. Важно не то, что происходит в жизни, а то, как мы реагируем на то, что происходит. Неудача — это то, что признает ваш ум.</text:p>
      <text:p text:style-name="P284"/>
      <text:p text:style-name="P285"><text:tab/><text:span text:style-name="T9">Страдания главным образом являтся результатом образа мыслей. </text:span>Радость и страдание являются плодом првильного и неправильного образа мыслей. Особенно страдание. Мы никогда не бываем настолько счастливы или несчастливы, как думаем. Согласно учению даосизма, надо сделать шаг назад, и страдние станет радостью!</text:p>
      <text:p text:style-name="P285"/>
      <text:p text:style-name="P285"><text:tab/><text:span text:style-name="T9">Поражение — это состояние ума.</text:span> Никто не может потерпеть поражение, пока не принять это поражение как реальность.</text:p>
      <text:p text:style-name="P285"/>
      <text:p text:style-name="P285"><text:tab/><text:span text:style-name="T9">Поражение — это временное состояние. </text:span>Для меня поражение — это нечто преходящее, это наказание, которое побуждает меня прикладывать еще больше усилий к достижению цели. Поражение просто показывает мне, что я делаю что-то не так. Это как дорого, которая направляет меня к успеху и к истине.</text:p>
      <text:p text:style-name="P285"/>
      <text:p text:style-name="P285"><text:tab/><text:span text:style-name="T9">Никогда не растрачивай энергию.</text:span> <text:span text:style-name="T159">Никогда не растрачивай энергию на волнения и негативные мысли. Все проблемы привносятся в бытие, просто отбрось их.</text:span></text:p>
      <text:p text:style-name="P285"/>
      <text:p text:style-name="P286"><text:tab/><text:span text:style-name="T9">Упасть духом — значит потерпеть поражение. </text:span>Успех и поражение — это не то, что происходит, но то, как это воздействует на человека. Ни один человек не потерпит поражение, пока он силен духом.</text:p>
      <text:p text:style-name="P286"/>
      <text:p text:style-name="P287"><text:tab/><text:span text:style-name="T9">Проблема в ожидании страдания.</text:span> Страдание само по себе не оказывает столь сильного воздействия на чувства человека, как предчувствие страдания.</text:p>
      <text:p text:style-name="P287"/>
      <text:p text:style-name="P287"><text:tab/><text:span text:style-name="T9">Человек — это то, что он о себе думает.</text:span> То, что человек ОБЫЧНО О СЕБЕ ДУМАЕТ, определяет от, чем он в конечном итоге станет.</text:p>
      <text:p text:style-name="P287"/>
      <text:p text:style-name="P288"><text:tab/><text:span text:style-name="T9">Раличай несчастье и неудобство.</text:span> Надо осознать, что это только неудобство, но не несчастье. Это просто неприятно, это выход на свой собственный путь, это пробуждение.</text:p>
      <text:p text:style-name="P288"/>
      <text:p text:style-name="P288"><text:tab/><text:span text:style-name="T9">Камни преткновения и средства, помогающие достичь цели. </text:span>Собираетесь ли вы препятствия обратить в средства к достижению своих целей или сделать их камнем преткновения, так как неосознанно позволяете негативным мыслям, волнениям, страху и т. п. овладевать вами?</text:p>
      <text:p text:style-name="P288"/>
      <text:p text:style-name="P289"><text:tab/><text:span text:style-name="T9">Изменение происходит от внутреннего к внешнему.</text:span> Начните с того, что измените свое отношение, а не изменяйте внешние обстоятельства.</text:p>
      <text:p text:style-name="P289"><text:soft-page-break/></text:p>
      <text:p text:style-name="P289"><text:tab/><text:span text:style-name="T9">Не впадайте в уныние. </text:span>Во многих китайских магазинах продаются собачки, кторых можно повесить подобно клоунам и на которых написано: «Упади девять раз, а поднимись десять раз». Мораль в том, что нельзя впадать в уныние.</text:p>
      <text:p text:style-name="P289"/>
      <text:p text:style-name="P289"><text:tab/><text:span text:style-name="T9">Выбирайте позитивный настрой. </text:span>У человека всегда есть выбор, так как он сам определяет ко всему отношение. Поэтому выбирайте ПОЗИТИВНЫЙ, КОНСТРУКТИВНЫЙ НАСТРОЙ. Оптимизм — это вера, которая приводит к успеху.</text:p>
      <text:p text:style-name="P289"/>
      <text:p text:style-name="P290"><text:tab/><text:span text:style-name="T9">Не допускайте негативного образа мыслей.</text:span> Если будете считать, что это невозможно сделать, то сделайте это невозможным для выполнения. Пессимизм притупляет средства достижения целей.</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text:soft-page-break/>Цели</text:p>
      <text:p text:style-name="P291"/>
      <text:p text:style-name="P292"><text:tab/><text:span text:style-name="T9">Цели придают смысл жизни. </text:span>Стремление достичь какой-нибудь цели придает жизни смысл.</text:p>
      <text:p text:style-name="P292"/>
      <text:p text:style-name="P292"><text:tab/><text:span text:style-name="T9">Три вопроса. </text:span>Необходимо осознавать, что ваша цель, какой бы она ни была, может осуществиться. В моем случае это было стремление постепенного становления. Я постоянно задаю себе вопрос: «Что это, Брюс? Ты действительно это имеешь в виду или нет?». Как только выясняю, то получаю это.</text:p>
      <text:p text:style-name="P292"/>
      <text:p text:style-name="P293"><text:tab/><text:span text:style-name="T9">Цель не всегда подразумевает, что ее надо достигнуть.</text:span> <text:span text:style-name="T160">Цель не всегда подразумевает, что ее надо достигнуть: она часто служит тем, к чему надо стремиться.</text:span></text:p>
      <text:p text:style-name="P293"/>
      <text:p text:style-name="P294"><text:tab/><text:span text:style-name="T9">Не бойся неудач.</text:span> Преступление не неудача, а недостаточное стремление к цели. Если прилагаешь много усилий, даже поражение приносит славу.</text:p>
      <text:p text:style-name="P294"/>
      <text:p text:style-name="P294"><text:tab/><text:span text:style-name="T9">Первое правило при стремлении к цели.</text:span> Пойми, чего хочешь. Если я знаю, что моя цель правильная, то и результаты будут удовлетворительными. Меня волнует не вознаграждение, а как привести в действие машину для достижения цели. Мой вклад определит меру вознаграждения и успех. <text:span text:style-name="T161">Если бросить в воду камень, то от того места, куда упадет камень, пойдут круги. То же самое произойдет, если разработать план действий для достижения цели.</text:span></text:p>
      <text:p text:style-name="P294"/>
      <text:p text:style-name="P295"><text:tab/><text:span text:style-name="T9">Мысли — это предметы.</text:span> Мысли — это предметы, и в этом смысле мысли можно перенести на их фищический эквивалент.</text:p>
      <text:p text:style-name="P295"/>
      <text:p text:style-name="P295"><text:tab/><text:span text:style-name="T9">Мысли в сочетании с определенной целью.</text:span> Начинаю ценить то, что говорили раньше: «Он может, потому что думает, что может». Думаю, что каждый может превратить мысль в реальность, если будет сочетать мысль с опреденной целью, с настойчивостью и горячим желанием воплотить ее в жизнь.</text:p>
      <text:p text:style-name="P295"/>
      <text:p text:style-name="P296"><text:tab/><text:span text:style-name="T9">Успехи каждый день.</text:span> Делай, по крайней мере, одно движение каждый день на пути к цели.</text:p>
      <text:p text:style-name="P296"/>
      <text:p text:style-name="P296"><text:tab/><text:span text:style-name="T9">В будущем можно достичь счастья.</text:span> Прошлое стало историей, и только будущее может помочь обрести счастье. Поэтому каждый должен готовиться к будущему и создавать сам свое будущее.</text:p>
      <text:p text:style-name="P296"/>
      <text:p text:style-name="P297"><text:tab/><text:span text:style-name="T9">Редко можно достичь цели, сделав на пути к ней лишь один шаг.</text:span> Управление существованием отличается от комбинации цифр для открытия сейфа. Редко можно открыть сейф простым поворотом ручки. Каждое продвижение и отступление — это шаг на пути к поставленной цели.</text:p>
      <text:p text:style-name="P294"/>
      <text:p text:style-name="P298"><text:soft-page-break/><text:tab/><text:span text:style-name="T9">Отношение определяет высоту поставленных целей. </text:span>В жизни можно достичь лишь того, чего от нее ожидаешь. То, чем человек является сегодня, есть результат того, о чем он думал вчера.</text:p>
      <text:p text:style-name="P298"/>
      <text:p text:style-name="P299"><text:tab/><text:span text:style-name="T9">Всегда придерживайся своих целей.</text:span> Всегда думай о том, чего хочешь, и не думай о том, чего не хочешь.</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1"><text:soft-page-break/>Вера</text:p>
      <text:p text:style-name="P301"/>
      <text:p text:style-name="P302"><text:tab/><text:span text:style-name="T9">Вера и сомнения.</text:span> Я уважаю веру, но сомнение — это, что тебя учит.</text:p>
      <text:p text:style-name="P302"/>
      <text:p text:style-name="P303"><text:tab/><text:span text:style-name="T9">Вера и поступки. </text:span>Вера без поступков мертва.</text:p>
      <text:p text:style-name="P303"/>
      <text:p text:style-name="P304"><text:tab/><text:span text:style-name="T9">Польза и вера. </text:span>Вера, подкрепленная поступком, приносит пользу.</text:p>
      <text:p text:style-name="P304"/>
      <text:p text:style-name="P305"><text:tab/><text:span text:style-name="T9">Сила веры.</text:span> Мыслям, подкрепленным верой, не страшны никакие препятствия.</text:p>
      <text:p text:style-name="P305"/>
      <text:p text:style-name="P306"><text:tab/><text:span text:style-name="T9">Вера в себя.</text:span> Зачем я живу? Я верю, что сделаю это. Вера делает возможным достигнуть того, что человек задумывает сделать. Хорошо известно, что человек, в конце концов, начинает верить в то, что он повторяет себе, несмотря на то, верно это или нет. Если человек постоянно говорит неправду, то в итоге он примет ее за правду. Более того, он поверит, что это правда. Каждый человек есть то, чем он является, так как от него зависит, какие мысли будут оказывать на него влияние.</text:p>
      <text:p text:style-name="P306"/>
      <text:p text:style-name="P307"><text:tab/><text:span text:style-name="T9">Вера — это состояние духа.</text:span> Вера — это со<text:span text:style-name="T162">с</text:span>тояние духа, которое можно улучшать при помощи самодисциплины. Тогда вера будет совершенствоваться.</text:p>
      <text:p text:style-name="P307"/>
      <text:p text:style-name="P308"><text:tab/><text:span text:style-name="T9">Развитие веры.</text:span> Веру можно вызвать, если при помощи самовнушения повторять что-либо, пока это не отложится в подсознании. <text:span text:style-name="T163">Это — единственный, известный способ сознательного развития веры.</text:span></text:p>
      <text:p text:style-name="P308"/>
      <text:p text:style-name="P309"><text:tab/><text:span text:style-name="T9">Вера и разум.</text:span> Я не могу и не буду «прибегать» к вере, если доводы разума кажутся скачными.</text:p>
      <text:p text:style-name="P309"/>
      <text:p text:style-name="P310"><text:tab/><text:span text:style-name="T9">Вера питает душу.</text:span> Вера питает душу, посредством которой цели человека могут быть облечены в физическую форму выражения.</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2"><text:soft-page-break/>Успех</text:p>
      <text:p text:style-name="P312"/>
      <text:p text:style-name="P311"><text:tab/><text:span text:style-name="T9">Определение успеха.</text:span> Успех означает искренне и со всей душой отдаваться делу. В достижении успеха необходимо также помощь других людей.</text:p>
      <text:p text:style-name="P311"/>
      <text:p text:style-name="P311"><text:tab/><text:span text:style-name="T9">Успех отличается от удачи.</text:span> Я не верю в чистую удачу, так как каждый сам создает свою удачу. Необходимо замечать существуеющие вокруг возможности и извлекать из них пользу.</text:p>
      <text:p text:style-name="P311"/>
      <text:p text:style-name="P311"><text:tab/><text:span text:style-name="T9">Успех возможен тогда, когда подготовка к чему-либо сталкивается с возможностью.</text:span> Возможность может встретиться на пути, а может, и нет. Вам может повезти, а может и не повезти. Но если вам повезет, то лучше быть готовыми к этому.</text:p>
      <text:p text:style-name="P311"/>
      <text:p text:style-name="P311"><text:tab/><text:span text:style-name="T9">О необходимости стремиться к успеху. </text:span>Возможно, люди скажут, что я слишком осознаю свой успех. Но это не так. Успех придет к тем, кто стремится его достичь. Если не сделать что-либо своей целью, как же это можно получить?</text:p>
      <text:p text:style-name="P311"/>
      <text:p text:style-name="P311"><text:tab/><text:span text:style-name="T9">Иллюзия, что можно взбираться по лестнице успеха.</text:span> <text:span text:style-name="T164">Думаю, что представление о том, что можно взбираться по лестнице успеха, абсурдно, так как это лишь иллюзия. Нельзя достичь чего-либо, сидя здесь и занимаясь размышлением. Хотя сегодня у меня уже есть успех, тем не менее я буду продолжать познавать себя. Но то, что я смогу «подняться выше», это все же иллюзия.</text:span></text:p>
      <text:p text:style-name="P311"/>
      <text:p text:style-name="P313"><text:tab/><text:span text:style-name="T9">Цена успеха. </text:span>Человек, который хочет достичь успеха, должен научиться бороться, стремиться и страдать. Можно многого достичь в жизни, если готов от многого отказаться ради этого.</text:p>
      <text:p text:style-name="P313"/>
      <text:p text:style-name="P314"><text:tab/><text:span text:style-name="T9">Самый большой недостаток успеха.</text:span> Самый большой недостаток успеха в том, что по его достижении человек лишается личной жизни. <text:span text:style-name="T165">Ирония в том, что все стремятся разбогатеть и стать знаменитыми, но как только достигают этого, понимают, что жизнь и тогда не усыпана розами.</text:span></text:p>
      <text:p text:style-name="P314"/>
      <text:p text:style-name="P315"><text:tab/><text:span text:style-name="T9">Успех усложняет достижение простоты.</text:span> Для многих слово «успех» означает «рай». Сейчас он у меня есть, но это не что иное, как удачное стечение обстоятельств, которые лишь усложняют мое внутреннее стремление к простоте и обретению личной жизни.</text:p>
      <text:p text:style-name="P315"/>
      <text:p text:style-name="P316"><text:tab/><text:span text:style-name="T9">Успех — это не конечный пункт назначения.</text:span> Не забывайте, что успех подобен путешествию, у которого нет конечного пункта назначения. Верьте в свои возможности. И тогда у вас все получится.</text:p>
      <text:p text:style-name="P316"/>
      <text:p text:style-name="P317"><text:tab/><text:span text:style-name="T9">Непреходящее условие для достижения успеха. </text:span>Цель — это непреходящее условие для достижения успеха.</text:p>
      <text:p text:style-name="P317"/>
      <text:p text:style-name="P317"><text:soft-page-break/><text:tab/><text:span text:style-name="T32">Три ключа у успеху. </text:span><text:span text:style-name="T166">Настойчивость, настойчивость и еще раз настойчивость. Силу можно приобрести и поддерживать только ежедневными тренировками, то есть необходимо совершать постоянное усилие.</text:span></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8"><text:soft-page-break/>Деньги</text:p>
      <text:p text:style-name="P318"/>
      <text:p text:style-name="P319"><text:tab/><text:span text:style-name="T9">Сущность денег.</text:span> У денег нет своей сущности. Сущность денег проявляется в том, как к ним относиться.</text:p>
      <text:p text:style-name="P319"/>
      <text:p text:style-name="P319"><text:tab/><text:span text:style-name="T9">Деньги — это средство, а не конец чего-либо. </text:span>Ребенку с ранних лет надо говорить, что деньги — это лишь средство, полезный инструмент. И, как у любого инструмента, у денег тоже есть определенное предназначение, но благодаря им нельзя достичь всего. Необходимо научиться пользоваться ими, понять, что ими можно делать, но, прежде всего, что ими нельзя делать.</text:p>
      <text:p text:style-name="P319"/>
      <text:p text:style-name="P320"><text:tab/><text:span text:style-name="T9">Деньги — это второстепенный вопрос. </text:span>Считаю, что деньги — это второстепенный вопрос. На первом месте находится способность или желание что-либо сделать. Если это есть, то затем приходит черед и второстепенных вопросов.</text:p>
      <text:p text:style-name="P320"/>
      <text:p text:style-name="P321"><text:span text:style-name="T167"><text:tab/></text:span><text:span text:style-name="T36">Необходимо справедливо делить прибыль. </text:span><text:span text:style-name="T167">Многие продюсеры думают, что я заинтересован лишь в получении денег. Поэтому, чтобы заманить меня к себе на съемочную площадку, они обещают мне огромные деньги и ничего более. Но все, что мне надо, это лишь справедливо делить прибыль от фильма.</text:span></text:p>
      <text:p text:style-name="P321"/>
      <text:p text:style-name="P322"><text:span text:style-name="T168"><text:tab/></text:span><text:span text:style-name="T35">Удача не может длиться вечно.</text:span><text:span text:style-name="T168"> Философия отца относительно денег очень помогла мне. Он обычно говорил мне: «Если в этом году заработаешь десять долларов, то не забывай, что в следующем году жешь заработать лишь пять долларов, поэтому надо быть готовым к этому».</text:span></text:p>
      <text:p text:style-name="P322"/>
      <text:p text:style-name="P323"><text:span text:style-name="T169"><text:tab/></text:span><text:span text:style-name="T34">Деньги — это далько не все в жизни.</text:span><text:span text:style-name="T169"> Несомненно, что деньги играют важную роль для того, чтобы содержать семью; они дают нам то, что нам хочется. Но это далеко не все в жизни.</text:span></text:p>
      <text:p text:style-name="P323"/>
      <text:p text:style-name="P323"><text:span text:style-name="T170"><text:tab/></text:span><text:span text:style-name="T33">Важно получать удовольствие от работы.</text:span><text:span text:style-name="T170"> В одно время мне хотелось только второстепенных вещей: денег, славы, больших премьер фильмов. Сейчас у меня все это есть или начинает появляться, но это уже не кажется таким важным, как раньше. Я понял, что заниматься делом намного важнее. Мне нравится этим заниматься. Деньги для меня не главное.</text:span> </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24"><text:soft-page-break/>Слава</text:p>
      <text:p text:style-name="P324"/>
      <text:p text:style-name="P325"><text:tab/><text:span text:style-name="T9">Об иллюзии быть звездой.</text:span> Звезда — это иллюзия. Это то, что может вас закалить. Когда вас называют звездой, это лишь игра. Вы верите в это, и получаете удовольствие от всей этой лести (да, человеку свойственно ошибаться и до определенного момента всему верить), и забыли, что как только вы перестанете быть звездой, те же самые люди, которые вчера были вашими «приятелями», бросят вас и пойдут за новой звездой. <text:span text:style-name="T171">Конечно, вам решать. Это ваше право (хотя необходимо себе задавать эти вопросы, и все же это ваш выбор и ваше право).</text:span></text:p>
      <text:p text:style-name="P325"/>
      <text:p text:style-name="P326"><text:tab/><text:span text:style-name="T9">Звезды появляются, а затем падают.</text:span> И это не удивительно. Дело в том, что многие из них не знают себя, поэтому после падения приходят в уныние. Они должны спросить себя, а было ли у них достаточно основания для успеха или же им просто повезло. <text:span text:style-name="T172">Если они успокоятся и снова начнут проверять на что способны, то почувствуют себя лучше. Но я убедился, что не все звезды такие. Успех ослепляет их, они думают, что стали самой великой звездой в мире. Поэтому, когда везение, в конце концов, проходит, они чувствуют себя несчастными.</text:span></text:p>
      <text:p text:style-name="P326"/>
      <text:p text:style-name="P327"><text:tab/><text:span text:style-name="T9">Оскорбление звезды. </text:span>Очень много звезд и слишком мало актеров. Кассовый успех часто наделяет звезд большой силой. К сожалению, многие злоупотребляют этим.</text:p>
      <text:p text:style-name="P327"/>
      <text:p text:style-name="P328"><text:tab/><text:span text:style-name="T9">Успех не должен ослеплять. </text:span>Успех и слава могут легко вас ослепить. Если у вас длинные волосы, то люди вам будут говорить следующее: «О, это мо<text:span text:style-name="T173">д</text:span>но, детка, это модная прическа». Но если вы неизвестны, то они скажут: «О, только посмотрите на этого отвратительного молодого преступника».</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9"/>
      <text:p text:style-name="P329"/>
      <text:p text:style-name="P329"/>
      <text:p text:style-name="P329"/>
      <text:p text:style-name="P329"/>
      <text:p text:style-name="P331"><text:soft-page-break/>Лесть</text:p>
      <text:p text:style-name="P331"/>
      <text:p text:style-name="P330"><text:tab/><text:span text:style-name="T9">Две болезни эго. </text:span>Одна болезнь в том, чтобы ездить на осле и искать осла, а другая — ездить на осле и не хотеть с него слезть.</text:p>
      <text:p text:style-name="P330"/>
      <text:p text:style-name="P332"><text:tab/><text:span text:style-name="T9">Шесть болезней повышенного самосознания.</text:span> Существует следующие шесть болезней:</text:p>
      <text:list xml:id="list4241036378874248029" text:style-name="L25">
        <text:list-item>
          <text:p text:style-name="P467">желание победы;</text:p>
        </text:list-item>
        <text:list-item>
          <text:p text:style-name="P467">желание прибегать к техническим уловкам;</text:p>
        </text:list-item>
        <text:list-item>
          <text:p text:style-name="P467">желание выставлять напоказ свои знания;</text:p>
        </text:list-item>
        <text:list-item>
          <text:p text:style-name="P467">желание держать противника в страхе;</text:p>
        </text:list-item>
        <text:list-item>
          <text:p text:style-name="P467">желание играть пассивную роль;</text:p>
        </text:list-item>
        <text:list-item>
          <text:p text:style-name="P467">желание избавиться от любой болезни, которой можно заразиться.</text:p>
        </text:list-item>
      </text:list>
      <text:p text:style-name="P332"/>
      <text:p text:style-name="P333"><text:tab/><text:span text:style-name="T9">Остерегайтесь людей, которые на все говорят «да».</text:span> Я имею в виду, что слишком много людей говорят все время «да, да, да». Поэтому, если к этому времени действительно не поймете, что предстваляет собой жизнь и что происходит что-то вроде игры, и не поймете, что эта игра прекрасна и восхитительна, то ничего страшного. <text:span text:style-name="T174">Но многих людей она ослепляет, потому что все повторяется слишком много раз, что начинаешь в это верить.</text:span></text:p>
      <text:p text:style-name="P333"/>
      <text:p text:style-name="P334"><text:tab/><text:span text:style-name="T9">Неискренность тех, кто просит совета.</text:span> Нет ничего столь неискреннего, как п<text:span text:style-name="T175">р</text:span>осить и давать советы. <text:span text:style-name="T176">Кажется, что тот, кто просит совет, не согласен с мнением друга и хочет только убедиться в правильности своего собственного мнения, а также хочет привлечь своего друга к ответственности за свой поступок. А тот, кто дает совет, благодарит за проявленное к нему доверие тем, что делает это с кажущимся равнодушием; на самом же деле редко думает о чем-нибудь другом, кроме как о своем интересе и репутации. А тот, кто просит совет, обычно хочет, чтобы его похвалили.</text:span></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5"><text:soft-page-break/>Часть 5</text:p>
      <text:p text:style-name="P335">Об искусстве и людях искусства</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6"><text:soft-page-break/>Искусство</text:p>
      <text:p text:style-name="P336"/>
      <text:p text:style-name="P337"><text:tab/><text:span text:style-name="T9">Искусство — это способ выразить себя.</text:span> Искусство действительно является способом выразить себя. Чем сложнее и ограниченнее метод, тем меньше возможностей для выражния естественного чувства свободы.</text:p>
      <text:p text:style-name="P337"/>
      <text:p text:style-name="P337"><text:tab/><text:span text:style-name="T9">Искусство и осведомленность обо всем. </text:span>Люди искусства должны учиться за всем наблюдать, не отдавая ничему предпочтения, разбираться в своих наблюдениях, а затем выражать их в своих работах.</text:p>
      <text:p text:style-name="P337"/>
      <text:p text:style-name="P337"><text:tab/><text:span text:style-name="T9">Искусство начинается с чувств. </text:span>Искусство возникает в результате опыта или чувств человека.</text:p>
      <text:p text:style-name="P337"/>
      <text:p text:style-name="P337"><text:tab/><text:span text:style-name="T9">Искусство и эмоции.</text:span> Исткусство — это общение при помощи чувств.</text:p>
      <text:p text:style-name="P337"/>
      <text:p text:style-name="P337"><text:tab/><text:span text:style-name="T9">Забудьте о разуме и станьте со своей работой единым целым.</text:span> Если стремишься создавать хорошее искусство, то надо перестать быть хорошим художником, так как разум «останавливается» при каждом движении, через которое он проходит. Важно забыть о разуме и слиться в единое целое со своей работой.</text:p>
      <text:p text:style-name="P337"/>
      <text:p text:style-name="P337"><text:tab/><text:span text:style-name="T9">В искусстве требуется свобода и творчество.</text:span> Искусство живет там, где есть абсолютная свобода, потому что там, где ее нет, не может быть и творчества. В искусстве не может быть твердости.</text:p>
      <text:p text:style-name="P337"/>
      <text:p text:style-name="P337"><text:tab/><text:span text:style-name="T9">Искусство недекоративно.</text:span> Искусство существует не для того, чтобы украшать, а чтобы просвещать. Другими словами, искусство — это способ обретения свободы.</text:p>
      <text:p text:style-name="P337"/>
      <text:p text:style-name="P337"><text:tab/><text:span text:style-name="T9">Цель искусства.</text:span> Цель искусства в том, чтобы проецировать внутренний образ во внешний мир.</text:p>
      <text:p text:style-name="P337"/>
      <text:p text:style-name="P337"><text:tab/><text:span text:style-name="T9">Необходимое качество художников. </text:span>Необходимое качество художников — это чистота сердца.</text:p>
      <text:p text:style-name="P337"/>
      <text:p text:style-name="P337"><text:tab/><text:span text:style-name="T9">Искусство трансцендентально. </text:span>Искусство — это выражение жизни, оно выходит за пределы времени и пространства.</text:p>
      <text:p text:style-name="P337"/>
      <text:p text:style-name="P337"><text:tab/><text:span text:style-name="T9">Искусство помогает услышать музыку души. </text:span>В каждом движении проявляется музыка души. А пустое движение подобно пустому миру: в нем нет смысла. Движение, за которыми не скрываются соответствующие эмоции, это пустые движения.</text:p>
      <text:p text:style-name="P337"/>
      <text:p text:style-name="P338"><text:tab/><text:span text:style-name="T9">Искусство — это ду</text:span><text:span text:style-name="T37">х</text:span><text:span text:style-name="T9">овное понимание. </text:span>В искусстве проявляется духовное понимание внутренней сущности вещей, а также через форму выражается связь человека с НЕБЫТИЕМ, с природой абсолютного. Творчество в искусстве — это <text:soft-page-break/>духовное раскрытие личности, которая выходит из небытия. Оно способствует тому, что восприятие душой становится глубже.</text:p>
      <text:p text:style-name="P338"/>
      <text:p text:style-name="P339"><text:tab/><text:span text:style-name="T9">Искусство развивается при помощи отражения души. </text:span>В искусстве требуется в совершенстве владеть техникой, которая развивается, отражаясь внутри души человека.</text:p>
      <text:p text:style-name="P339"/>
      <text:p text:style-name="P340"><text:tab/><text:span text:style-name="T9">Простое искусство — это искусство души. </text:span>«Простое искусство» — это художественный процесс, происходящий внутри художника, которые означает «искусство души». <text:span text:style-name="T177">Всевозможные движения инструментами — это шаг вперед на пути к раскрытию абсолютного, прекрасного мира души.</text:span></text:p>
      <text:p text:style-name="P340"/>
      <text:p text:style-name="P341"><text:tab/><text:span text:style-name="T9">Художественное мастерство должно исходить из души человека.</text:span> Художественное мастерство не означает художественного совершенства. Оно является постоянным средством отражения изменений, происходящих в духовном развитии человека. А совершенство последнего <text:span text:style-name="T178">невозможно выразить при помощи формы: оно должно исходить из души человека. Деятельность художника состоит не в том, чтобы творить искусство ради самого себя. Необходимо проникать глубже, туда, откуда проистекают все формы искусства и откуда проявляется в реальности гармония души и космоса небытия.</text:span></text:p>
      <text:p text:style-name="P341"/>
      <text:p text:style-name="P342"><text:tab/><text:span text:style-name="T9">Задача искусства.</text:span> Задача искусства заключается в том, чтобы в эстетической форме выражать наиболее сильные душевные переживания человека и его жизненный опыт, чтобы это было понятно людям и вписывалось бы в рамки представлений об идеальном мире.</text:p>
      <text:p text:style-name="P342"/>
      <text:p text:style-name="P343"><text:tab/><text:span text:style-name="T9">Искусство является выражением души человека.</text:span> Именно искусство души пребывает в умиротворенном состоянии подобно тому, как в воде глубокого озера отражается лунный свет.</text:p>
      <text:p text:style-name="P343"/>
      <text:p text:style-name="P343"><text:tab/><text:span text:style-name="T9">Художник должен быть художником и в жизни. </text:span>Деятельность художника должна стать мастерским отображением прошлой жизни, так как конечная цель художника — запечатлевать искусство того, как надо жить. Художник в любой области искусства должен быть, прежде всего, художником и в своей жизни, так как любое творение исходит из души человека.</text:p>
      <text:p text:style-name="P343"/>
      <text:p text:style-name="P343"><text:tab/><text:span text:style-name="T9">Искусство раскрывает сущность жизни.</text:span> Искусство ведет к области безграничного и раскрывает сущность жизни, которая заключается в творческом действии в состоянии восприимчиваости всех органов чувств, то есть когда они находятся в состоянии наивности, в положительном смысле этого слова.</text:p>
      <text:p text:style-name="P343"/>
      <text:p text:style-name="P344"><text:tab/><text:span text:style-name="T9">Искусство — это совершенство природы. </text:span>Искусство — это совершенство природы и жизни, выраженное в творении художника, который в совершенстве владеет техникой, а поэтому не зависит от нее.</text:p>
      <text:p text:style-name="P344"/>
      <text:p text:style-name="P345"><text:soft-page-break/><text:tab/><text:span text:style-name="T9">Искусство раскрывает все возможности <text:s/>человека.</text:span> Цель искусства не в том, чтобы способствовать одностороннему развитию духа, души и ощущений человека, а в том, чтобы РАСКРЫВАТЬ все способности человека: мысли, чувства, волю — так чтобы все это было подчинено жизненному ритму природы. Именно так можно услышать беззвечный голос и привести себя к гармонии с ним.</text:p>
      <text:p text:style-name="P345"/>
      <text:p text:style-name="P346"><text:tab/><text:span text:style-name="T9">Непосредственность в искусстве. </text:span>Разве можно сразу же сделать рисунок глазами? Как много теряется на пути от восприятия глазом к движениям карандашом на листе бумаги!</text:p>
      <text:p text:style-name="P346"/>
      <text:p text:style-name="P347"><text:tab/><text:span text:style-name="T9">Использование художественной техники может ограничить художественное выражение. </text:span>При помощи искусства человек выражает себя. Чем сложнее и ограниченнее техника, тем меньше возможность выразить подлинную сущность свободы. И хотя на ранних этапах использование техники играет важную роль, тем не менее она не должна быть слишком сложной, узкой и выполняться механически. Слепое использование техники может привести к ограниченному искусству.</text:p>
      <text:p text:style-name="P347"/>
      <text:p text:style-name="P348"><text:tab/><text:span text:style-name="T9">Цельное искусство — это совершенное искусство.</text:span> Искусство с<text:span text:style-name="T179">о</text:span>вершенно тогда, когда не видно, при помощи чего оно создано.</text:p>
      <text:p text:style-name="P348"/>
      <text:p text:style-name="P349"><text:tab/><text:span text:style-name="T9">Псевдоискусство — это результат неискреннего подхода.</text:span> Большая часть псевдоискусства возникаеи при неискреннем подходе и при попытке создать произведение, не связанное с жизненным опытом человека или его переживаниями.</text:p>
      <text:p text:style-name="P349"/>
      <text:p text:style-name="P350"><text:tab/><text:span text:style-name="T9">Четыре постулата для эффективного искусства. </text:span>Для выражения адекватной формы в искусстве требуется следующее:</text:p>
      <text:list xml:id="list6198522077983278162" text:style-name="L26">
        <text:list-item>
          <text:p text:style-name="P468">индивидуальный подход, а не пустое воспроизведение;</text:p>
        </text:list-item>
        <text:list-item>
          <text:p text:style-name="P468">краткость, а не громоздкость;</text:p>
        </text:list-item>
        <text:list-item>
          <text:p text:style-name="P468">ясность, а не непонятность;</text:p>
        </text:list-item>
        <text:list-item>
          <text:p text:style-name="P468">простота выражения, а не сложность формы.</text:p>
        </text:list-item>
      </text:list>
      <text:p text:style-name="P350"/>
      <text:p text:style-name="P351"><text:tab/><text:span text:style-name="T9">В искусстве требуется душевная отдача. </text:span>Дело в том, что недостаточно много существует людей, которые с полной душевной отдачей посвящают себя делу и в то же время являеются профессионалами своего дела.</text:p>
      <text:p text:style-name="P351"/>
      <text:p text:style-name="P351"><text:tab/><text:span text:style-name="T9">Подлинное искусство нельзя перенять у другого мастера.</text:span> Я утверждаю и настаиваю на том, что искусство, подлинное искусство, нельзя перенять у другого мастера. Следовательно, искусство никогда не должно быть декоративным и являться украшением. Вместо этого оно должно представлять собой постоянный процесс развития (в смысле того, что НЕ останавливаться на достигнутом!).</text:p>
      <text:p text:style-name="P351"/>
      <text:p text:style-name="P352"><text:tab/><text:span text:style-name="T9">Искусство — это способ обрести личную свободу.</text:span> Искусство, прежде всего, это способ обрести «личную» свободу. Ни твой путь не подхожит мне, ни мой — тебе.</text:p>
      <text:p text:style-name="P352"><text:soft-page-break/></text:p>
      <text:p text:style-name="P352"><text:tab/><text:span text:style-name="T9">Путь художника.</text:span> Когда учение брошено в никуда, когда ум человека (если есть такая вербальная субстанция) совершенно не осознает что работает, когда «сам человека» исчезает в никуда, именно тогда искусство достигает совершенства.</text:p>
      <text:p text:style-name="P352"/>
      <text:p text:style-name="P353"><text:tab/><text:span text:style-name="T9">У подлинного художника нет </text:span><text:span text:style-name="T37">з</text:span><text:span text:style-name="T9">рителей.</text:span> Подлинный художник не рассчитывает на реакцию зрителей, так как сама работа доставляет ему радость, и он выполняет ее немного игриво и даже небрежно. Искусство достигает наивысшего пика выражения, когда отключается сознание художника. <text:span text:style-name="T180">Человек обретает свободу в тот момент, когда меньше всего думает, какое впечатление производит или произведет его работа.</text:span></text:p>
      <text:p text:style-name="P353"/>
      <text:p text:style-name="P354"><text:tab/><text:span text:style-name="T9">Простота — это последний этап на пути достижения мастерства в искусстве.</text:span> Простота — это последний этап на пути достижения мастерства в искусстве и начальный этап выражения в природе.</text:p>
      <text:p text:style-name="P354"/>
      <text:p text:style-name="P355"><text:tab/><text:span text:style-name="T9">Там, где есть искусство. </text:span>Искусство живет там, где есть АБСОЛЮТНАЯ СВОБОДА, так как там, где ее нет, нет и творчества.</text:p>
      <text:p text:style-name="P355"/>
      <text:p text:style-name="P356"><text:tab/><text:span text:style-name="T9">Об искусстве.</text:span> Дело в том, что надо использовать искусство как средство постижения Пути.</text:p>
      <text:p text:style-name="P356"/>
      <text:p text:style-name="P356"><text:tab/><text:span text:style-name="T9">В поисках преданного своему делу художника.</text:span> Как в боевом искусстве достаточно трудно тренировать новичка и подготовить его физически и психологически к боям, так и в среде искусства сложно найти художника с правильным подходом и тем редким качеством, как преданность своему делу. Такое случается очень редко.</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7"><text:soft-page-break/>Кино</text:p>
      <text:p text:style-name="P357"/>
      <text:p text:style-name="P358"><text:tab/><text:span text:style-name="T9">Желание снять действительно хороший фильм.</text:span> Я хочу снять действительно хороший фильм. К сожалению, мало продюсеров отвечает моим ожиданиям. На самом деле, я бы быд даже довольно счастлив просто посидеть и поговорить с любым, кто серьезно относится к съемке фильмов. Я был бы даже удовлетворен, не смотря на то, что это просто разговоры.</text:p>
      <text:p text:style-name="P358"/>
      <text:p text:style-name="P358"><text:tab/><text:span text:style-name="T9">Сфера кино — это сочетание бизнеса и искусства.</text:span> К сожалению, в сфере кино все еще удручающим фактом остается сочетание бизнеса и искусства, будь то в Голливуде или в Гонконге.</text:p>
      <text:p text:style-name="P358"/>
      <text:p text:style-name="P359"><text:tab/><text:span text:style-name="T9">Не надо превозносить насилие.</text:span> Не думаю, что в кино надо показывать насилие и агрессивность. Это плохо.</text:p>
      <text:p text:style-name="P359"/>
      <text:p text:style-name="P360"><text:tab/><text:span text:style-name="T9">Открытие нового направления в кино.</text:span> Я пытаюсь начать целое направление фильмов о боевых искусствах в США. Мне кажется, что они намного интереснее вестернов, в которых люди только стреляют из пушек. А здесь будет показано все. Это выражение тела человека.</text:p>
      <text:p text:style-name="P360"/>
      <text:p text:style-name="P361"><text:tab/><text:span text:style-name="T9">О творческой пользе режиссерской работы.</text:span> Мне хочется руководить съемкой фильмов, так как чувствую, что режиссерская работа более творческая. У вас действительно появляется возможность сделать то, что хотите.</text:p>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2"><text:soft-page-break/>Актерское мастерство</text:p>
      <text:p text:style-name="P362"/>
      <text:p text:style-name="P363"><text:tab/><text:span text:style-name="T9">Профессиональный актер.</text:span> Какого же актера можно считать профессиональным? Начнем с того, что он не является так называемой звездой кино, что само по себе является не более чем символом и абстрактным понятием, придуманным людьми. Людей, стремящихся стать не актерами, а звездами кино, намного больше. Для меня актер — это сумма всего того, чем он является. Для меня важен его высокий уровень понимания жизни, хороший вкус, жизненный опыт, энергия, уровень образования и, что намного важнее, как я уже сказал, это сумма всего, чем этот человек является.</text:p>
      <text:p text:style-name="P363"/>
      <text:p text:style-name="P363"><text:tab/><text:span text:style-name="T9">Актер — это профессиональный посредник.</text:span> Актер, хороший актер, а не типичный представитель этой профессии — это такой актер, который является так называемым профессиональным посредником, который не просто готов к невидимой двойственности бизнеса и искусства, но в художественной форме успешно гармонизирует ее в одно целое. Посредственных актеров много, но нелегко физически и умственно подготовить «профессиональных» актеров. Как не существует двух абсолютно похожих людей, точно так же нет и похожих друг на друга актеров.</text:p>
      <text:p text:style-name="P363"/>
      <text:p text:style-name="P364"><text:tab/><text:span text:style-name="T9">Ограничения творческого выражения актеров.</text:span> Актер ограничен в своем творчестве. Он делает то, что ему говорит режиссер. Я могу до некоторой стерени оказывать влияние на процесс из-за своего нынешнего положения. Но это не совсем правильно, так как я знаю, что вмешиваюсь в процесс, а я не люблю вмешиваться в чужую работу.</text:p>
      <text:p text:style-name="P364"/>
      <text:p text:style-name="P365"><text:tab/><text:span text:style-name="T9">Актер, прежде всего, это человек.</text:span> Что касается меня, и это только мое мнение, актер, прежде всего, подобно мне и вам, является человеком, а не обаятельным символом, известным под названием «звезды». Это, прежде всего, абстрактное понятие, которое актеру приписывают люди.</text:p>
      <text:p text:style-name="P365"/>
      <text:p text:style-name="P365"><text:tab/><text:span text:style-name="T9">Актер полностью отдатся своей профессии.</text:span> Мой более чем двадцатилетний опыт актера позволил мне взглянуть на все это следуюзим образом. Актер — это преданный своему делу человек, который много работает, так много, что обретает <text:s/>такое знание, которое позволяет ему достоверно выражать физические, психологические и душевные состояния людей, что делает его притягательным для зрителей.</text:p>
      <text:p text:style-name="P365"/>
      <text:p text:style-name="P366"><text:tab/><text:span text:style-name="T9">А актерском мастерстве важно честное самовыражение.</text:span> <text:span text:style-name="T181">Еще одно важное качество хорошего актера — это то, что он должен достоверно выражать себя, как если бы он повел себя в реальной подобной ситуации. Проблема актера заключается в том, чтобы не быть эгоистичным, сохранять спокойствие, больще изучать и делать открытий в области выражения душевных состоянии человека. Преданность свой профессии, абсолютная преданность — вот, что не дает останавливаться в развитии.</text:span></text:p>
      <text:p text:style-name="P366"/>
      <text:p text:style-name="P367"><text:soft-page-break/><text:tab/><text:span text:style-name="T9">Творчество, а не подражание.</text:span> В наше время редко можно встретить действительно опытного, хорошего актера, что требует от актера быть настоящим, быть самим собой. Зрители сегодня не глупые; актер не просто показывает то, чему он хочет, чтобы поверили зрители. Это простое подражание, иллюстрация, но не творчество, несмотря на то, что его поверхностное исполнение может быть выполнено с удивительным умением.</text:p>
      <text:p text:style-name="P367"/>
      <text:p text:style-name="P367"><text:tab/><text:span text:style-name="T9">Актер — это сумма всего, чем он является.</text:span> Что такое актер? Не является ли он суммой всего того, чем он является: его уровень понимания, способность увлечь зрителей достоверным выражением чувств в сценах кино? Таких актеров от обычных можно отличить следующим способом. У американцев есть для этого специальное слово «харизма». Все, что показывают в сцене кино, является суммой уровня понимания, вкуса, уровня образования, энергетики.</text:p>
      <text:p text:style-name="P367"/>
      <text:p text:style-name="P367"><text:tab/><text:span text:style-name="T9">О разочарованиях в актерской профессии.</text:span> Мне бы хотелось сняться в различных ролях, но я не могу этого сделать в Юго-Восточной Азии, так как за мной закрепился определенный тип героев. Я должен играть положительных героев. Мне даже нельзя немного поседить, так как ни один продюсер не позволит мне этого сделать. Кроме того, мне нельзя даже выражать себя полностью, в противном случае зрители не поймут, о чем я говорю.</text:p>
      <text:p text:style-name="P367"/>
      <text:p text:style-name="P368"><text:tab/><text:span text:style-name="T9">Искусство актера. </text:span>Я отношусь к актерскому ремеслу как к искусству, точно так же как к своим занятиям боевыми искусствами, так как это является выражением себя. Актерская профессия, подобно любой другой, требует полной отдачи, никаких «если», «и», «но».</text:p>
      <text:p text:style-name="P368"/>
      <text:p text:style-name="P369"><text:tab/><text:span text:style-name="T9">Бизнес и талант. </text:span>В зависимости от уровня понимания, сегодня киноиндустврия представляет собой сосуществование практичного делового чутья и таланта, каждое является причиной и следствием одно другого. Для администраторов, сидящих в своих офисах, актер — это товар, который стоит денег, денег и еще раз денег. Продать его или нет — вот их основная забота. Самое важное — это кассовый сбор с фильма. С одной стороны, они неправы, а с другой стороны, правы. Рассмотрим это позднее. Хотя кинопроизводство представляет собой фактически сосуществование бизнеса и таланта, но рассматривать актера, человека, как продукт потребления мне неприятно.</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text:soft-page-break/></text:p>
      <text:p text:style-name="P370">Часть 4</text:p>
      <text:p text:style-name="P370">Об освобождении человека</text:p>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1"><text:soft-page-break/>Общепринятые правила</text:p>
      <text:p text:style-name="P371"/>
      <text:p text:style-name="P372"><text:tab/><text:span text:style-name="T9">Человек и «что должно быть».</text:span> Почему ты как человек зависишь от пропаганды, длившейся на протяжении тысячелетий? Идеалы, принципы, «что должно быть» <text:s/>являются причиной лицемерия.</text:p>
      <text:p text:style-name="P372"/>
      <text:p text:style-name="P372"><text:tab/><text:span text:style-name="T9">«Родиться заново».</text:span> Отбросьте внутренние препятствия. Ум человека не будет свободным, если на него влияют какие-либо общепринятые правила. Выбросьте все это из головы и родитесь заново.</text:p>
      <text:p text:style-name="P372"/>
      <text:p text:style-name="P372"><text:tab/><text:span text:style-name="T9">Пусть на вас не влияют общепринятые правила предыдущих поколений.</text:span> Чем больше вы знаете, тем больше надо распространять эти знания, чтобы ум всегда был свежим и чтобы на него не оказывали влияния общепринятые правила предыдущих поколений.</text:p>
      <text:p text:style-name="P372"/>
      <text:p text:style-name="P372"><text:tab/><text:span text:style-name="T9">Устраните все психологические препятствия. </text:span>Чтобы проявлять в полную силу свою естественную активность, необходимо устранить психологические препятствия.</text:p>
      <text:p text:style-name="P372"/>
      <text:p text:style-name="P372"><text:tab/><text:span text:style-name="T9">Перестаньте оказывать внутреннее сопротивление. </text:span>Вы плывете как нечто единое и способны и дальше плыть в соответствии с внешними обстоятельствами или же вы оказываете сопротивление, что не согласуется с выбранной вами моделью поведения?</text:p>
      <text:p text:style-name="P372"/>
      <text:p text:style-name="P372"><text:tab/><text:span text:style-name="T9">Истина находится вне установленных правил.</text:span> Общепринятые правила придуманы, чтобы ограничивать свободу человека рамками определенной системы. Все установленные правила лишают человека гибкости и способности приспосабливаться. Истина находится вне пределов всех установленных правил.</text:p>
      <text:p text:style-name="P372"/>
      <text:p text:style-name="P372"><text:tab/><text:span text:style-name="T9">Освободите ум от всего и расширяйте границы своей жизни.</text:span> Если в глазу соринка, то мир превращается в узкую тропинку. Освободите ум от всего и пойдете насколько больше станут возможности в жизни.</text:p>
      <text:p text:style-name="P372"/>
      <text:p text:style-name="P372"><text:tab/><text:span text:style-name="T9">Вносите изменения в свою жизнь каждую секунду. </text:span>Люди живут, следуя установленным правилам поведения. Снова и снова они выполняют одни и те же роли. Чтобы увеличить свои возможности, необходимо ЖИТЬ И КАЖДУЮ СЕКУНДУ ВНОСИТЬ В ЖИЗНЬ ИЗМЕНЕНИЯ.</text:p>
      <text:p text:style-name="P372"/>
      <text:p text:style-name="P373"><text:tab/><text:span text:style-name="T9">Человек должен сказать «нет» всем общепринятым правилам. </text:span>Человек должен сказать «нет» всем общепринятым правилам, чтобы не упустить новое и свежее на пути. Действительность меняется каждую секунду, даже когда я говорю это.</text:p>
      <text:p text:style-name="P373"/>
      <text:p text:style-name="P373"/>
      <text:p text:style-name="P373"/>
      <text:p text:style-name="P373"/>
      <text:p text:style-name="P374"><text:soft-page-break/>Системы</text:p>
      <text:p text:style-name="P374"/>
      <text:p text:style-name="P375"><text:tab/><text:span text:style-name="T9">Придавать чему-либо определенную форму — значит препятствовать развитию.</text:span> Соблюдение установленных норм и правил может оказаться препятствием для развития. Это можно отнести ко всему, в том числе и к философии. Основатель направления в любом виде деятельности должен мыслить орининальнее обычного человека. Однако если его последователи не будут развивать это достижение с такой же изобретательностью, то оно приобретет определенную форму и развитие зайдет в тупик. Прорыв и дальнейшее развитие будут почти невозможны.</text:p>
      <text:p text:style-name="P375"/>
      <text:p text:style-name="P376"><text:tab/><text:span text:style-name="T9">Бесформенная форма.</text:span> Когда границы реальности и нереальности не установлены и не определены, когда нет следов изменений как таковых, необходимо подчинить себе бесформенную форму. Когда человек придерживается формы, когда есть склонность ума к чему-либо, то это не является истинным путем. Когда прием появляется сам из себя, то это Путь, который выходит из ниоткуда.</text:p>
      <text:p text:style-name="P376"/>
      <text:p text:style-name="P377"><text:tab/><text:span text:style-name="T9">Нельзя просто отрицать.</text:span> Не отказывайся от классического подхода ради отрицания, так как таким образом попадаешь в ловушку еще одной модели шаблонного поведения.</text:p>
      <text:p text:style-name="P377"/>
      <text:p text:style-name="P378"><text:tab/><text:span text:style-name="T9">В памяти когда-то подвижного человека.</text:span> Надгробный камень в памяти подвижного человека перекошен живым отчаянием.</text:p>
      <text:p text:style-name="P378"/>
      <text:p text:style-name="P379"><text:tab/><text:span text:style-name="T9">Неосведомленные последователи истину могут превратить в могилу.</text:span> <text:span text:style-name="T182">Основатель направления или метода может лишь наполовину раскрыть истину, но со временем, особенно после смерти основателя, это раскрытая наполовину истина становится правилом или, что еще хуже, верой, направленными против «различных» сект. Чтобы передавать знания из поколения в поколение, необходимо его структурировать, классифицировать и представить в логическом порядке. Таким образом, что однажды появилось в форме нечто вроде озарения основателя, теперь превратилось в прочную систему знаний, которую рассматривают как средство упорядочивания масс людей. Таким образом, последователи превратили это систему знаний не просто в святую усыпальницу, а в могину, в которой похоронена мудрость его создателя. Для поддержания организованной структуры методы становятся все более изощренными, и для их выполнения требуется огромное внимание, в результате со временем забывается конечная цель всего этого. Затем последователи начинают воспринимать это «организованную структуру» как целую реальность. Конечно, будет появляться и множество «других» подходов, возможно, как прямая реакция на «другую правду». Очень скоро и вокруг этих подходов вырастут большие организованные структуры, каждая из которых будет претендовать на обладание абсолютной «истиной».</text:span></text:p>
      <text:p text:style-name="P379"/>
      <text:p text:style-name="P380"><text:soft-page-break/><text:tab/><text:span text:style-name="T9">Проблема веры. </text:span>Вера ограничивает, вера изолирует. Это застывшее в своем развитии направление. Это выстроенная цепочка, звенья которой находятся в зависимости друг от друга. Все взаимосвязано. Оно не может понять новое, свежее, вечное. Средства разрушают все свежее, новое, не дают сделать непосредственное открытие.</text:p>
      <text:p text:style-name="P380"/>
      <text:p text:style-name="P381"><text:tab/><text:span text:style-name="T9">Система препятствует развитию настоящего чувства.</text:span> Когда человек охватывает настощее чувство, например гнев, страх и др., можно ли «дать волю <text:span text:style-name="T183">чувству</text:span>» <text:span text:style-name="T183">в пределах классической системы или же человек просто слушает свои крики и автоматически продолжает следовать установленному порядку?</text:span></text:p>
      <text:p text:style-name="P381"/>
      <text:p text:style-name="P382"><text:tab/><text:span text:style-name="T9">Раб системы. </text:span>Все хотят чувствовать себя уверенно, чтобы ничто не нарушало их душевного равновесия, поэтому они устанавливают для себя определенные правила поведения, мышления, взаимоотношений с другими людьми и др. Затем они попадают в зависимость от правил, становятся рабами выстроенной системы и эту систему принимают за действительность.</text:p>
      <text:p text:style-name="P382"/>
      <text:p text:style-name="P383"><text:tab/><text:span text:style-name="T9">Система препятствует получению знаний.</text:span> В результате ошибки, совершаемой на протяжении многих лет, истина становится правилом или верой, и чинит препятствия на пути получения знаний. Система, которая, по существу, есть невежество, представляет собой порочный круг. Такой круг можно разорвать не поисками знаний, но только осознав причину невежества.</text:p>
      <text:p text:style-name="P383"/>
      <text:p text:style-name="P384"><text:tab/><text:span text:style-name="T9">Догмы мешают человеку видеть. </text:span>Естественное видение ослабевает, и, очевидно, о нем забывают, когда начинают выбирать какое-либо направление и устанавливать правила. Дорога и ворота не имеют значения, если впереди видна цель.</text:p>
      <text:p text:style-name="P384"/>
      <text:p text:style-name="P385"><text:tab/><text:span text:style-name="T9">Сущность традиции. </text:span>Традиция складывается подобно тому, как формируются привычки.</text:p>
      <text:p text:style-name="P385"/>
      <text:p text:style-name="P386"><text:tab/><text:span text:style-name="T9">Традиция порабощает ум человека.</text:span> В рамках классической системы и традиций ум человека превращается в послушного раба. Человек теряет индивидуальность и становится продуктом. Ум человека является результатом влияния на него огромного количества вчерашних дней.</text:p>
      <text:p text:style-name="P386"/>
      <text:p text:style-name="P386"><text:tab/><text:span text:style-name="T9">Индивидуальность человека намного важнее системы. </text:span>Первостепенное значение имеет индивидуальность человека, а не приверженность системе. Не забываете, что человек создал систему, а не система — человека. <text:span text:style-name="T184">Не надо втискивать себя в систему с предвзятыми понятиями, которая, несомненно, кому-нибудь и подойдет, но необязательно это будете вы.</text:span></text:p>
      <text:p text:style-name="P386"/>
      <text:p text:style-name="P387"><text:tab/><text:span text:style-name="T9">Истина находится вне пределов всех установленных систем. </text:span>Любая строго фиксированная система лишена гибкости и способности приспосабливаться. Истина находится вне пределов любых установленных систем.</text:p>
      <text:p text:style-name="P387"/>
      <text:p text:style-name="P388"><text:soft-page-break/><text:tab/><text:span text:style-name="T9">Свобода выражения возможно, если выйти за пределы системы. </text:span>Настоящее наблюдение начинается там, где нет стереотипов; свобода выражения возможна, если выйти за пределы системы. Направление — это ответная реакция в рамках системы на выбранную склонность к чему-либо.</text:p>
      <text:p text:style-name="P388"/>
      <text:p text:style-name="P389"><text:tab/><text:span text:style-name="T9">Отсутствие способа действия как Способ действия. </text:span>Человек постоянно развивается, а когда он связан определенной системой представлений или так называемым способом того, как надо что-либо делать, то он перестает развиваться.</text:p>
      <text:p text:style-name="P389"/>
      <text:p text:style-name="P390"><text:tab/><text:span text:style-name="T9">Ограниченность установленных способов действия.</text:span> Пусть вашим способом действия будет отсутствие какого-либо способа действия. Так как в самом способе действия заключена ограниченность свободы действия. Где есть окружность, там есть ловушка. Все, что попадает в ловушку, начинает разлагаться. А то, что начинает разлагаться, лишается жизни.</text:p>
      <text:p text:style-name="P390"/>
      <text:p text:style-name="P391"><text:tab/><text:span text:style-name="T9">Не ограничивайте себя одним подходом.</text:span> Надеюсь, вы знаете, что существует много разных подходов. И не надо ограничивать себя одним подходом. Мы должны ко всему вырабатывать свой подход. Мы всегда находимся в процессе обучения, а так называемое направление, или система, представляет собой нечто завершенное, установленное. Этого нельзя делать, так как человек учится каждый день.</text:p>
      <text:p text:style-name="P391"/>
      <text:p text:style-name="P392"><text:tab/><text:span text:style-name="T9">Система лишает человека свободы мыслить.</text:span> Система, какой бы требовательной она ни была, втискивает способность человека мыслить в определенные рамки. Система вырабатывает сопротивление, а там, где есть сопротивление, нет понимания. Дисциплинированный ум — это несвободный ум. Любой способ, каким бы желаемым и достойным он не был, становится болезнью, когда ум человека одержим им.</text:p>
      <text:p text:style-name="P392"/>
      <text:p text:style-name="P393"><text:tab/><text:span text:style-name="T9">Важнее любой системы творческий человек. </text:span>Человек, живое существо, творческий человек, всегда важнее любого установленного направления или системы.</text:p>
      <text:p text:style-name="P393"/>
      <text:p text:style-name="P394"><text:tab/><text:span text:style-name="T9">Направление — это нечто завершенное, а человек это развивает. </text:span>Человек постоянно чему-нибудь учится, тогда как определенное «направление» <text:span text:style-name="T185">—</text:span> это нечто завершенное, установленное. Нельзя этого делать, так как каждый день, по мере взросления, человек чему-нибудь учится.</text:p>
      <text:p text:style-name="P394"/>
      <text:p text:style-name="P395"><text:tab/><text:span text:style-name="T9">Человек в рамках классической системы является рабом системы.</text:span> Человек в рамках классической системы следует заведенному порядку, традициям и представлениям. Если он что-либо делает, то каждый миг жизни переводит в рамки старых представлений.</text:p>
      <text:p text:style-name="P395"/>
      <text:p text:style-name="P396"><text:tab/><text:span text:style-name="T9">Огранизованные учреждения произоводят людей, лишенных своих представлений.</text:span> Мне не интересны системы и организации. Организованные <text:soft-page-break/>учреждения производят людей с шаблонной системой представлений. А чителя там часто находятся под влиянием рутины. Конечно, еще хуже, что членам подобных учреждений навязываются безжизненные, давно сформулированные представления, которые мешают их развитию.</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7"><text:soft-page-break/>Отчуждение</text:p>
      <text:p text:style-name="P397"/>
      <text:p text:style-name="P398"><text:tab/><text:span text:style-name="T9">Плыть в пустоте без препятствий.</text:span> Прежде всего необходимо «забыть» приобретенные знания и умения, только после этого можно плыть в пустоте спокойно и без препятствий.</text:p>
      <text:p text:style-name="P398"/>
      <text:p text:style-name="P398"><text:tab/><text:span text:style-name="T9">Видеть вещи такими, какими они являются на самом деле.</text:span> Необходимо видеть вещи такими, какими они являются на самом деле, и не быть ни к чему приверженным. Находиться в бессоззнательном состоянии — значит не иметь представления о том, как работает эмпирический ум. Если нет приверженности мысли к чему-либо — это означает свободу мысли. В отсутствии постоянства в чем-либо заключается сущность жизни.</text:p>
      <text:p text:style-name="P398"/>
      <text:p text:style-name="P398"><text:tab/><text:span text:style-name="T9">Устраните все психологические препятствия.</text:span> Нельзя овладеть какой-либо техникой, не устранив все психологические препятствия. В таком случае достигается состоянии пустоты (подвижности), даже при освобождении от приобретенной техники; при этом не надо делать никакого сознательного усилия.</text:p>
      <text:p text:style-name="P398"/>
      <text:p text:style-name="P399"><text:tab/><text:span text:style-name="T9">Пустоту нельзя ограничить. </text:span>Нельзя причинить боль тому, что не имеет формы. Мягкое нельзя ударить, а пустоту н<text:span text:style-name="T186">е</text:span>льзя ограничить.</text:p>
      <text:p text:style-name="P399"/>
      <text:p text:style-name="P400"><text:tab/><text:span text:style-name="T9">Быть отчужденным — значит быть свободным от всего позитивного и отрицательного. </text:span>«Желать чего-либо» — значит иметь привязанность к чему-либо. «Желать, ничего не желая» — это тоже своего пода привязанность. <text:span text:style-name="T187">Быть ни к чему не привязанным означает быть свободным от всяких утверждений, позитивных и негативных. Другими словами, быть одновременно согласным и несогласным, что в интеллектуальном плане звучит абсурдно.</text:span></text:p>
      <text:p text:style-name="P400"/>
      <text:p text:style-name="P401"><text:tab/><text:span text:style-name="T9">Искусство отчуждения. </text:span>Перестаньте думать, как будто не переставали думать. Соблюдайте приемы, как будто не переставали соблюдать их.</text:p>
      <text:p text:style-name="P401"/>
      <text:p text:style-name="P402"><text:tab/><text:span text:style-name="T9">Надо решить проблему: чтобы освободиться от нее.</text:span> Будьте рядом с болезнью, сопровождайте ее, так как это является способом того, как от нее избавиться.</text:p>
      <text:p text:style-name="P402"/>
      <text:p text:style-name="P402"><text:tab/><text:span text:style-name="T9">Сила пустоты.</text:span> Небытие нельзя ограничить, мягкое нельзя ударить.</text:p>
      <text:p text:style-name="P402"/>
      <text:p text:style-name="P403"><text:tab/><text:span text:style-name="T9">Приверженность к чему-либо препятствует развитию.</text:span> Напряжение: от СЕЙЧАС к ПОТОМ. Люди стремятся приверживаться того, что похоже. Такая приверженность препятствует развитию.</text:p>
      <text:p text:style-name="P403"/>
      <text:p text:style-name="P403"/>
      <text:p text:style-name="P403"/>
      <text:p text:style-name="P403"/>
      <text:p text:style-name="P403"/>
      <text:p text:style-name="P403"/>
      <text:p text:style-name="P404"><text:soft-page-break/>Сознание, лишенное мыслей (у-синь)</text:p>
      <text:p text:style-name="P404"/>
      <text:p text:style-name="P405"><text:tab/><text:span text:style-name="T9">Сознание, лишенное мыслей, — это отсутствие пристрастий.</text:span> У-синь, или «сознание, лишенное мыслей», это не пустое сознание, исключающее все эмоции, но и не просто спокойствие ума. Хотя спокойствие и необходимо, но это так называемое отсутствие способности быстрого воприятия ума, которая составляет принцип «сознания, лишенного мыслей». Когда ум человека останавливается на чем-либо, это означает, что он подвергается замораживанию. Когда он перестает свободно передвигаться, как это ему требуется, то он перестает быть умом в своем роде.</text:p>
      <text:p text:style-name="P405"/>
      <text:p text:style-name="P405"><text:tab/><text:span text:style-name="T9">Ум, который ни на чем не задерживается, подвижный ум.</text:span> Отсутствие пристрастий к чему-либо. Ум, у которого нет постоянного места жительства, не задерживается ни на чем, а продолжает бесконечно развиваться, не обращая внимания на ограничения. Не стремитесь локализовать где-либо свой ум, пусть он заполняет все ваше тело, пусть он свободно протекает по всему вашему существу. Как говорит Алан Уотте, «сознание, лишенное мыслей» — это «состояние целостности, в котором сознание функционирует свободно и легко, без ощущения наличия второго сознания или эго, стоящего над ним с дубинкой в руке». <text:s/><text:span text:style-name="T188">Он имеет в виду, что надо думать о том, о чем хочется, и не позволять вмешиваться в этот процесс чужому сознанию или своему эго.</text:span></text:p>
      <text:p text:style-name="P405"/>
      <text:p text:style-name="P406"><text:tab/><text:span text:style-name="T9">У-синь — это естественный процесс протекания мысли.</text:span> Пока ум думает о том, р чем ему хочется думать, то для этого не надо прилагать никаких усилий. А отсутствие усилий в процессе размышления — это как отсутствие второго участника, который бы вмешивался в этот процесс. Ничего не надо стараться делать, принимайте все, что возникает в голове, включая отсутствие благосклонного <text:s/>отношения к чему-либо.</text:p>
      <text:p text:style-name="P406"/>
      <text:p text:style-name="P406"><text:tab/><text:span text:style-name="T9">У-синь — это свершение.</text:span> «Отсутствие зрения» и «сознание без мыслей» — это не самоотречение, а свершение. Видеть и при этом не смотреть на какой-нибудь определенный субъект или объект — в этом и заключается «чистое видение».</text:p>
      <text:p text:style-name="P406"/>
      <text:p text:style-name="P407"><text:tab/><text:span text:style-name="T9">Сознание, лишенное мыслей, </text:span><text:span text:style-name="T38">— </text:span><text:span text:style-name="T9">это свободное чувство.</text:span> «Сознание, лишенное мыслей» <text:span text:style-name="T188">— </text:span>это не значит не иметь эмоций или чувств, а значит, что их выражению ничего не препятствует. Это ум, на который не оказывают влияние чувства. Это «как река, так как все время течет, не останавливаясь». «Сознание без мыслей» <text:span text:style-name="T188">— </text:span>это значит задействовать работу всего головного мозга, подобно тому, как мы воспринимаем глазами различные предметы, не делая никаких усилий, чтобы посмотреть на что-нибудь специально.</text:p>
      <text:p text:style-name="P407"/>
      <text:p text:style-name="P408"><text:tab/><text:span text:style-name="T9">Притча о Гуань Инь. </text:span>Гуань Инь (Аволокитешвара) <text:span text:style-name="T188">— </text:span>богиня милосердия, которую иногда изображают с тысячью рук, в каждой из которых она держит по какому-нибудь инструменту. <text:span text:style-name="T189">Если она решит, например, применить копье, то не будет пользы не от одной другой руки (999). И только потому, что её никогда в </text:span><text:soft-page-break/><text:span text:style-name="T189">голову не приходит идея пользоваться только одной рукой, она использует то одну руку, то другую, поэтому все ее руки оказываются ей полезными. Таким образом, данная фигура должна показать, что если осознать истину, то даже такая вещь, как тысяча рук на теле, может быть очень полезна.</text:span></text:p>
      <text:p text:style-name="P408"/>
      <text:p text:style-name="P409"><text:tab/><text:span text:style-name="T9">У-синь — значит освободить себя от всего.</text:span> Необходимо избавиться от желания управлять внешним и своим внутренним миром, чтобы быть совершенно открытым, ответственным, сознающим, живым. Часто говорят об этом как о необходимости освободить себя ото всего. Это не подразумевает что-либо негативное, но означает открытое для восприятия сознание.</text:p>
      <text:p text:style-name="P409"/>
      <text:p text:style-name="P409"><text:tab/><text:span text:style-name="T9">У-синь — это подвижность ума каждый день. </text:span>Это свойство ума ни на чем не останавливаться известно как подвижность, а также называется «пустым умом», или «обычным умом». «Иметь что-либо на уме» означает озабоченность какими-либо мыслями, а значит, отсутствие времени для чего-нибудь другого. Однако пытаться избавиться от мыслей означает начать думать о чем-то другом. Поэтому что же делать? Ничего не надо делать! Не решайте это никак, это пройдет само. Не торопитесь: это обычный ум, совершенно ничего особенного.</text:p>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10"><text:soft-page-break/>Дзэн-буддизм</text:p>
      <text:p text:style-name="P410"/>
      <text:p text:style-name="P411"><text:tab/><text:span text:style-name="T9">В философии дзэн-буддизма нет метафизики.</text:span> Философия дзэн-буддизма стремится избежать бессмыслленной ошибки поймать жизнь в ловушку, расставив метафизическую сеть, вместо того чтобы просто жить.</text:p>
      <text:p text:style-name="P411"/>
      <text:p text:style-name="P411"><text:tab/><text:span text:style-name="T9">Философия дзэн-буддизма показывает, что нет проблемы, а значит, нет и решения.</text:span> Философия дзэн-буддизма показывает, что человеку некуда деться от этого мира; нет такой таверны, где он бы мог справится со своей тревогой; нет такой тюрьмы, где он бы мог искупить свою вину. Поэтому вместо того чтобы сказать, в чем заключается проблема, философия дзэн-буддизма утверждает, что вся проблема заключается в неспособности осознать, что не <text:s/>существует никакой проблемы. И это, конечно же, означает, что нет никаких решений.</text:p>
      <text:p text:style-name="P411"/>
      <text:p text:style-name="P411"><text:tab/><text:span text:style-name="T9">Притча о чайной церемонии. </text:span>Однажды один ученый обратился к учителю дзэн-буддизма с просьбой рассказать об этой философии. Учитель начал ему рассказывать, но ученый часто прирывал его и выражал свое мнение по тому или иному вопросу.</text:p>
      <text:p text:style-name="P412"><text:tab/>В конце концов учитель перестал рассказывать и начал наливать ему чай. Он налил полную чашку чая, пока из чашки не полилось.</text:p>
      <text:p text:style-name="P412"><text:tab/>— Хватит, — сказал ученый. — Чашка уже полная, больше некуда лить.</text:p>
      <text:p text:style-name="P412"><text:tab/>— Я знаю, — ответил учитель дзэн-буддизма. — Подобно этой чашке вас переполняют ваши собственные мнения и представления. Не вылив чай из своей чашки, как вы сможете попробовать мой час?</text:p>
      <text:p text:style-name="P412"/>
      <text:p text:style-name="P412"><text:tab/><text:span text:style-name="T39">Буддизм не требует проявления усилий.</text:span><text:span text:style-name="T190"> Философия буддизма не требует прилагать усилий. Ведите себя, как обычно, не делайте ничего особенного. Ешьте, очищайте желудок, пейте воду, а когда устанете, лягте отдохнуть. Незнающие посмеются надо мной, а мудрые поймут.</text:span></text:p>
      <text:p text:style-name="P412"/>
      <text:p text:style-name="P412"><text:tab/><text:span text:style-name="T39">О восьмиэтапном пути в буддизме.</text:span><text:span text:style-name="T190"> В философии буддизма сформулированы следующие восемь требований для устранения страданий через устранение ложных представлений и обретения истинного знания об истинном смысле жизни:</text:span></text:p>
      <text:list xml:id="list7369729099098704603" text:style-name="L27">
        <text:list-item>
          <text:p text:style-name="P469">Сначала, надо ясно увидеть, что не так,</text:p>
        </text:list-item>
        <text:list-item>
          <text:p text:style-name="P469">Затем принять решение о необходимости исправления этого.</text:p>
        </text:list-item>
        <text:list-item>
          <text:p text:style-name="P469">Теперь необходимо действовать.</text:p>
        </text:list-item>
        <text:list-item>
          <text:p text:style-name="P469">Говорить надо так, чтобы было понятно, что вы хотите это исправить.</text:p>
        </text:list-item>
        <text:list-item>
          <text:p text:style-name="P469">Средства к жизни не должны противоречить терапии.</text:p>
        </text:list-item>
        <text:list-item>
          <text:p text:style-name="P469">Терапия должна продвигаться с «неослабевающей скоростью», <text:s/>с предельной скоростью, которую можно выдержать.</text:p>
        </text:list-item>
        <text:list-item>
          <text:p text:style-name="P469">Необходимо думать и чувствовать это постоянно.</text:p>
        </text:list-item>
        <text:list-item>
          <text:p text:style-name="P469">Надо научиться глубоко размышлять.</text:p>
          <text:p text:style-name="P469">Или</text:p>
        </text:list-item>
        <text:list-item>
          <text:p text:style-name="P469">Правильные взляды (или понимание).</text:p>
        </text:list-item>
        <text:list-item>
          <text:p text:style-name="P469">Правильная цель (или стремление).</text:p>
        </text:list-item>
        <text:list-item>
          <text:p text:style-name="P469"><text:soft-page-break/>Правильная речь.</text:p>
        </text:list-item>
        <text:list-item>
          <text:p text:style-name="P469">Правильное поведение.</text:p>
        </text:list-item>
        <text:list-item>
          <text:p text:style-name="P469">Правильные средства жизни (или призвание).</text:p>
        </text:list-item>
        <text:list-item>
          <text:p text:style-name="P469">Правильное усилие.</text:p>
        </text:list-item>
        <text:list-item>
          <text:p text:style-name="P469">Правильная осведомленность и контроль разумом.</text:p>
        </text:list-item>
        <text:list-item>
          <text:p text:style-name="P469">Правильная концентрация и медитация.</text:p>
        </text:list-item>
      </text:list>
      <text:p text:style-name="P413"/>
      <text:p text:style-name="P413"><text:tab/><text:span text:style-name="T9">В философии дзэн-буддизма не существует кумиров.</text:span> Дзэн-буддизм освобождает умот служения воображаемым духовным сущностям в виде «объектов», которые превращаются в кумиров и вводят в заблуждение того, кто ищет.</text:p>
      <text:p text:style-name="P413"/>
      <text:p text:style-name="P413"><text:tab/><text:span text:style-name="T9">Как избавиться от кармы. </text:span>Чтобы избавиться от кармы, надо правильно использовать разум и волю.</text:p>
      <text:p text:style-name="P413"/>
      <text:p text:style-name="P414"><text:tab/><text:span text:style-name="T9">Утверждение дзэн-буддизма. </text:span>Утверждение относится к философии дзэн-буддизма, только когда оно само по себе является действием и не относится ни к чему, что утверждается в нем.</text:p>
      <text:p text:style-name="P414"/>
      <text:p text:style-name="P414"><text:tab/><text:span text:style-name="T40">О праджне (мудрости). </text:span><text:span text:style-name="T191">Праджня заключается не в самореализации, а в реализации в чистом и простом виде, вне субъектов и объектов.</text:span></text:p>
      <text:p text:style-name="P414"/>
      <text:p text:style-name="P414"><text:tab/><text:span text:style-name="T40">О бодхисатве.</text:span><text:span text:style-name="T191"> Оставим мудрость и ещё раз вернемся туда, где живут простые люди. После того как поймешь другую сторону, то возвращаешься и живешь на этой стороне.</text:span><text:tab/></text:p>
      <text:p text:style-name="P414"><text:tab/></text:p>
      <text:p text:style-name="P414"><text:tab/></text:p>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5"><text:soft-page-break/>Медитация</text:p>
      <text:p text:style-name="P415"/>
      <text:p text:style-name="P416"><text:tab/><text:span text:style-name="T9">Медитация — это не сосредоточенность на самом себе.</text:span> Это не способ сосредоточиться <text:s/>на самом себе, при помощи которого человек стремится избавиться от всего материального и от внешнего мира, устранить отвлекающие мысли, при этом сидит в тишине и освобождает свой ум от образов и концентрируется на чистоте своей духовной сущности. Дзэн-буддизм — это не мистическое учение о «сосредоточении на самом себе» и «уходе от мира». Это не «приобретенное созерцание». Думать, что эта проницательность является субъективным опытом, «достижимым» при помощи некого процесса умственного очищания, значит, вводить себя в заблюдение. Это значит «протирать зеркало дзэн-буддизма».</text:p>
      <text:p text:style-name="P416"/>
      <text:p text:style-name="P417"><text:tab/><text:span text:style-name="T9">Остановитесь внутренне.</text:span> Сейчас остановитесь внутренне. Когда вы остановитесь внутреннее, то психологически ваш ум успокоится, очистится. Тогда вы действительно сможете увидеть «это».</text:p>
      <text:p text:style-name="P417"/>
      <text:p text:style-name="P418"><text:tab/><text:span text:style-name="T9">Медитация — это просветление. </text:span>Не надо отделять медитацию как средство (дхьяна) от просветления (праджня), так как они действительно неразделимы. И учение дзэн-буддизма учит осознавать эту целостность и единство праджни и дхьяны во всех действиях.</text:p>
      <text:p text:style-name="P418"/>
      <text:p text:style-name="P419"><text:tab/><text:span text:style-name="T9">Просветление несет знание.</text:span> Не существует разницы между просветлением и тем, что обычно называется знанием. В последнем контраст заключен между тем, кто познает, и уже известным, тогда как в первом нет такого контраста.</text:p>
      <text:p text:style-name="P419"/>
      <text:p text:style-name="P420"><text:tab/><text:span text:style-name="T9">В результате медитации возникает мысль, которая не имеет физической природы.</text:span> После того как мысли сформулированы, они отделяются от объектов чувственного восприятия и человек все еще находится среди объектов чувственного восприятия, хотя и лишен их.</text:p>
      <text:p text:style-name="P421"/>
      <text:p text:style-name="P421"><text:tab/><text:span text:style-name="T9">Настоящая медитация приводит тебя в Сейчас.</text:span> Нельзя «постичь» философию дзэн-буддизма, протирая зеркало медитации, но только если самозабвенно раствориться в жизни здесь и сейчас. Мы не «приходим», так как мы «есть». Не стремитесь стать, просто будьте.</text:p>
      <text:p text:style-name="P421"/>
      <text:p text:style-name="P422"><text:tab/><text:span text:style-name="T9">У медитации нет причины.</text:span> Обычный ум, конечно, тот, который работает, думает, чувствует безо всякой причины. Где есть причина, должен быть и способ, система дисциплины. Причина вызвана желанием добраться до конечной цели, а чтобы достичь цели, необходим способ действия, и т. д. <text:span text:style-name="T192">Во время же медитации происходит освобождение ума от всех причин.</text:span></text:p>
      <text:p text:style-name="P422"/>
      <text:p text:style-name="P423"><text:tab/><text:span text:style-name="T9">Для медитации не требуется умственных усилий.</text:span> Любое умственное усилие ограничивает ум, потому что усилие предполагает борьбу по направлению к цели. А когда есть цель, это накладывает на ум ограничения, и именно при помощи такого ума вы пытаетесь медитировать.</text:p>
      <text:p text:style-name="P423"><text:soft-page-break/></text:p>
      <text:p text:style-name="P424"><text:tab/><text:span text:style-name="T9">Медитация — это не процесс сосредоточения.</text:span> Несомненно, что медитация не может быть процессом сосредоточения, потому что высшая форма мышления — это негативное мышление. Отрицание — это не противоположное свойство положительного, но состояние в котором нет ни положительной, ни негативной реакции. Это состояние абсолютной пустоты.</text:p>
      <text:p text:style-name="P424"/>
      <text:p text:style-name="P424"><text:tab/><text:span text:style-name="T9">Медитация означает быть внутренне невозмутимым.</text:span> Медитировать — значит осознать невозмутимость своей истинной сущности. Медитация означает освобождение от всего; быть спокойным — значит быть внутренне невозмутимым. Спокойствие придет, если освободиться от внешнего влияния и сохранять невозмутимость.</text:p>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5"><text:soft-page-break/>О <text:span text:style-name="T193">необходимости придерживаться сути</text:span></text:p>
      <text:p text:style-name="P425"/>
      <text:p text:style-name="P426"><text:tab/><text:span text:style-name="T9">Придерживайтесь сути.</text:span> Мы представляем собой водоворот, центр которого в неподвижной и вечной точке. Она проявляется в движении, скорость которого увеличивается, как у водоворота или торнадо (эпицентр которого остается неподвижным), от ядра к периферии. Ядро находится в Реальности, тогда как водоворот — это явление в форме многомерного силового поля. Поэтому придерживатесь сути.</text:p>
      <text:p text:style-name="P426"/>
      <text:p text:style-name="P427"><text:tab/><text:span text:style-name="T9">Неподвижное. </text:span>Неподвижное — это концентрация энергии в центре, как в оси колеса, вместо того чтобы быть задействованной в различных видах деятельности.</text:p>
      <text:p text:style-name="P427"/>
      <text:p text:style-name="P427"><text:tab/><text:span text:style-name="T9">Неподвижность в движении.</text:span> Я двигаюсь и я совсем не двигаюсь. Я подобно луне, отражение которой качается на волнах, пребывающих всегда в движении.</text:p>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8"><text:soft-page-break/>Свобода</text:p>
      <text:p text:style-name="P428"/>
      <text:p text:style-name="P470"><text:tab/><text:span text:style-name="T9">Где есть система, там нет свободы. </text:span>Чем сложнее и ограниченнее система, тем меньше возможность для выражения истинной свободы.</text:p>
      <text:p text:style-name="P470"/>
      <text:p text:style-name="P471"><text:tab/><text:span text:style-name="T9">Свободу нельзя продумать заранее.</text:span> Свобода — это нечто, что нельзя продумать заранее. Для осознания свободы требуется живой энергичный ум, ум, кторый способен на мгновенное восприятие, не выделяя этапов на пути достижения конечной цели. В том, что сформулировано заранее, отсутствует гибкость, способность приспособиться к тому, что постоянно изменяется. На данном этапе многие спросят: «Как же тогда можно достичь безграничной свободы?» Я не могу вам ответить, так как в противном случае это станет способом. Хотя я могу сказать вам, что этим не является, но не могу сказать, что это. «Так-то», мой друг, надо найти это самому, так как здесь можешь помочь себе только сам.</text:p>
      <text:p text:style-name="P471"/>
      <text:p text:style-name="P472"><text:tab/><text:span text:style-name="T9">О «достижении» свободы.</text:span> Кто сказал, что мы должны «достичь» свободы? Свобода всегда была у нас, и это не то, что можно достичь в конце, если следовать каким-то определенным доктринам. Мы не «становимся», так как мы просто есть.</text:p>
      <text:p text:style-name="P472"/>
      <text:p text:style-name="P472"><text:tab/><text:span text:style-name="T46">О состоянии свободы. </text:span><text:span text:style-name="T194">Состояние свободы приравнивается отсутствию чувства внешней скованности. Не ощущать свободы приравнивается отсутствию наличия чувства внешней скованности. Разные люди по-разному ощущают свободу. Поэтому у нее может быть разная степень. Тогда вопрос должен быть следующим: «Насколько мы свободны?»</text:span></text:p>
      <text:p text:style-name="P472"/>
      <text:p text:style-name="P472"><text:tab/><text:span text:style-name="T45">Об освобождении. </text:span><text:span text:style-name="T195">Чтобы освободиться, надо внимательно наблюдать за тем, что ты обычно делаешь. Не осуждай и не одобряй, а просто наблюдай.</text:span></text:p>
      <text:p text:style-name="P472"/>
      <text:p text:style-name="P472"><text:tab/><text:span text:style-name="T44">Выражать себя свободно. </text:span><text:span text:style-name="T196">Чтобы выразить себя свободно, необходимо забыть обо всем, что было вчера. Если следовать классической модели поведения, то не поймешь заведенного порядка вещей, традиций. Не поймешь себя.</text:span></text:p>
      <text:p text:style-name="P472"/>
      <text:p text:style-name="P472"><text:tab/><text:span text:style-name="T44">То, что ограничивает свободу</text:span><text:span text:style-name="T196">. Не может быть свободы, если человек окружен:</text:span></text:p>
      <text:list xml:id="list3954855527072023793" text:style-name="L28">
        <text:list-item>
          <text:p text:style-name="P473">эгоизмом;</text:p>
        </text:list-item>
        <text:list-item>
          <text:p text:style-name="P473">стеной дисциплины.</text:p>
        </text:list-item>
      </text:list>
      <text:p text:style-name="P474"/>
      <text:p text:style-name="P474"><text:tab/><text:span text:style-name="T9">Взаимоотношения свободы и чувствительности.</text:span> Огромная свобода = огромной чувствительности.</text:p>
      <text:p text:style-name="P474"/>
      <text:p text:style-name="P474"><text:tab/><text:span text:style-name="T43">Пойми эту свободу.</text:span><text:span text:style-name="T197"> Свобода от следования каким-либо направлениям.</text:span></text:p>
      <text:p text:style-name="P474"/>
      <text:p text:style-name="P474"><text:soft-page-break/><text:tab/><text:span text:style-name="T42">Самовыражение человека должно быть свободным.</text:span><text:span text:style-name="T198"> Самовыражение человека должно быть свободным. Освобождение истины становится реальностью, только если она почувствована на опыте самим человеком.</text:span></text:p>
      <text:p text:style-name="P474"/>
      <text:p text:style-name="P474"><text:tab/><text:span text:style-name="T42">Три ключа.</text:span><text:span text:style-name="T198"> Простота. Ясность. Свобода.</text:span></text:p>
      <text:p text:style-name="P474"/>
      <text:p text:style-name="P474"><text:tab/><text:span text:style-name="T41">У свободы нет прошлого.</text:span><text:span text:style-name="T199"> Чтобы выражать себя свободно, необходимо отказаться от всего, что связывает тебя с прошлым.</text:span></text:p>
      <text:p text:style-name="P474"/>
      <text:p text:style-name="P474"><text:tab/><text:span text:style-name="T41">Вне пределов того, что правильно и неправильно.</text:span><text:span text:style-name="T199"> Нельзя делать что-либо правильно и неправильно, когда есть свобода.</text:span></text:p>
      <text:p text:style-name="P474"/>
      <text:p text:style-name="P474"><text:tab/><text:span text:style-name="T41">Свобода и ум.</text:span><text:span text:style-name="T199"> Настоящая свобода является результатом деятельности ума.</text:span></text:p>
      <text:p text:style-name="P474"/>
      <text:p text:style-name="P474"><text:tab/><text:span text:style-name="T41">Свобода — это самопознание.</text:span><text:span text:style-name="T199"> Свобода лежит в том, чтобы узнавать себя каждую минуту.</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9T19:04:43.380764329</dc:date>
    <meta:editing-duration>P1DT3H47S</meta:editing-duration>
    <meta:editing-cycles>571</meta:editing-cycles>
    <meta:generator>LibreOffice/5.1.6.2$Linux_X86_64 LibreOffice_project/10m0$Build-2</meta:generator>
    <meta:document-statistic meta:table-count="0" meta:image-count="0" meta:object-count="0" meta:page-count="116" meta:paragraph-count="970" meta:word-count="24859" meta:character-count="172910" meta:non-whitespace-character-count="148046"/>
  </office:meta>
</office:document-meta>
</file>